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3cm"/>
    </style:style>
    <style:style style:name="co3" style:family="table-column">
      <style:table-column-properties fo:break-before="auto" style:column-width="3.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 table:number-columns-spanned="7" table:number-rows-spanned="3">
            <text:p>Note:TDR25 Value to set for PWM</text:p>
          </table:table-cell>
          <table:covered-table-cell table:number-columns-repeated="6"/>
        </table:table-row>
        <table:table-row table:style-name="ro1">
          <table:table-cell/>
          <table:covered-table-cell table:number-columns-repeated="7"/>
        </table:table-row>
        <table:table-row table:style-name="ro1">
          <table:table-cell/>
          <table:covered-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AX_VAL</text:p>
          </table:table-cell>
          <table:table-cell office:value-type="string" calcext:value-type="string">
            <text:p>Mili volt</text:p>
          </table:table-cell>
          <table:table-cell office:value-type="string" calcext:value-type="string">
            <text:p>MaxOUT</text:p>
          </table:table-cell>
          <table:table-cell office:value-type="string" calcext:value-type="string">
            <text:p>TDR 25</text:p>
          </table:table-cell>
          <table:table-cell/>
        </table:table-row>
        <table:table-row table:style-name="ro1">
          <table:table-cell table:number-columns-repeated="3"/>
          <table:table-cell office:value-type="float" office:value="565" calcext:value-type="float">
            <text:p>565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table:formula="of:=(([.D$5]*[.E5])/[.F$5])" office:value-type="float" office:value="56.5" calcext:value-type="float">
            <text:p>56.5</text:p>
          </table:table-cell>
          <table:table-cell/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/>
          <table:table-cell table:formula="of:=(([.D$5]*[.E6])/[.F$5])" office:value-type="float" office:value="67.8" calcext:value-type="float">
            <text:p>67.8</text:p>
          </table:table-cell>
          <table:table-cell/>
        </table:table-row>
        <table:table-row table:style-name="ro1">
          <table:table-cell table:number-columns-repeated="4"/>
          <table:table-cell office:value-type="float" office:value="700" calcext:value-type="float">
            <text:p>700</text:p>
          </table:table-cell>
          <table:table-cell/>
          <table:table-cell table:formula="of:=(([.D$5]*[.E7])/[.F$5])" office:value-type="float" office:value="79.1" calcext:value-type="float">
            <text:p>79.1</text:p>
          </table:table-cell>
          <table:table-cell/>
        </table:table-row>
        <table:table-row table:style-name="ro1">
          <table:table-cell table:number-columns-repeated="4"/>
          <table:table-cell office:value-type="float" office:value="800" calcext:value-type="float">
            <text:p>800</text:p>
          </table:table-cell>
          <table:table-cell/>
          <table:table-cell table:formula="of:=(([.D$5]*[.E8])/[.F$5])" office:value-type="float" office:value="90.4" calcext:value-type="float">
            <text:p>90.4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0" calcext:value-type="float">
            <text:p>900</text:p>
          </table:table-cell>
          <table:table-cell/>
          <table:table-cell table:formula="of:=(([.D$5]*[.E9])/[.F$5])" office:value-type="float" office:value="101.7" calcext:value-type="float">
            <text:p>101.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table:formula="of:=(([.D$5]*[.E10])/[.F$5])" office:value-type="float" office:value="113" calcext:value-type="float">
            <text:p>1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00" calcext:value-type="float">
            <text:p>1100</text:p>
          </table:table-cell>
          <table:table-cell/>
          <table:table-cell table:formula="of:=(([.D$5]*[.E11])/[.F$5])" office:value-type="float" office:value="124.3" calcext:value-type="float">
            <text:p>124.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00" calcext:value-type="float">
            <text:p>1200</text:p>
          </table:table-cell>
          <table:table-cell/>
          <table:table-cell table:formula="of:=(([.D$5]*[.E12])/[.F$5])" office:value-type="float" office:value="135.6" calcext:value-type="float">
            <text:p>135.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00" calcext:value-type="float">
            <text:p>1300</text:p>
          </table:table-cell>
          <table:table-cell/>
          <table:table-cell table:formula="of:=(([.D$5]*[.E13])/[.F$5])" office:value-type="float" office:value="146.9" calcext:value-type="float">
            <text:p>146.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00" calcext:value-type="float">
            <text:p>1400</text:p>
          </table:table-cell>
          <table:table-cell/>
          <table:table-cell table:formula="of:=(([.D$5]*[.E14])/[.F$5])" office:value-type="float" office:value="158.2" calcext:value-type="float">
            <text:p>158.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00" calcext:value-type="float">
            <text:p>1500</text:p>
          </table:table-cell>
          <table:table-cell/>
          <table:table-cell table:formula="of:=(([.D$5]*[.E15])/[.F$5])" office:value-type="float" office:value="169.5" calcext:value-type="float">
            <text:p>169.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00" calcext:value-type="float">
            <text:p>1600</text:p>
          </table:table-cell>
          <table:table-cell/>
          <table:table-cell table:formula="of:=(([.D$5]*[.E16])/[.F$5])" office:value-type="float" office:value="180.8" calcext:value-type="float">
            <text:p>180.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00" calcext:value-type="float">
            <text:p>1700</text:p>
          </table:table-cell>
          <table:table-cell/>
          <table:table-cell table:formula="of:=(([.D$5]*[.E17])/[.F$5])" office:value-type="float" office:value="192.1" calcext:value-type="float">
            <text:p>192.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00" calcext:value-type="float">
            <text:p>1800</text:p>
          </table:table-cell>
          <table:table-cell/>
          <table:table-cell table:formula="of:=(([.D$5]*[.E18])/[.F$5])" office:value-type="float" office:value="203.4" calcext:value-type="float">
            <text:p>203.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00" calcext:value-type="float">
            <text:p>1900</text:p>
          </table:table-cell>
          <table:table-cell/>
          <table:table-cell table:formula="of:=(([.D$5]*[.E19])/[.F$5])" office:value-type="float" office:value="214.7" calcext:value-type="float">
            <text:p>214.7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00" calcext:value-type="float">
            <text:p>2000</text:p>
          </table:table-cell>
          <table:table-cell/>
          <table:table-cell table:formula="of:=(([.D$5]*[.E20])/[.F$5])" office:value-type="float" office:value="226" calcext:value-type="float">
            <text:p>2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00" calcext:value-type="float">
            <text:p>2100</text:p>
          </table:table-cell>
          <table:table-cell/>
          <table:table-cell table:formula="of:=(([.D$5]*[.E21])/[.F$5])" office:value-type="float" office:value="237.3" calcext:value-type="float">
            <text:p>237.3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00" calcext:value-type="float">
            <text:p>2200</text:p>
          </table:table-cell>
          <table:table-cell/>
          <table:table-cell table:formula="of:=(([.D$5]*[.E22])/[.F$5])" office:value-type="float" office:value="248.6" calcext:value-type="float">
            <text:p>248.6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00" calcext:value-type="float">
            <text:p>2300</text:p>
          </table:table-cell>
          <table:table-cell/>
          <table:table-cell table:formula="of:=(([.D$5]*[.E23])/[.F$5])" office:value-type="float" office:value="259.9" calcext:value-type="float">
            <text:p>259.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400" calcext:value-type="float">
            <text:p>2400</text:p>
          </table:table-cell>
          <table:table-cell/>
          <table:table-cell table:formula="of:=(([.D$5]*[.E24])/[.F$5])" office:value-type="float" office:value="271.2" calcext:value-type="float">
            <text:p>271.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00" calcext:value-type="float">
            <text:p>2500</text:p>
          </table:table-cell>
          <table:table-cell/>
          <table:table-cell table:formula="of:=(([.D$5]*[.E25])/[.F$5])" office:value-type="float" office:value="282.5" calcext:value-type="float">
            <text:p>282.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00" calcext:value-type="float">
            <text:p>2600</text:p>
          </table:table-cell>
          <table:table-cell/>
          <table:table-cell table:formula="of:=(([.D$5]*[.E26])/[.F$5])" office:value-type="float" office:value="293.8" calcext:value-type="float">
            <text:p>293.8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00" calcext:value-type="float">
            <text:p>2700</text:p>
          </table:table-cell>
          <table:table-cell/>
          <table:table-cell table:formula="of:=(([.D$5]*[.E27])/[.F$5])" office:value-type="float" office:value="305.1" calcext:value-type="float">
            <text:p>305.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00" calcext:value-type="float">
            <text:p>2800</text:p>
          </table:table-cell>
          <table:table-cell/>
          <table:table-cell table:formula="of:=(([.D$5]*[.E28])/[.F$5])" office:value-type="float" office:value="316.4" calcext:value-type="float">
            <text:p>316.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00" calcext:value-type="float">
            <text:p>2900</text:p>
          </table:table-cell>
          <table:table-cell/>
          <table:table-cell table:formula="of:=(([.D$5]*[.E29])/[.F$5])" office:value-type="float" office:value="327.7" calcext:value-type="float">
            <text:p>327.7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00" calcext:value-type="float">
            <text:p>3000</text:p>
          </table:table-cell>
          <table:table-cell/>
          <table:table-cell table:formula="of:=(([.D$5]*[.E30])/[.F$5])" office:value-type="float" office:value="339" calcext:value-type="float">
            <text:p>3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3100" calcext:value-type="float">
            <text:p>3100</text:p>
          </table:table-cell>
          <table:table-cell/>
          <table:table-cell table:formula="of:=(([.D$5]*[.E31])/[.F$5])" office:value-type="float" office:value="350.3" calcext:value-type="float">
            <text:p>350.3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00" calcext:value-type="float">
            <text:p>3200</text:p>
          </table:table-cell>
          <table:table-cell/>
          <table:table-cell table:formula="of:=(([.D$5]*[.E32])/[.F$5])" office:value-type="float" office:value="361.6" calcext:value-type="float">
            <text:p>361.6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00" calcext:value-type="float">
            <text:p>3300</text:p>
          </table:table-cell>
          <table:table-cell/>
          <table:table-cell table:formula="of:=(([.D$5]*[.E33])/[.F$5])" office:value-type="float" office:value="372.9" calcext:value-type="float">
            <text:p>372.9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00" calcext:value-type="float">
            <text:p>3400</text:p>
          </table:table-cell>
          <table:table-cell/>
          <table:table-cell table:formula="of:=(([.D$5]*[.E34])/[.F$5])" office:value-type="float" office:value="384.2" calcext:value-type="float">
            <text:p>384.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500" calcext:value-type="float">
            <text:p>3500</text:p>
          </table:table-cell>
          <table:table-cell/>
          <table:table-cell table:formula="of:=(([.D$5]*[.E35])/[.F$5])" office:value-type="float" office:value="395.5" calcext:value-type="float">
            <text:p>395.5</text:p>
          </table:table-cell>
          <table:table-cell/>
        </table:table-row>
        <table:table-row table:style-name="ro1">
          <table:table-cell table:number-columns-repeated="4"/>
          <table:table-cell office:value-type="float" office:value="3600" calcext:value-type="float">
            <text:p>3600</text:p>
          </table:table-cell>
          <table:table-cell/>
          <table:table-cell table:formula="of:=(([.D$5]*[.E36])/[.F$5])" office:value-type="float" office:value="406.8" calcext:value-type="float">
            <text:p>406.8</text:p>
          </table:table-cell>
          <table:table-cell/>
        </table:table-row>
        <table:table-row table:style-name="ro1">
          <table:table-cell table:number-columns-repeated="4"/>
          <table:table-cell office:value-type="float" office:value="3700" calcext:value-type="float">
            <text:p>3700</text:p>
          </table:table-cell>
          <table:table-cell/>
          <table:table-cell table:formula="of:=(([.D$5]*[.E37])/[.F$5])" office:value-type="float" office:value="418.1" calcext:value-type="float">
            <text:p>418.1</text:p>
          </table:table-cell>
          <table:table-cell/>
        </table:table-row>
        <table:table-row table:style-name="ro1">
          <table:table-cell table:number-columns-repeated="4"/>
          <table:table-cell office:value-type="float" office:value="3800" calcext:value-type="float">
            <text:p>3800</text:p>
          </table:table-cell>
          <table:table-cell/>
          <table:table-cell table:formula="of:=(([.D$5]*[.E38])/[.F$5])" office:value-type="float" office:value="429.4" calcext:value-type="float">
            <text:p>429.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900" calcext:value-type="float">
            <text:p>3900</text:p>
          </table:table-cell>
          <table:table-cell/>
          <table:table-cell table:formula="of:=(([.D$5]*[.E39])/[.F$5])" office:value-type="float" office:value="440.7" calcext:value-type="float">
            <text:p>440.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000" calcext:value-type="float">
            <text:p>4000</text:p>
          </table:table-cell>
          <table:table-cell/>
          <table:table-cell table:formula="of:=(([.D$5]*[.E40])/[.F$5])" office:value-type="float" office:value="452" calcext:value-type="float">
            <text:p>4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00" calcext:value-type="float">
            <text:p>4100</text:p>
          </table:table-cell>
          <table:table-cell/>
          <table:table-cell table:formula="of:=(([.D$5]*[.E41])/[.F$5])" office:value-type="float" office:value="463.3" calcext:value-type="float">
            <text:p>463.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00" calcext:value-type="float">
            <text:p>4200</text:p>
          </table:table-cell>
          <table:table-cell/>
          <table:table-cell table:formula="of:=(([.D$5]*[.E42])/[.F$5])" office:value-type="float" office:value="474.6" calcext:value-type="float">
            <text:p>474.6</text:p>
          </table:table-cell>
          <table:table-cell/>
        </table:table-row>
        <table:table-row table:style-name="ro1">
          <table:table-cell table:number-columns-repeated="4"/>
          <table:table-cell office:value-type="float" office:value="4300" calcext:value-type="float">
            <text:p>4300</text:p>
          </table:table-cell>
          <table:table-cell/>
          <table:table-cell table:formula="of:=(([.D$5]*[.E43])/[.F$5])" office:value-type="float" office:value="485.9" calcext:value-type="float">
            <text:p>485.9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00" calcext:value-type="float">
            <text:p>4400</text:p>
          </table:table-cell>
          <table:table-cell/>
          <table:table-cell table:formula="of:=(([.D$5]*[.E44])/[.F$5])" office:value-type="float" office:value="497.2" calcext:value-type="float">
            <text:p>497.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500" calcext:value-type="float">
            <text:p>4500</text:p>
          </table:table-cell>
          <table:table-cell/>
          <table:table-cell table:formula="of:=(([.D$5]*[.E45])/[.F$5])" office:value-type="float" office:value="508.5" calcext:value-type="float">
            <text:p>508.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00" calcext:value-type="float">
            <text:p>4600</text:p>
          </table:table-cell>
          <table:table-cell/>
          <table:table-cell table:formula="of:=(([.D$5]*[.E46])/[.F$5])" office:value-type="float" office:value="519.8" calcext:value-type="float">
            <text:p>519.8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00" calcext:value-type="float">
            <text:p>4700</text:p>
          </table:table-cell>
          <table:table-cell/>
          <table:table-cell table:formula="of:=(([.D$5]*[.E47])/[.F$5])" office:value-type="float" office:value="531.1" calcext:value-type="float">
            <text:p>531.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00" calcext:value-type="float">
            <text:p>4800</text:p>
          </table:table-cell>
          <table:table-cell/>
          <table:table-cell table:formula="of:=(([.D$5]*[.E48])/[.F$5])" office:value-type="float" office:value="542.4" calcext:value-type="float">
            <text:p>542.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00" calcext:value-type="float">
            <text:p>4900</text:p>
          </table:table-cell>
          <table:table-cell/>
          <table:table-cell table:formula="of:=(([.D$5]*[.E49])/[.F$5])" office:value-type="float" office:value="553.7" calcext:value-type="float">
            <text:p>553.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000" calcext:value-type="float">
            <text:p>5000</text:p>
          </table:table-cell>
          <table:table-cell/>
          <table:table-cell table:formula="of:=(([.D$5]*[.E50])/[.F$5])" office:value-type="float" office:value="565" calcext:value-type="float">
            <text:p>5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5100" calcext:value-type="float">
            <text:p>5100</text:p>
          </table:table-cell>
          <table:table-cell/>
          <table:table-cell table:formula="of:=(([.D$5]*[.E51])/[.F$5])" office:value-type="float" office:value="576.3" calcext:value-type="float">
            <text:p>576.3</text:p>
          </table:table-cell>
          <table:table-cell/>
        </table:table-row>
        <table:table-row table:style-name="ro1">
          <table:table-cell table:number-columns-repeated="4"/>
          <table:table-cell office:value-type="float" office:value="5200" calcext:value-type="float">
            <text:p>5200</text:p>
          </table:table-cell>
          <table:table-cell/>
          <table:table-cell table:formula="of:=(([.D$5]*[.E52])/[.F$5])" office:value-type="float" office:value="587.6" calcext:value-type="float">
            <text:p>587.6</text:p>
          </table:table-cell>
          <table:table-cell/>
        </table:table-row>
        <table:table-row table:style-name="ro1">
          <table:table-cell table:number-columns-repeated="4"/>
          <table:table-cell office:value-type="float" office:value="5300" calcext:value-type="float">
            <text:p>5300</text:p>
          </table:table-cell>
          <table:table-cell/>
          <table:table-cell table:formula="of:=(([.D$5]*[.E53])/[.F$5])" office:value-type="float" office:value="598.9" calcext:value-type="float">
            <text:p>598.9</text:p>
          </table:table-cell>
          <table:table-cell/>
        </table:table-row>
        <table:table-row table:style-name="ro1">
          <table:table-cell table:number-columns-repeated="4"/>
          <table:table-cell office:value-type="float" office:value="5400" calcext:value-type="float">
            <text:p>5400</text:p>
          </table:table-cell>
          <table:table-cell/>
          <table:table-cell table:formula="of:=(([.D$5]*[.E54])/[.F$5])" office:value-type="float" office:value="610.2" calcext:value-type="float">
            <text:p>610.2</text:p>
          </table:table-cell>
          <table:table-cell/>
        </table:table-row>
        <table:table-row table:style-name="ro1">
          <table:table-cell table:number-columns-repeated="4"/>
          <table:table-cell office:value-type="float" office:value="5500" calcext:value-type="float">
            <text:p>5500</text:p>
          </table:table-cell>
          <table:table-cell/>
          <table:table-cell table:formula="of:=(([.D$5]*[.E55])/[.F$5])" office:value-type="float" office:value="621.5" calcext:value-type="float">
            <text:p>621.5</text:p>
          </table:table-cell>
          <table:table-cell/>
        </table:table-row>
        <table:table-row table:style-name="ro1">
          <table:table-cell table:number-columns-repeated="4"/>
          <table:table-cell office:value-type="float" office:value="5600" calcext:value-type="float">
            <text:p>5600</text:p>
          </table:table-cell>
          <table:table-cell/>
          <table:table-cell table:formula="of:=(([.D$5]*[.E56])/[.F$5])" office:value-type="float" office:value="632.8" calcext:value-type="float">
            <text:p>632.8</text:p>
          </table:table-cell>
          <table:table-cell/>
        </table:table-row>
        <table:table-row table:style-name="ro1">
          <table:table-cell table:number-columns-repeated="4"/>
          <table:table-cell office:value-type="float" office:value="5700" calcext:value-type="float">
            <text:p>5700</text:p>
          </table:table-cell>
          <table:table-cell/>
          <table:table-cell table:formula="of:=(([.D$5]*[.E57])/[.F$5])" office:value-type="float" office:value="644.1" calcext:value-type="float">
            <text:p>644.1</text:p>
          </table:table-cell>
          <table:table-cell/>
        </table:table-row>
        <table:table-row table:style-name="ro1">
          <table:table-cell table:number-columns-repeated="4"/>
          <table:table-cell office:value-type="float" office:value="5800" calcext:value-type="float">
            <text:p>5800</text:p>
          </table:table-cell>
          <table:table-cell/>
          <table:table-cell table:formula="of:=(([.D$5]*[.E58])/[.F$5])" office:value-type="float" office:value="655.4" calcext:value-type="float">
            <text:p>655.4</text:p>
          </table:table-cell>
          <table:table-cell/>
        </table:table-row>
        <table:table-row table:style-name="ro1">
          <table:table-cell table:number-columns-repeated="4"/>
          <table:table-cell office:value-type="float" office:value="5900" calcext:value-type="float">
            <text:p>5900</text:p>
          </table:table-cell>
          <table:table-cell/>
          <table:table-cell table:formula="of:=(([.D$5]*[.E59])/[.F$5])" office:value-type="float" office:value="666.7" calcext:value-type="float">
            <text:p>666.7</text:p>
          </table:table-cell>
          <table:table-cell/>
        </table:table-row>
        <table:table-row table:style-name="ro1">
          <table:table-cell table:number-columns-repeated="4"/>
          <table:table-cell office:value-type="float" office:value="6000" calcext:value-type="float">
            <text:p>6000</text:p>
          </table:table-cell>
          <table:table-cell/>
          <table:table-cell table:formula="of:=(([.D$5]*[.E60])/[.F$5])" office:value-type="float" office:value="678" calcext:value-type="float">
            <text:p>6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100" calcext:value-type="float">
            <text:p>6100</text:p>
          </table:table-cell>
          <table:table-cell/>
          <table:table-cell table:formula="of:=(([.D$5]*[.E61])/[.F$5])" office:value-type="float" office:value="689.3" calcext:value-type="float">
            <text:p>689.3</text:p>
          </table:table-cell>
          <table:table-cell/>
        </table:table-row>
        <table:table-row table:style-name="ro1">
          <table:table-cell table:number-columns-repeated="4"/>
          <table:table-cell office:value-type="float" office:value="6200" calcext:value-type="float">
            <text:p>6200</text:p>
          </table:table-cell>
          <table:table-cell/>
          <table:table-cell table:formula="of:=(([.D$5]*[.E62])/[.F$5])" office:value-type="float" office:value="700.6" calcext:value-type="float">
            <text:p>700.6</text:p>
          </table:table-cell>
          <table:table-cell/>
        </table:table-row>
        <table:table-row table:style-name="ro1">
          <table:table-cell table:number-columns-repeated="4"/>
          <table:table-cell office:value-type="float" office:value="6300" calcext:value-type="float">
            <text:p>6300</text:p>
          </table:table-cell>
          <table:table-cell/>
          <table:table-cell table:formula="of:=(([.D$5]*[.E63])/[.F$5])" office:value-type="float" office:value="711.9" calcext:value-type="float">
            <text:p>711.9</text:p>
          </table:table-cell>
          <table:table-cell/>
        </table:table-row>
        <table:table-row table:style-name="ro1">
          <table:table-cell table:number-columns-repeated="4"/>
          <table:table-cell office:value-type="float" office:value="6400" calcext:value-type="float">
            <text:p>6400</text:p>
          </table:table-cell>
          <table:table-cell/>
          <table:table-cell table:formula="of:=(([.D$5]*[.E64])/[.F$5])" office:value-type="float" office:value="723.2" calcext:value-type="float">
            <text:p>723.2</text:p>
          </table:table-cell>
          <table:table-cell/>
        </table:table-row>
        <table:table-row table:style-name="ro1">
          <table:table-cell table:number-columns-repeated="4"/>
          <table:table-cell office:value-type="float" office:value="6500" calcext:value-type="float">
            <text:p>6500</text:p>
          </table:table-cell>
          <table:table-cell/>
          <table:table-cell table:formula="of:=(([.D$5]*[.E65])/[.F$5])" office:value-type="float" office:value="734.5" calcext:value-type="float">
            <text:p>734.5</text:p>
          </table:table-cell>
          <table:table-cell/>
        </table:table-row>
        <table:table-row table:style-name="ro1">
          <table:table-cell table:number-columns-repeated="4"/>
          <table:table-cell office:value-type="float" office:value="6600" calcext:value-type="float">
            <text:p>6600</text:p>
          </table:table-cell>
          <table:table-cell/>
          <table:table-cell table:formula="of:=(([.D$5]*[.E66])/[.F$5])" office:value-type="float" office:value="745.8" calcext:value-type="float">
            <text:p>745.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700" calcext:value-type="float">
            <text:p>6700</text:p>
          </table:table-cell>
          <table:table-cell/>
          <table:table-cell table:formula="of:=(([.D$5]*[.E67])/[.F$5])" office:value-type="float" office:value="757.1" calcext:value-type="float">
            <text:p>757.1</text:p>
          </table:table-cell>
          <table:table-cell/>
        </table:table-row>
        <table:table-row table:style-name="ro1">
          <table:table-cell table:number-columns-repeated="4"/>
          <table:table-cell office:value-type="float" office:value="6800" calcext:value-type="float">
            <text:p>6800</text:p>
          </table:table-cell>
          <table:table-cell/>
          <table:table-cell table:formula="of:=(([.D$5]*[.E68])/[.F$5])" office:value-type="float" office:value="768.4" calcext:value-type="float">
            <text:p>768.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900" calcext:value-type="float">
            <text:p>6900</text:p>
          </table:table-cell>
          <table:table-cell/>
          <table:table-cell table:formula="of:=(([.D$5]*[.E69])/[.F$5])" office:value-type="float" office:value="779.7" calcext:value-type="float">
            <text:p>779.7</text:p>
          </table:table-cell>
          <table:table-cell/>
        </table:table-row>
        <table:table-row table:style-name="ro1">
          <table:table-cell table:number-columns-repeated="4"/>
          <table:table-cell office:value-type="float" office:value="7000" calcext:value-type="float">
            <text:p>7000</text:p>
          </table:table-cell>
          <table:table-cell/>
          <table:table-cell table:formula="of:=(([.D$5]*[.E70])/[.F$5])" office:value-type="float" office:value="791" calcext:value-type="float">
            <text:p>7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100" calcext:value-type="float">
            <text:p>7100</text:p>
          </table:table-cell>
          <table:table-cell/>
          <table:table-cell table:formula="of:=(([.D$5]*[.E71])/[.F$5])" office:value-type="float" office:value="802.3" calcext:value-type="float">
            <text:p>802.3</text:p>
          </table:table-cell>
          <table:table-cell/>
        </table:table-row>
        <table:table-row table:style-name="ro1">
          <table:table-cell table:number-columns-repeated="4"/>
          <table:table-cell office:value-type="float" office:value="7200" calcext:value-type="float">
            <text:p>7200</text:p>
          </table:table-cell>
          <table:table-cell/>
          <table:table-cell table:formula="of:=(([.D$5]*[.E72])/[.F$5])" office:value-type="float" office:value="813.6" calcext:value-type="float">
            <text:p>813.6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00" calcext:value-type="float">
            <text:p>7300</text:p>
          </table:table-cell>
          <table:table-cell/>
          <table:table-cell table:formula="of:=(([.D$5]*[.E73])/[.F$5])" office:value-type="float" office:value="824.9" calcext:value-type="float">
            <text:p>824.9</text:p>
          </table:table-cell>
          <table:table-cell/>
        </table:table-row>
        <table:table-row table:style-name="ro1">
          <table:table-cell table:number-columns-repeated="4"/>
          <table:table-cell office:value-type="float" office:value="7400" calcext:value-type="float">
            <text:p>7400</text:p>
          </table:table-cell>
          <table:table-cell/>
          <table:table-cell table:formula="of:=(([.D$5]*[.E74])/[.F$5])" office:value-type="float" office:value="836.2" calcext:value-type="float">
            <text:p>836.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500" calcext:value-type="float">
            <text:p>7500</text:p>
          </table:table-cell>
          <table:table-cell/>
          <table:table-cell table:formula="of:=(([.D$5]*[.E75])/[.F$5])" office:value-type="float" office:value="847.5" calcext:value-type="float">
            <text:p>847.5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00" calcext:value-type="float">
            <text:p>7600</text:p>
          </table:table-cell>
          <table:table-cell/>
          <table:table-cell table:formula="of:=(([.D$5]*[.E76])/[.F$5])" office:value-type="float" office:value="858.8" calcext:value-type="float">
            <text:p>858.8</text:p>
          </table:table-cell>
          <table:table-cell/>
        </table:table-row>
        <table:table-row table:style-name="ro1">
          <table:table-cell table:number-columns-repeated="4"/>
          <table:table-cell office:value-type="float" office:value="7700" calcext:value-type="float">
            <text:p>7700</text:p>
          </table:table-cell>
          <table:table-cell/>
          <table:table-cell table:formula="of:=(([.D$5]*[.E77])/[.F$5])" office:value-type="float" office:value="870.1" calcext:value-type="float">
            <text:p>870.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800" calcext:value-type="float">
            <text:p>7800</text:p>
          </table:table-cell>
          <table:table-cell/>
          <table:table-cell table:formula="of:=(([.D$5]*[.E78])/[.F$5])" office:value-type="float" office:value="881.4" calcext:value-type="float">
            <text:p>881.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00" calcext:value-type="float">
            <text:p>7900</text:p>
          </table:table-cell>
          <table:table-cell/>
          <table:table-cell table:formula="of:=(([.D$5]*[.E79])/[.F$5])" office:value-type="float" office:value="892.7" calcext:value-type="float">
            <text:p>892.7</text:p>
          </table:table-cell>
          <table:table-cell/>
        </table:table-row>
        <table:table-row table:style-name="ro1">
          <table:table-cell table:number-columns-repeated="4"/>
          <table:table-cell office:value-type="float" office:value="8000" calcext:value-type="float">
            <text:p>8000</text:p>
          </table:table-cell>
          <table:table-cell/>
          <table:table-cell table:formula="of:=(([.D$5]*[.E80])/[.F$5])" office:value-type="float" office:value="904" calcext:value-type="float">
            <text:p>9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100" calcext:value-type="float">
            <text:p>8100</text:p>
          </table:table-cell>
          <table:table-cell/>
          <table:table-cell table:formula="of:=(([.D$5]*[.E81])/[.F$5])" office:value-type="float" office:value="915.3" calcext:value-type="float">
            <text:p>915.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200" calcext:value-type="float">
            <text:p>8200</text:p>
          </table:table-cell>
          <table:table-cell/>
          <table:table-cell table:formula="of:=(([.D$5]*[.E82])/[.F$5])" office:value-type="float" office:value="926.6" calcext:value-type="float">
            <text:p>926.6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00" calcext:value-type="float">
            <text:p>8300</text:p>
          </table:table-cell>
          <table:table-cell/>
          <table:table-cell table:formula="of:=(([.D$5]*[.E83])/[.F$5])" office:value-type="float" office:value="937.9" calcext:value-type="float">
            <text:p>937.9</text:p>
          </table:table-cell>
          <table:table-cell/>
        </table:table-row>
        <table:table-row table:style-name="ro1">
          <table:table-cell table:number-columns-repeated="4"/>
          <table:table-cell office:value-type="float" office:value="8400" calcext:value-type="float">
            <text:p>8400</text:p>
          </table:table-cell>
          <table:table-cell/>
          <table:table-cell table:formula="of:=(([.D$5]*[.E84])/[.F$5])" office:value-type="float" office:value="949.2" calcext:value-type="float">
            <text:p>949.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00" calcext:value-type="float">
            <text:p>8500</text:p>
          </table:table-cell>
          <table:table-cell/>
          <table:table-cell table:formula="of:=(([.D$5]*[.E85])/[.F$5])" office:value-type="float" office:value="960.5" calcext:value-type="float">
            <text:p>960.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600" calcext:value-type="float">
            <text:p>8600</text:p>
          </table:table-cell>
          <table:table-cell/>
          <table:table-cell table:formula="of:=(([.D$5]*[.E86])/[.F$5])" office:value-type="float" office:value="971.8" calcext:value-type="float">
            <text:p>971.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700" calcext:value-type="float">
            <text:p>8700</text:p>
          </table:table-cell>
          <table:table-cell/>
          <table:table-cell table:formula="of:=(([.D$5]*[.E87])/[.F$5])" office:value-type="float" office:value="983.1" calcext:value-type="float">
            <text:p>983.1</text:p>
          </table:table-cell>
          <table:table-cell/>
        </table:table-row>
        <table:table-row table:style-name="ro1">
          <table:table-cell table:number-columns-repeated="4"/>
          <table:table-cell office:value-type="float" office:value="8800" calcext:value-type="float">
            <text:p>8800</text:p>
          </table:table-cell>
          <table:table-cell/>
          <table:table-cell table:formula="of:=(([.D$5]*[.E88])/[.F$5])" office:value-type="float" office:value="994.4" calcext:value-type="float">
            <text:p>994.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900" calcext:value-type="float">
            <text:p>8900</text:p>
          </table:table-cell>
          <table:table-cell/>
          <table:table-cell table:formula="of:=(([.D$5]*[.E89])/[.F$5])" office:value-type="float" office:value="1005.7" calcext:value-type="float">
            <text:p>1005.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00" calcext:value-type="float">
            <text:p>9000</text:p>
          </table:table-cell>
          <table:table-cell/>
          <table:table-cell table:formula="of:=(([.D$5]*[.E90])/[.F$5])" office:value-type="float" office:value="1017" calcext:value-type="float">
            <text:p>10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100" calcext:value-type="float">
            <text:p>9100</text:p>
          </table:table-cell>
          <table:table-cell/>
          <table:table-cell table:formula="of:=(([.D$5]*[.E91])/[.F$5])" office:value-type="float" office:value="1028.3" calcext:value-type="float">
            <text:p>1028.3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00" calcext:value-type="float">
            <text:p>9200</text:p>
          </table:table-cell>
          <table:table-cell/>
          <table:table-cell table:formula="of:=(([.D$5]*[.E92])/[.F$5])" office:value-type="float" office:value="1039.6" calcext:value-type="float">
            <text:p>1039.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300" calcext:value-type="float">
            <text:p>9300</text:p>
          </table:table-cell>
          <table:table-cell/>
          <table:table-cell table:formula="of:=(([.D$5]*[.E93])/[.F$5])" office:value-type="float" office:value="1050.9" calcext:value-type="float">
            <text:p>1050.9</text:p>
          </table:table-cell>
          <table:table-cell/>
        </table:table-row>
        <table:table-row table:style-name="ro1">
          <table:table-cell table:number-columns-repeated="4"/>
          <table:table-cell office:value-type="float" office:value="9400" calcext:value-type="float">
            <text:p>9400</text:p>
          </table:table-cell>
          <table:table-cell/>
          <table:table-cell table:formula="of:=(([.D$5]*[.E94])/[.F$5])" office:value-type="float" office:value="1062.2" calcext:value-type="float">
            <text:p>1062.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500" calcext:value-type="float">
            <text:p>9500</text:p>
          </table:table-cell>
          <table:table-cell/>
          <table:table-cell table:formula="of:=(([.D$5]*[.E95])/[.F$5])" office:value-type="float" office:value="1073.5" calcext:value-type="float">
            <text:p>1073.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600" calcext:value-type="float">
            <text:p>9600</text:p>
          </table:table-cell>
          <table:table-cell/>
          <table:table-cell table:formula="of:=(([.D$5]*[.E96])/[.F$5])" office:value-type="float" office:value="1084.8" calcext:value-type="float">
            <text:p>1084.8</text:p>
          </table:table-cell>
          <table:table-cell/>
        </table:table-row>
        <table:table-row table:style-name="ro1">
          <table:table-cell table:number-columns-repeated="4"/>
          <table:table-cell office:value-type="float" office:value="9700" calcext:value-type="float">
            <text:p>9700</text:p>
          </table:table-cell>
          <table:table-cell/>
          <table:table-cell table:formula="of:=(([.D$5]*[.E97])/[.F$5])" office:value-type="float" office:value="1096.1" calcext:value-type="float">
            <text:p>1096.1</text:p>
          </table:table-cell>
          <table:table-cell/>
        </table:table-row>
        <table:table-row table:style-name="ro1">
          <table:table-cell table:number-columns-repeated="4"/>
          <table:table-cell office:value-type="float" office:value="9800" calcext:value-type="float">
            <text:p>9800</text:p>
          </table:table-cell>
          <table:table-cell/>
          <table:table-cell table:formula="of:=(([.D$5]*[.E98])/[.F$5])" office:value-type="float" office:value="1107.4" calcext:value-type="float">
            <text:p>1107.4</text:p>
          </table:table-cell>
          <table:table-cell/>
        </table:table-row>
        <table:table-row table:style-name="ro1">
          <table:table-cell table:number-columns-repeated="4"/>
          <table:table-cell office:value-type="float" office:value="9900" calcext:value-type="float">
            <text:p>9900</text:p>
          </table:table-cell>
          <table:table-cell/>
          <table:table-cell table:formula="of:=(([.D$5]*[.E99])/[.F$5])" office:value-type="float" office:value="1118.7" calcext:value-type="float">
            <text:p>1118.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000" calcext:value-type="float">
            <text:p>10000</text:p>
          </table:table-cell>
          <table:table-cell/>
          <table:table-cell table:formula="of:=(([.D$5]*[.E100])/[.F$5])" office:value-type="float" office:value="1130" calcext:value-type="float">
            <text:p>1130</text:p>
          </table:table-cell>
          <table:table-cell/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Level</text:p>
          </table:table-cell>
          <table:table-cell office:value-type="string" calcext:value-type="string">
            <text:p>max level</text:p>
          </table:table-cell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table:formula="of:=([.B4]/[.C$4])*100" office:value-type="float" office:value="0" calcext:value-type="float">
            <text:p>0</text:p>
          </table:table-cell>
          <table:table-cell table:formula="of:=[.D4]*10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([.B5]/[.C$4])*100" office:value-type="float" office:value="0.217391304347826" calcext:value-type="float">
            <text:p>0.217391304347826</text:p>
          </table:table-cell>
          <table:table-cell table:formula="of:=[.D5]*100" office:value-type="float" office:value="21.7391304347826" calcext:value-type="float">
            <text:p>21.739130434782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formula="of:=([.B6]/[.C$4])*100" office:value-type="float" office:value="0.434782608695652" calcext:value-type="float">
            <text:p>0.434782608695652</text:p>
          </table:table-cell>
          <table:table-cell table:formula="of:=[.D6]*100" office:value-type="float" office:value="43.4782608695652" calcext:value-type="float">
            <text:p>43.478260869565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([.B7]/[.C$4])*100" office:value-type="float" office:value="0.652173913043478" calcext:value-type="float">
            <text:p>0.652173913043478</text:p>
          </table:table-cell>
          <table:table-cell table:formula="of:=[.D7]*100" office:value-type="float" office:value="65.2173913043478" calcext:value-type="float">
            <text:p>65.217391304347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([.B8]/[.C$4])*100" office:value-type="float" office:value="0.869565217391304" calcext:value-type="float">
            <text:p>0.869565217391304</text:p>
          </table:table-cell>
          <table:table-cell table:formula="of:=[.D8]*100" office:value-type="float" office:value="86.9565217391304" calcext:value-type="float">
            <text:p>86.956521739130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([.B9]/[.C$4])*100" office:value-type="float" office:value="1.08695652173913" calcext:value-type="float">
            <text:p>1.08695652173913</text:p>
          </table:table-cell>
          <table:table-cell table:formula="of:=[.D9]*100" office:value-type="float" office:value="108.695652173913" calcext:value-type="float">
            <text:p>108.69565217391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([.B10]/[.C$4])*100" office:value-type="float" office:value="1.30434782608696" calcext:value-type="float">
            <text:p>1.30434782608696</text:p>
          </table:table-cell>
          <table:table-cell table:formula="of:=[.D10]*100" office:value-type="float" office:value="130.434782608696" calcext:value-type="float">
            <text:p>130.43478260869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([.B11]/[.C$4])*100" office:value-type="float" office:value="1.52173913043478" calcext:value-type="float">
            <text:p>1.52173913043478</text:p>
          </table:table-cell>
          <table:table-cell table:formula="of:=[.D11]*100" office:value-type="float" office:value="152.173913043478" calcext:value-type="float">
            <text:p>152.17391304347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([.B12]/[.C$4])*100" office:value-type="float" office:value="1.73913043478261" calcext:value-type="float">
            <text:p>1.73913043478261</text:p>
          </table:table-cell>
          <table:table-cell table:formula="of:=[.D12]*100" office:value-type="float" office:value="173.913043478261" calcext:value-type="float">
            <text:p>173.91304347826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([.B13]/[.C$4])*100" office:value-type="float" office:value="1.95652173913044" calcext:value-type="float">
            <text:p>1.95652173913044</text:p>
          </table:table-cell>
          <table:table-cell table:formula="of:=[.D13]*100" office:value-type="float" office:value="195.652173913044" calcext:value-type="float">
            <text:p>195.6521739130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([.B14]/[.C$4])*100" office:value-type="float" office:value="2.17391304347826" calcext:value-type="float">
            <text:p>2.17391304347826</text:p>
          </table:table-cell>
          <table:table-cell table:formula="of:=[.D14]*100" office:value-type="float" office:value="217.391304347826" calcext:value-type="float">
            <text:p>217.39130434782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([.B15]/[.C$4])*100" office:value-type="float" office:value="2.39130434782609" calcext:value-type="float">
            <text:p>2.39130434782609</text:p>
          </table:table-cell>
          <table:table-cell table:formula="of:=[.D15]*100" office:value-type="float" office:value="239.130434782609" calcext:value-type="float">
            <text:p>239.13043478260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([.B16]/[.C$4])*100" office:value-type="float" office:value="2.60869565217391" calcext:value-type="float">
            <text:p>2.60869565217391</text:p>
          </table:table-cell>
          <table:table-cell table:formula="of:=[.D16]*100" office:value-type="float" office:value="260.869565217391" calcext:value-type="float">
            <text:p>260.86956521739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([.B17]/[.C$4])*100" office:value-type="float" office:value="2.82608695652174" calcext:value-type="float">
            <text:p>2.82608695652174</text:p>
          </table:table-cell>
          <table:table-cell table:formula="of:=[.D17]*100" office:value-type="float" office:value="282.608695652174" calcext:value-type="float">
            <text:p>282.60869565217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formula="of:=([.B18]/[.C$4])*100" office:value-type="float" office:value="3.04347826086957" calcext:value-type="float">
            <text:p>3.04347826086957</text:p>
          </table:table-cell>
          <table:table-cell table:formula="of:=[.D18]*100" office:value-type="float" office:value="304.347826086957" calcext:value-type="float">
            <text:p>304.34782608695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formula="of:=([.B19]/[.C$4])*100" office:value-type="float" office:value="3.26086956521739" calcext:value-type="float">
            <text:p>3.26086956521739</text:p>
          </table:table-cell>
          <table:table-cell table:formula="of:=[.D19]*100" office:value-type="float" office:value="326.086956521739" calcext:value-type="float">
            <text:p>326.08695652173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formula="of:=([.B20]/[.C$4])*100" office:value-type="float" office:value="3.47826086956522" calcext:value-type="float">
            <text:p>3.47826086956522</text:p>
          </table:table-cell>
          <table:table-cell table:formula="of:=[.D20]*100" office:value-type="float" office:value="347.826086956522" calcext:value-type="float">
            <text:p>347.82608695652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formula="of:=([.B21]/[.C$4])*100" office:value-type="float" office:value="3.69565217391304" calcext:value-type="float">
            <text:p>3.69565217391304</text:p>
          </table:table-cell>
          <table:table-cell table:formula="of:=[.D21]*100" office:value-type="float" office:value="369.565217391304" calcext:value-type="float">
            <text:p>369.56521739130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([.B22]/[.C$4])*100" office:value-type="float" office:value="3.91304347826087" calcext:value-type="float">
            <text:p>3.91304347826087</text:p>
          </table:table-cell>
          <table:table-cell table:formula="of:=[.D22]*100" office:value-type="float" office:value="391.304347826087" calcext:value-type="float">
            <text:p>391.30434782608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([.B23]/[.C$4])*100" office:value-type="float" office:value="4.1304347826087" calcext:value-type="float">
            <text:p>4.1304347826087</text:p>
          </table:table-cell>
          <table:table-cell table:formula="of:=[.D23]*100" office:value-type="float" office:value="413.04347826087" calcext:value-type="float">
            <text:p>413.0434782608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table:formula="of:=([.B24]/[.C$4])*100" office:value-type="float" office:value="4.34782608695652" calcext:value-type="float">
            <text:p>4.34782608695652</text:p>
          </table:table-cell>
          <table:table-cell table:formula="of:=[.D24]*100" office:value-type="float" office:value="434.782608695652" calcext:value-type="float">
            <text:p>434.78260869565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table:formula="of:=([.B25]/[.C$4])*100" office:value-type="float" office:value="4.56521739130435" calcext:value-type="float">
            <text:p>4.56521739130435</text:p>
          </table:table-cell>
          <table:table-cell table:formula="of:=[.D25]*100" office:value-type="float" office:value="456.521739130435" calcext:value-type="float">
            <text:p>456.52173913043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table:formula="of:=([.B26]/[.C$4])*100" office:value-type="float" office:value="4.78260869565217" calcext:value-type="float">
            <text:p>4.78260869565217</text:p>
          </table:table-cell>
          <table:table-cell table:formula="of:=[.D26]*100" office:value-type="float" office:value="478.260869565217" calcext:value-type="float">
            <text:p>478.26086956521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table:formula="of:=([.B27]/[.C$4])*100" office:value-type="float" office:value="5" calcext:value-type="float">
            <text:p>5</text:p>
          </table:table-cell>
          <table:table-cell table:formula="of:=[.D27]*100"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table:formula="of:=([.B28]/[.C$4])*100" office:value-type="float" office:value="5.21739130434783" calcext:value-type="float">
            <text:p>5.21739130434783</text:p>
          </table:table-cell>
          <table:table-cell table:formula="of:=[.D28]*100" office:value-type="float" office:value="521.739130434783" calcext:value-type="float">
            <text:p>521.73913043478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table:formula="of:=([.B29]/[.C$4])*100" office:value-type="float" office:value="5.43478260869565" calcext:value-type="float">
            <text:p>5.43478260869565</text:p>
          </table:table-cell>
          <table:table-cell table:formula="of:=[.D29]*100" office:value-type="float" office:value="543.478260869565" calcext:value-type="float">
            <text:p>543.47826086956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  <table:table-cell table:formula="of:=([.B30]/[.C$4])*100" office:value-type="float" office:value="5.65217391304348" calcext:value-type="float">
            <text:p>5.65217391304348</text:p>
          </table:table-cell>
          <table:table-cell table:formula="of:=[.D30]*100" office:value-type="float" office:value="565.217391304348" calcext:value-type="float">
            <text:p>565.21739130434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table:formula="of:=([.B31]/[.C$4])*100" office:value-type="float" office:value="5.8695652173913" calcext:value-type="float">
            <text:p>5.8695652173913</text:p>
          </table:table-cell>
          <table:table-cell table:formula="of:=[.D31]*100" office:value-type="float" office:value="586.95652173913" calcext:value-type="float">
            <text:p>586.9565217391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  <table:table-cell table:formula="of:=([.B32]/[.C$4])*100" office:value-type="float" office:value="6.08695652173913" calcext:value-type="float">
            <text:p>6.08695652173913</text:p>
          </table:table-cell>
          <table:table-cell table:formula="of:=[.D32]*100" office:value-type="float" office:value="608.695652173913" calcext:value-type="float">
            <text:p>608.695652173913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  <table:table-cell table:formula="of:=([.B33]/[.C$4])*100" office:value-type="float" office:value="6.30434782608696" calcext:value-type="float">
            <text:p>6.30434782608696</text:p>
          </table:table-cell>
          <table:table-cell table:formula="of:=[.D33]*100" office:value-type="float" office:value="630.434782608696" calcext:value-type="float">
            <text:p>630.43478260869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table:formula="of:=([.B34]/[.C$4])*100" office:value-type="float" office:value="6.52173913043478" calcext:value-type="float">
            <text:p>6.52173913043478</text:p>
          </table:table-cell>
          <table:table-cell table:formula="of:=[.D34]*100" office:value-type="float" office:value="652.173913043478" calcext:value-type="float">
            <text:p>652.173913043478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  <table:table-cell table:formula="of:=([.B35]/[.C$4])*100" office:value-type="float" office:value="6.73913043478261" calcext:value-type="float">
            <text:p>6.73913043478261</text:p>
          </table:table-cell>
          <table:table-cell table:formula="of:=[.D35]*100" office:value-type="float" office:value="673.913043478261" calcext:value-type="float">
            <text:p>673.91304347826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table:formula="of:=([.B36]/[.C$4])*100" office:value-type="float" office:value="6.95652173913043" calcext:value-type="float">
            <text:p>6.95652173913043</text:p>
          </table:table-cell>
          <table:table-cell table:formula="of:=[.D36]*100" office:value-type="float" office:value="695.652173913043" calcext:value-type="float">
            <text:p>695.65217391304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table:formula="of:=([.B37]/[.C$4])*100" office:value-type="float" office:value="7.17391304347826" calcext:value-type="float">
            <text:p>7.17391304347826</text:p>
          </table:table-cell>
          <table:table-cell table:formula="of:=[.D37]*100" office:value-type="float" office:value="717.391304347826" calcext:value-type="float">
            <text:p>717.391304347826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/>
          <table:table-cell table:formula="of:=([.B38]/[.C$4])*100" office:value-type="float" office:value="7.39130434782609" calcext:value-type="float">
            <text:p>7.39130434782609</text:p>
          </table:table-cell>
          <table:table-cell table:formula="of:=[.D38]*100" office:value-type="float" office:value="739.130434782609" calcext:value-type="float">
            <text:p>739.130434782609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/>
          <table:table-cell table:formula="of:=([.B39]/[.C$4])*100" office:value-type="float" office:value="7.60869565217391" calcext:value-type="float">
            <text:p>7.60869565217391</text:p>
          </table:table-cell>
          <table:table-cell table:formula="of:=[.D39]*100" office:value-type="float" office:value="760.869565217391" calcext:value-type="float">
            <text:p>760.86956521739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table:formula="of:=([.B40]/[.C$4])*100" office:value-type="float" office:value="7.82608695652174" calcext:value-type="float">
            <text:p>7.82608695652174</text:p>
          </table:table-cell>
          <table:table-cell table:formula="of:=[.D40]*100" office:value-type="float" office:value="782.608695652174" calcext:value-type="float">
            <text:p>782.608695652174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/>
          <table:table-cell table:formula="of:=([.B41]/[.C$4])*100" office:value-type="float" office:value="8.04347826086956" calcext:value-type="float">
            <text:p>8.04347826086956</text:p>
          </table:table-cell>
          <table:table-cell table:formula="of:=[.D41]*100" office:value-type="float" office:value="804.347826086956" calcext:value-type="float">
            <text:p>804.347826086956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table:formula="of:=([.B42]/[.C$4])*100" office:value-type="float" office:value="8.26086956521739" calcext:value-type="float">
            <text:p>8.26086956521739</text:p>
          </table:table-cell>
          <table:table-cell table:formula="of:=[.D42]*100" office:value-type="float" office:value="826.086956521739" calcext:value-type="float">
            <text:p>826.086956521739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table:formula="of:=([.B43]/[.C$4])*100" office:value-type="float" office:value="8.47826086956522" calcext:value-type="float">
            <text:p>8.47826086956522</text:p>
          </table:table-cell>
          <table:table-cell table:formula="of:=[.D43]*100" office:value-type="float" office:value="847.826086956522" calcext:value-type="float">
            <text:p>847.82608695652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table:formula="of:=([.B44]/[.C$4])*100" office:value-type="float" office:value="8.69565217391304" calcext:value-type="float">
            <text:p>8.69565217391304</text:p>
          </table:table-cell>
          <table:table-cell table:formula="of:=[.D44]*100" office:value-type="float" office:value="869.565217391304" calcext:value-type="float">
            <text:p>869.56521739130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table:formula="of:=([.B45]/[.C$4])*100" office:value-type="float" office:value="8.91304347826087" calcext:value-type="float">
            <text:p>8.91304347826087</text:p>
          </table:table-cell>
          <table:table-cell table:formula="of:=[.D45]*100" office:value-type="float" office:value="891.304347826087" calcext:value-type="float">
            <text:p>891.304347826087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table:formula="of:=([.B46]/[.C$4])*100" office:value-type="float" office:value="9.1304347826087" calcext:value-type="float">
            <text:p>9.1304347826087</text:p>
          </table:table-cell>
          <table:table-cell table:formula="of:=[.D46]*100" office:value-type="float" office:value="913.04347826087" calcext:value-type="float">
            <text:p>913.0434782608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table:formula="of:=([.B47]/[.C$4])*100" office:value-type="float" office:value="9.34782608695652" calcext:value-type="float">
            <text:p>9.34782608695652</text:p>
          </table:table-cell>
          <table:table-cell table:formula="of:=[.D47]*100" office:value-type="float" office:value="934.782608695652" calcext:value-type="float">
            <text:p>934.78260869565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table:formula="of:=([.B48]/[.C$4])*100" office:value-type="float" office:value="9.56521739130435" calcext:value-type="float">
            <text:p>9.56521739130435</text:p>
          </table:table-cell>
          <table:table-cell table:formula="of:=[.D48]*100" office:value-type="float" office:value="956.521739130435" calcext:value-type="float">
            <text:p>956.52173913043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table:formula="of:=([.B49]/[.C$4])*100" office:value-type="float" office:value="9.78260869565217" calcext:value-type="float">
            <text:p>9.78260869565217</text:p>
          </table:table-cell>
          <table:table-cell table:formula="of:=[.D49]*100" office:value-type="float" office:value="978.260869565217" calcext:value-type="float">
            <text:p>978.260869565217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table:formula="of:=([.B50]/[.C$4])*100" office:value-type="float" office:value="10" calcext:value-type="float">
            <text:p>10</text:p>
          </table:table-cell>
          <table:table-cell table:formula="of:=[.D50]*100"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/>
          <table:table-cell table:formula="of:=([.B51]/[.C$4])*100" office:value-type="float" office:value="10.2173913043478" calcext:value-type="float">
            <text:p>10.2173913043478</text:p>
          </table:table-cell>
          <table:table-cell table:formula="of:=[.D51]*100" office:value-type="float" office:value="1021.73913043478" calcext:value-type="float">
            <text:p>1021.73913043478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table:formula="of:=([.B52]/[.C$4])*100" office:value-type="float" office:value="10.4347826086957" calcext:value-type="float">
            <text:p>10.4347826086957</text:p>
          </table:table-cell>
          <table:table-cell table:formula="of:=[.D52]*100" office:value-type="float" office:value="1043.47826086957" calcext:value-type="float">
            <text:p>1043.47826086957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/>
          <table:table-cell table:formula="of:=([.B53]/[.C$4])*100" office:value-type="float" office:value="10.6521739130435" calcext:value-type="float">
            <text:p>10.6521739130435</text:p>
          </table:table-cell>
          <table:table-cell table:formula="of:=[.D53]*100" office:value-type="float" office:value="1065.21739130435" calcext:value-type="float">
            <text:p>1065.2173913043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table:formula="of:=([.B54]/[.C$4])*100" office:value-type="float" office:value="10.8695652173913" calcext:value-type="float">
            <text:p>10.8695652173913</text:p>
          </table:table-cell>
          <table:table-cell table:formula="of:=[.D54]*100" office:value-type="float" office:value="1086.95652173913" calcext:value-type="float">
            <text:p>1086.95652173913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/>
          <table:table-cell table:formula="of:=([.B55]/[.C$4])*100" office:value-type="float" office:value="11.0869565217391" calcext:value-type="float">
            <text:p>11.0869565217391</text:p>
          </table:table-cell>
          <table:table-cell table:formula="of:=[.D55]*100" office:value-type="float" office:value="1108.69565217391" calcext:value-type="float">
            <text:p>1108.6956521739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/>
          <table:table-cell table:formula="of:=([.B56]/[.C$4])*100" office:value-type="float" office:value="11.304347826087" calcext:value-type="float">
            <text:p>11.304347826087</text:p>
          </table:table-cell>
          <table:table-cell table:formula="of:=[.D56]*100" office:value-type="float" office:value="1130.4347826087" calcext:value-type="float">
            <text:p>1130.4347826087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/>
          <table:table-cell table:formula="of:=([.B57]/[.C$4])*100" office:value-type="float" office:value="11.5217391304348" calcext:value-type="float">
            <text:p>11.5217391304348</text:p>
          </table:table-cell>
          <table:table-cell table:formula="of:=[.D57]*100" office:value-type="float" office:value="1152.17391304348" calcext:value-type="float">
            <text:p>1152.17391304348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/>
          <table:table-cell table:formula="of:=([.B58]/[.C$4])*100" office:value-type="float" office:value="11.7391304347826" calcext:value-type="float">
            <text:p>11.7391304347826</text:p>
          </table:table-cell>
          <table:table-cell table:formula="of:=[.D58]*100" office:value-type="float" office:value="1173.91304347826" calcext:value-type="float">
            <text:p>1173.91304347826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/>
          <table:table-cell table:formula="of:=([.B59]/[.C$4])*100" office:value-type="float" office:value="11.9565217391304" calcext:value-type="float">
            <text:p>11.9565217391304</text:p>
          </table:table-cell>
          <table:table-cell table:formula="of:=[.D59]*100" office:value-type="float" office:value="1195.65217391304" calcext:value-type="float">
            <text:p>1195.6521739130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/>
          <table:table-cell table:formula="of:=([.B60]/[.C$4])*100" office:value-type="float" office:value="12.1739130434783" calcext:value-type="float">
            <text:p>12.1739130434783</text:p>
          </table:table-cell>
          <table:table-cell table:formula="of:=[.D60]*100" office:value-type="float" office:value="1217.39130434783" calcext:value-type="float">
            <text:p>1217.39130434783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/>
          <table:table-cell table:formula="of:=([.B61]/[.C$4])*100" office:value-type="float" office:value="12.3913043478261" calcext:value-type="float">
            <text:p>12.3913043478261</text:p>
          </table:table-cell>
          <table:table-cell table:formula="of:=[.D61]*100" office:value-type="float" office:value="1239.13043478261" calcext:value-type="float">
            <text:p>1239.13043478261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/>
          <table:table-cell table:formula="of:=([.B62]/[.C$4])*100" office:value-type="float" office:value="12.6086956521739" calcext:value-type="float">
            <text:p>12.6086956521739</text:p>
          </table:table-cell>
          <table:table-cell table:formula="of:=[.D62]*100" office:value-type="float" office:value="1260.86956521739" calcext:value-type="float">
            <text:p>1260.86956521739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  <table:table-cell table:formula="of:=([.B63]/[.C$4])*100" office:value-type="float" office:value="12.8260869565217" calcext:value-type="float">
            <text:p>12.8260869565217</text:p>
          </table:table-cell>
          <table:table-cell table:formula="of:=[.D63]*100" office:value-type="float" office:value="1282.60869565217" calcext:value-type="float">
            <text:p>1282.6086956521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/>
          <table:table-cell table:formula="of:=([.B64]/[.C$4])*100" office:value-type="float" office:value="13.0434782608696" calcext:value-type="float">
            <text:p>13.0434782608696</text:p>
          </table:table-cell>
          <table:table-cell table:formula="of:=[.D64]*100" office:value-type="float" office:value="1304.34782608696" calcext:value-type="float">
            <text:p>1304.34782608696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/>
          <table:table-cell table:formula="of:=([.B65]/[.C$4])*100" office:value-type="float" office:value="13.2608695652174" calcext:value-type="float">
            <text:p>13.2608695652174</text:p>
          </table:table-cell>
          <table:table-cell table:formula="of:=[.D65]*100" office:value-type="float" office:value="1326.08695652174" calcext:value-type="float">
            <text:p>1326.0869565217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/>
          <table:table-cell table:formula="of:=([.B66]/[.C$4])*100" office:value-type="float" office:value="13.4782608695652" calcext:value-type="float">
            <text:p>13.4782608695652</text:p>
          </table:table-cell>
          <table:table-cell table:formula="of:=[.D66]*100" office:value-type="float" office:value="1347.82608695652" calcext:value-type="float">
            <text:p>1347.82608695652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/>
          <table:table-cell table:formula="of:=([.B67]/[.C$4])*100" office:value-type="float" office:value="13.695652173913" calcext:value-type="float">
            <text:p>13.695652173913</text:p>
          </table:table-cell>
          <table:table-cell table:formula="of:=[.D67]*100" office:value-type="float" office:value="1369.5652173913" calcext:value-type="float">
            <text:p>1369.565217391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/>
          <table:table-cell table:formula="of:=([.B68]/[.C$4])*100" office:value-type="float" office:value="13.9130434782609" calcext:value-type="float">
            <text:p>13.9130434782609</text:p>
          </table:table-cell>
          <table:table-cell table:formula="of:=[.D68]*100" office:value-type="float" office:value="1391.30434782609" calcext:value-type="float">
            <text:p>1391.3043478260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table:formula="of:=([.B69]/[.C$4])*100" office:value-type="float" office:value="14.1304347826087" calcext:value-type="float">
            <text:p>14.1304347826087</text:p>
          </table:table-cell>
          <table:table-cell table:formula="of:=[.D69]*100" office:value-type="float" office:value="1413.04347826087" calcext:value-type="float">
            <text:p>1413.0434782608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table:formula="of:=([.B70]/[.C$4])*100" office:value-type="float" office:value="14.3478260869565" calcext:value-type="float">
            <text:p>14.3478260869565</text:p>
          </table:table-cell>
          <table:table-cell table:formula="of:=[.D70]*100" office:value-type="float" office:value="1434.78260869565" calcext:value-type="float">
            <text:p>1434.78260869565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/>
          <table:table-cell table:formula="of:=([.B71]/[.C$4])*100" office:value-type="float" office:value="14.5652173913043" calcext:value-type="float">
            <text:p>14.5652173913043</text:p>
          </table:table-cell>
          <table:table-cell table:formula="of:=[.D71]*100" office:value-type="float" office:value="1456.52173913043" calcext:value-type="float">
            <text:p>1456.52173913043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table:formula="of:=([.B72]/[.C$4])*100" office:value-type="float" office:value="14.7826086956522" calcext:value-type="float">
            <text:p>14.7826086956522</text:p>
          </table:table-cell>
          <table:table-cell table:formula="of:=[.D72]*100" office:value-type="float" office:value="1478.26086956522" calcext:value-type="float">
            <text:p>1478.26086956522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table:formula="of:=([.B73]/[.C$4])*100" office:value-type="float" office:value="15" calcext:value-type="float">
            <text:p>15</text:p>
          </table:table-cell>
          <table:table-cell table:formula="of:=[.D73]*100" office:value-type="float" office:value="1500" calcext:value-type="float">
            <text:p>150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/>
          <table:table-cell table:formula="of:=([.B74]/[.C$4])*100" office:value-type="float" office:value="15.2173913043478" calcext:value-type="float">
            <text:p>15.2173913043478</text:p>
          </table:table-cell>
          <table:table-cell table:formula="of:=[.D74]*100" office:value-type="float" office:value="1521.73913043478" calcext:value-type="float">
            <text:p>1521.7391304347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table:formula="of:=([.B75]/[.C$4])*100" office:value-type="float" office:value="15.4347826086957" calcext:value-type="float">
            <text:p>15.4347826086957</text:p>
          </table:table-cell>
          <table:table-cell table:formula="of:=[.D75]*100" office:value-type="float" office:value="1543.47826086957" calcext:value-type="float">
            <text:p>1543.4782608695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table:formula="of:=([.B76]/[.C$4])*100" office:value-type="float" office:value="15.6521739130435" calcext:value-type="float">
            <text:p>15.6521739130435</text:p>
          </table:table-cell>
          <table:table-cell table:formula="of:=[.D76]*100" office:value-type="float" office:value="1565.21739130435" calcext:value-type="float">
            <text:p>1565.21739130435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table:formula="of:=([.B77]/[.C$4])*100" office:value-type="float" office:value="15.8695652173913" calcext:value-type="float">
            <text:p>15.8695652173913</text:p>
          </table:table-cell>
          <table:table-cell table:formula="of:=[.D77]*100" office:value-type="float" office:value="1586.95652173913" calcext:value-type="float">
            <text:p>1586.95652173913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table:formula="of:=([.B78]/[.C$4])*100" office:value-type="float" office:value="16.0869565217391" calcext:value-type="float">
            <text:p>16.0869565217391</text:p>
          </table:table-cell>
          <table:table-cell table:formula="of:=[.D78]*100" office:value-type="float" office:value="1608.69565217391" calcext:value-type="float">
            <text:p>1608.69565217391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table:formula="of:=([.B79]/[.C$4])*100" office:value-type="float" office:value="16.304347826087" calcext:value-type="float">
            <text:p>16.304347826087</text:p>
          </table:table-cell>
          <table:table-cell table:formula="of:=[.D79]*100" office:value-type="float" office:value="1630.4347826087" calcext:value-type="float">
            <text:p>1630.4347826087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/>
          <table:table-cell table:formula="of:=([.B80]/[.C$4])*100" office:value-type="float" office:value="16.5217391304348" calcext:value-type="float">
            <text:p>16.5217391304348</text:p>
          </table:table-cell>
          <table:table-cell table:formula="of:=[.D80]*100" office:value-type="float" office:value="1652.17391304348" calcext:value-type="float">
            <text:p>1652.1739130434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table:formula="of:=([.B81]/[.C$4])*100" office:value-type="float" office:value="16.7391304347826" calcext:value-type="float">
            <text:p>16.7391304347826</text:p>
          </table:table-cell>
          <table:table-cell table:formula="of:=[.D81]*100" office:value-type="float" office:value="1673.91304347826" calcext:value-type="float">
            <text:p>1673.91304347826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table:formula="of:=([.B82]/[.C$4])*100" office:value-type="float" office:value="16.9565217391304" calcext:value-type="float">
            <text:p>16.9565217391304</text:p>
          </table:table-cell>
          <table:table-cell table:formula="of:=[.D82]*100" office:value-type="float" office:value="1695.65217391304" calcext:value-type="float">
            <text:p>1695.65217391304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/>
          <table:table-cell table:formula="of:=([.B83]/[.C$4])*100" office:value-type="float" office:value="17.1739130434783" calcext:value-type="float">
            <text:p>17.1739130434783</text:p>
          </table:table-cell>
          <table:table-cell table:formula="of:=[.D83]*100" office:value-type="float" office:value="1717.39130434783" calcext:value-type="float">
            <text:p>1717.39130434783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  <table:table-cell table:formula="of:=([.B84]/[.C$4])*100" office:value-type="float" office:value="17.3913043478261" calcext:value-type="float">
            <text:p>17.3913043478261</text:p>
          </table:table-cell>
          <table:table-cell table:formula="of:=[.D84]*100" office:value-type="float" office:value="1739.13043478261" calcext:value-type="float">
            <text:p>1739.13043478261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/>
          <table:table-cell table:formula="of:=([.B85]/[.C$4])*100" office:value-type="float" office:value="17.6086956521739" calcext:value-type="float">
            <text:p>17.6086956521739</text:p>
          </table:table-cell>
          <table:table-cell table:formula="of:=[.D85]*100" office:value-type="float" office:value="1760.86956521739" calcext:value-type="float">
            <text:p>1760.86956521739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/>
          <table:table-cell table:formula="of:=([.B86]/[.C$4])*100" office:value-type="float" office:value="17.8260869565217" calcext:value-type="float">
            <text:p>17.8260869565217</text:p>
          </table:table-cell>
          <table:table-cell table:formula="of:=[.D86]*100" office:value-type="float" office:value="1782.60869565217" calcext:value-type="float">
            <text:p>1782.60869565217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/>
          <table:table-cell table:formula="of:=([.B87]/[.C$4])*100" office:value-type="float" office:value="18.0434782608696" calcext:value-type="float">
            <text:p>18.0434782608696</text:p>
          </table:table-cell>
          <table:table-cell table:formula="of:=[.D87]*100" office:value-type="float" office:value="1804.34782608696" calcext:value-type="float">
            <text:p>1804.34782608696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/>
          <table:table-cell table:formula="of:=([.B88]/[.C$4])*100" office:value-type="float" office:value="18.2608695652174" calcext:value-type="float">
            <text:p>18.2608695652174</text:p>
          </table:table-cell>
          <table:table-cell table:formula="of:=[.D88]*100" office:value-type="float" office:value="1826.08695652174" calcext:value-type="float">
            <text:p>1826.08695652174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/>
          <table:table-cell table:formula="of:=([.B89]/[.C$4])*100" office:value-type="float" office:value="18.4782608695652" calcext:value-type="float">
            <text:p>18.4782608695652</text:p>
          </table:table-cell>
          <table:table-cell table:formula="of:=[.D89]*100" office:value-type="float" office:value="1847.82608695652" calcext:value-type="float">
            <text:p>1847.82608695652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/>
          <table:table-cell table:formula="of:=([.B90]/[.C$4])*100" office:value-type="float" office:value="18.695652173913" calcext:value-type="float">
            <text:p>18.695652173913</text:p>
          </table:table-cell>
          <table:table-cell table:formula="of:=[.D90]*100" office:value-type="float" office:value="1869.5652173913" calcext:value-type="float">
            <text:p>1869.5652173913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/>
          <table:table-cell table:formula="of:=([.B91]/[.C$4])*100" office:value-type="float" office:value="18.9130434782609" calcext:value-type="float">
            <text:p>18.9130434782609</text:p>
          </table:table-cell>
          <table:table-cell table:formula="of:=[.D91]*100" office:value-type="float" office:value="1891.30434782609" calcext:value-type="float">
            <text:p>1891.30434782609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/>
          <table:table-cell table:formula="of:=([.B92]/[.C$4])*100" office:value-type="float" office:value="19.1304347826087" calcext:value-type="float">
            <text:p>19.1304347826087</text:p>
          </table:table-cell>
          <table:table-cell table:formula="of:=[.D92]*100" office:value-type="float" office:value="1913.04347826087" calcext:value-type="float">
            <text:p>1913.04347826087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/>
          <table:table-cell table:formula="of:=([.B93]/[.C$4])*100" office:value-type="float" office:value="19.3478260869565" calcext:value-type="float">
            <text:p>19.3478260869565</text:p>
          </table:table-cell>
          <table:table-cell table:formula="of:=[.D93]*100" office:value-type="float" office:value="1934.78260869565" calcext:value-type="float">
            <text:p>1934.7826086956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  <table:table-cell table:formula="of:=([.B94]/[.C$4])*100" office:value-type="float" office:value="19.5652173913043" calcext:value-type="float">
            <text:p>19.5652173913043</text:p>
          </table:table-cell>
          <table:table-cell table:formula="of:=[.D94]*100" office:value-type="float" office:value="1956.52173913043" calcext:value-type="float">
            <text:p>1956.52173913043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/>
          <table:table-cell table:formula="of:=([.B95]/[.C$4])*100" office:value-type="float" office:value="19.7826086956522" calcext:value-type="float">
            <text:p>19.7826086956522</text:p>
          </table:table-cell>
          <table:table-cell table:formula="of:=[.D95]*100" office:value-type="float" office:value="1978.26086956522" calcext:value-type="float">
            <text:p>1978.26086956522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/>
          <table:table-cell table:formula="of:=([.B96]/[.C$4])*100" office:value-type="float" office:value="20" calcext:value-type="float">
            <text:p>20</text:p>
          </table:table-cell>
          <table:table-cell table:formula="of:=[.D96]*100"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/>
          <table:table-cell table:formula="of:=([.B97]/[.C$4])*100" office:value-type="float" office:value="20.2173913043478" calcext:value-type="float">
            <text:p>20.2173913043478</text:p>
          </table:table-cell>
          <table:table-cell table:formula="of:=[.D97]*100" office:value-type="float" office:value="2021.73913043478" calcext:value-type="float">
            <text:p>2021.73913043478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/>
          <table:table-cell table:formula="of:=([.B98]/[.C$4])*100" office:value-type="float" office:value="20.4347826086957" calcext:value-type="float">
            <text:p>20.4347826086957</text:p>
          </table:table-cell>
          <table:table-cell table:formula="of:=[.D98]*100" office:value-type="float" office:value="2043.47826086957" calcext:value-type="float">
            <text:p>2043.47826086957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/>
          <table:table-cell table:formula="of:=([.B99]/[.C$4])*100" office:value-type="float" office:value="20.6521739130435" calcext:value-type="float">
            <text:p>20.6521739130435</text:p>
          </table:table-cell>
          <table:table-cell table:formula="of:=[.D99]*100" office:value-type="float" office:value="2065.21739130435" calcext:value-type="float">
            <text:p>2065.21739130435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table:formula="of:=([.B100]/[.C$4])*100" office:value-type="float" office:value="20.8695652173913" calcext:value-type="float">
            <text:p>20.8695652173913</text:p>
          </table:table-cell>
          <table:table-cell table:formula="of:=[.D100]*100" office:value-type="float" office:value="2086.95652173913" calcext:value-type="float">
            <text:p>2086.95652173913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/>
          <table:table-cell table:formula="of:=([.B101]/[.C$4])*100" office:value-type="float" office:value="21.0869565217391" calcext:value-type="float">
            <text:p>21.0869565217391</text:p>
          </table:table-cell>
          <table:table-cell table:formula="of:=[.D101]*100" office:value-type="float" office:value="2108.69565217391" calcext:value-type="float">
            <text:p>2108.69565217391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/>
          <table:table-cell table:formula="of:=([.B102]/[.C$4])*100" office:value-type="float" office:value="21.304347826087" calcext:value-type="float">
            <text:p>21.304347826087</text:p>
          </table:table-cell>
          <table:table-cell table:formula="of:=[.D102]*100" office:value-type="float" office:value="2130.4347826087" calcext:value-type="float">
            <text:p>2130.4347826087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/>
          <table:table-cell table:formula="of:=([.B103]/[.C$4])*100" office:value-type="float" office:value="21.5217391304348" calcext:value-type="float">
            <text:p>21.5217391304348</text:p>
          </table:table-cell>
          <table:table-cell table:formula="of:=[.D103]*100" office:value-type="float" office:value="2152.17391304348" calcext:value-type="float">
            <text:p>2152.1739130434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table:formula="of:=([.B104]/[.C$4])*100" office:value-type="float" office:value="21.7391304347826" calcext:value-type="float">
            <text:p>21.7391304347826</text:p>
          </table:table-cell>
          <table:table-cell table:formula="of:=[.D104]*100" office:value-type="float" office:value="2173.91304347826" calcext:value-type="float">
            <text:p>2173.91304347826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/>
          <table:table-cell table:formula="of:=([.B105]/[.C$4])*100" office:value-type="float" office:value="21.9565217391304" calcext:value-type="float">
            <text:p>21.9565217391304</text:p>
          </table:table-cell>
          <table:table-cell table:formula="of:=[.D105]*100" office:value-type="float" office:value="2195.65217391304" calcext:value-type="float">
            <text:p>2195.65217391304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/>
          <table:table-cell table:formula="of:=([.B106]/[.C$4])*100" office:value-type="float" office:value="22.1739130434783" calcext:value-type="float">
            <text:p>22.1739130434783</text:p>
          </table:table-cell>
          <table:table-cell table:formula="of:=[.D106]*100" office:value-type="float" office:value="2217.39130434783" calcext:value-type="float">
            <text:p>2217.39130434783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/>
          <table:table-cell table:formula="of:=([.B107]/[.C$4])*100" office:value-type="float" office:value="22.3913043478261" calcext:value-type="float">
            <text:p>22.3913043478261</text:p>
          </table:table-cell>
          <table:table-cell table:formula="of:=[.D107]*100" office:value-type="float" office:value="2239.13043478261" calcext:value-type="float">
            <text:p>2239.13043478261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/>
          <table:table-cell table:formula="of:=([.B108]/[.C$4])*100" office:value-type="float" office:value="22.6086956521739" calcext:value-type="float">
            <text:p>22.6086956521739</text:p>
          </table:table-cell>
          <table:table-cell table:formula="of:=[.D108]*100" office:value-type="float" office:value="2260.86956521739" calcext:value-type="float">
            <text:p>2260.86956521739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/>
          <table:table-cell table:formula="of:=([.B109]/[.C$4])*100" office:value-type="float" office:value="22.8260869565217" calcext:value-type="float">
            <text:p>22.8260869565217</text:p>
          </table:table-cell>
          <table:table-cell table:formula="of:=[.D109]*100" office:value-type="float" office:value="2282.60869565217" calcext:value-type="float">
            <text:p>2282.60869565217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/>
          <table:table-cell table:formula="of:=([.B110]/[.C$4])*100" office:value-type="float" office:value="23.0434782608696" calcext:value-type="float">
            <text:p>23.0434782608696</text:p>
          </table:table-cell>
          <table:table-cell table:formula="of:=[.D110]*100" office:value-type="float" office:value="2304.34782608696" calcext:value-type="float">
            <text:p>2304.34782608696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/>
          <table:table-cell table:formula="of:=([.B111]/[.C$4])*100" office:value-type="float" office:value="23.2608695652174" calcext:value-type="float">
            <text:p>23.2608695652174</text:p>
          </table:table-cell>
          <table:table-cell table:formula="of:=[.D111]*100" office:value-type="float" office:value="2326.08695652174" calcext:value-type="float">
            <text:p>2326.08695652174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/>
          <table:table-cell table:formula="of:=([.B112]/[.C$4])*100" office:value-type="float" office:value="23.4782608695652" calcext:value-type="float">
            <text:p>23.4782608695652</text:p>
          </table:table-cell>
          <table:table-cell table:formula="of:=[.D112]*100" office:value-type="float" office:value="2347.82608695652" calcext:value-type="float">
            <text:p>2347.82608695652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/>
          <table:table-cell table:formula="of:=([.B113]/[.C$4])*100" office:value-type="float" office:value="23.695652173913" calcext:value-type="float">
            <text:p>23.695652173913</text:p>
          </table:table-cell>
          <table:table-cell table:formula="of:=[.D113]*100" office:value-type="float" office:value="2369.5652173913" calcext:value-type="float">
            <text:p>2369.5652173913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/>
          <table:table-cell table:formula="of:=([.B114]/[.C$4])*100" office:value-type="float" office:value="23.9130434782609" calcext:value-type="float">
            <text:p>23.9130434782609</text:p>
          </table:table-cell>
          <table:table-cell table:formula="of:=[.D114]*100" office:value-type="float" office:value="2391.30434782609" calcext:value-type="float">
            <text:p>2391.30434782609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/>
          <table:table-cell table:formula="of:=([.B115]/[.C$4])*100" office:value-type="float" office:value="24.1304347826087" calcext:value-type="float">
            <text:p>24.1304347826087</text:p>
          </table:table-cell>
          <table:table-cell table:formula="of:=[.D115]*100" office:value-type="float" office:value="2413.04347826087" calcext:value-type="float">
            <text:p>2413.04347826087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/>
          <table:table-cell table:formula="of:=([.B116]/[.C$4])*100" office:value-type="float" office:value="24.3478260869565" calcext:value-type="float">
            <text:p>24.3478260869565</text:p>
          </table:table-cell>
          <table:table-cell table:formula="of:=[.D116]*100" office:value-type="float" office:value="2434.78260869565" calcext:value-type="float">
            <text:p>2434.78260869565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/>
          <table:table-cell table:formula="of:=([.B117]/[.C$4])*100" office:value-type="float" office:value="24.5652173913043" calcext:value-type="float">
            <text:p>24.5652173913043</text:p>
          </table:table-cell>
          <table:table-cell table:formula="of:=[.D117]*100" office:value-type="float" office:value="2456.52173913043" calcext:value-type="float">
            <text:p>2456.52173913043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/>
          <table:table-cell table:formula="of:=([.B118]/[.C$4])*100" office:value-type="float" office:value="24.7826086956522" calcext:value-type="float">
            <text:p>24.7826086956522</text:p>
          </table:table-cell>
          <table:table-cell table:formula="of:=[.D118]*100" office:value-type="float" office:value="2478.26086956522" calcext:value-type="float">
            <text:p>2478.26086956522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/>
          <table:table-cell table:formula="of:=([.B119]/[.C$4])*100" office:value-type="float" office:value="25" calcext:value-type="float">
            <text:p>25</text:p>
          </table:table-cell>
          <table:table-cell table:formula="of:=[.D119]*100"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/>
          <table:table-cell table:formula="of:=([.B120]/[.C$4])*100" office:value-type="float" office:value="25.2173913043478" calcext:value-type="float">
            <text:p>25.2173913043478</text:p>
          </table:table-cell>
          <table:table-cell table:formula="of:=[.D120]*100" office:value-type="float" office:value="2521.73913043478" calcext:value-type="float">
            <text:p>2521.73913043478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/>
          <table:table-cell table:formula="of:=([.B121]/[.C$4])*100" office:value-type="float" office:value="25.4347826086956" calcext:value-type="float">
            <text:p>25.4347826086956</text:p>
          </table:table-cell>
          <table:table-cell table:formula="of:=[.D121]*100" office:value-type="float" office:value="2543.47826086956" calcext:value-type="float">
            <text:p>2543.47826086956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/>
          <table:table-cell table:formula="of:=([.B122]/[.C$4])*100" office:value-type="float" office:value="25.6521739130435" calcext:value-type="float">
            <text:p>25.6521739130435</text:p>
          </table:table-cell>
          <table:table-cell table:formula="of:=[.D122]*100" office:value-type="float" office:value="2565.21739130435" calcext:value-type="float">
            <text:p>2565.21739130435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/>
          <table:table-cell table:formula="of:=([.B123]/[.C$4])*100" office:value-type="float" office:value="25.8695652173913" calcext:value-type="float">
            <text:p>25.8695652173913</text:p>
          </table:table-cell>
          <table:table-cell table:formula="of:=[.D123]*100" office:value-type="float" office:value="2586.95652173913" calcext:value-type="float">
            <text:p>2586.95652173913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/>
          <table:table-cell table:formula="of:=([.B124]/[.C$4])*100" office:value-type="float" office:value="26.0869565217391" calcext:value-type="float">
            <text:p>26.0869565217391</text:p>
          </table:table-cell>
          <table:table-cell table:formula="of:=[.D124]*100" office:value-type="float" office:value="2608.69565217391" calcext:value-type="float">
            <text:p>2608.69565217391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/>
          <table:table-cell table:formula="of:=([.B125]/[.C$4])*100" office:value-type="float" office:value="26.304347826087" calcext:value-type="float">
            <text:p>26.304347826087</text:p>
          </table:table-cell>
          <table:table-cell table:formula="of:=[.D125]*100" office:value-type="float" office:value="2630.4347826087" calcext:value-type="float">
            <text:p>2630.4347826087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/>
          <table:table-cell table:formula="of:=([.B126]/[.C$4])*100" office:value-type="float" office:value="26.5217391304348" calcext:value-type="float">
            <text:p>26.5217391304348</text:p>
          </table:table-cell>
          <table:table-cell table:formula="of:=[.D126]*100" office:value-type="float" office:value="2652.17391304348" calcext:value-type="float">
            <text:p>2652.17391304348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/>
          <table:table-cell table:formula="of:=([.B127]/[.C$4])*100" office:value-type="float" office:value="26.7391304347826" calcext:value-type="float">
            <text:p>26.7391304347826</text:p>
          </table:table-cell>
          <table:table-cell table:formula="of:=[.D127]*100" office:value-type="float" office:value="2673.91304347826" calcext:value-type="float">
            <text:p>2673.91304347826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/>
          <table:table-cell table:formula="of:=([.B128]/[.C$4])*100" office:value-type="float" office:value="26.9565217391304" calcext:value-type="float">
            <text:p>26.9565217391304</text:p>
          </table:table-cell>
          <table:table-cell table:formula="of:=[.D128]*100" office:value-type="float" office:value="2695.65217391304" calcext:value-type="float">
            <text:p>2695.65217391304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/>
          <table:table-cell table:formula="of:=([.B129]/[.C$4])*100" office:value-type="float" office:value="27.1739130434783" calcext:value-type="float">
            <text:p>27.1739130434783</text:p>
          </table:table-cell>
          <table:table-cell table:formula="of:=[.D129]*100" office:value-type="float" office:value="2717.39130434783" calcext:value-type="float">
            <text:p>2717.39130434783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/>
          <table:table-cell table:formula="of:=([.B130]/[.C$4])*100" office:value-type="float" office:value="27.3913043478261" calcext:value-type="float">
            <text:p>27.3913043478261</text:p>
          </table:table-cell>
          <table:table-cell table:formula="of:=[.D130]*100" office:value-type="float" office:value="2739.13043478261" calcext:value-type="float">
            <text:p>2739.13043478261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/>
          <table:table-cell table:formula="of:=([.B131]/[.C$4])*100" office:value-type="float" office:value="27.6086956521739" calcext:value-type="float">
            <text:p>27.6086956521739</text:p>
          </table:table-cell>
          <table:table-cell table:formula="of:=[.D131]*100" office:value-type="float" office:value="2760.86956521739" calcext:value-type="float">
            <text:p>2760.86956521739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/>
          <table:table-cell table:formula="of:=([.B132]/[.C$4])*100" office:value-type="float" office:value="27.8260869565217" calcext:value-type="float">
            <text:p>27.8260869565217</text:p>
          </table:table-cell>
          <table:table-cell table:formula="of:=[.D132]*100" office:value-type="float" office:value="2782.60869565217" calcext:value-type="float">
            <text:p>2782.60869565217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/>
          <table:table-cell table:formula="of:=([.B133]/[.C$4])*100" office:value-type="float" office:value="28.0434782608696" calcext:value-type="float">
            <text:p>28.0434782608696</text:p>
          </table:table-cell>
          <table:table-cell table:formula="of:=[.D133]*100" office:value-type="float" office:value="2804.34782608696" calcext:value-type="float">
            <text:p>2804.34782608696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/>
          <table:table-cell table:formula="of:=([.B134]/[.C$4])*100" office:value-type="float" office:value="28.2608695652174" calcext:value-type="float">
            <text:p>28.2608695652174</text:p>
          </table:table-cell>
          <table:table-cell table:formula="of:=[.D134]*100" office:value-type="float" office:value="2826.08695652174" calcext:value-type="float">
            <text:p>2826.08695652174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/>
          <table:table-cell table:formula="of:=([.B135]/[.C$4])*100" office:value-type="float" office:value="28.4782608695652" calcext:value-type="float">
            <text:p>28.4782608695652</text:p>
          </table:table-cell>
          <table:table-cell table:formula="of:=[.D135]*100" office:value-type="float" office:value="2847.82608695652" calcext:value-type="float">
            <text:p>2847.82608695652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/>
          <table:table-cell table:formula="of:=([.B136]/[.C$4])*100" office:value-type="float" office:value="28.695652173913" calcext:value-type="float">
            <text:p>28.695652173913</text:p>
          </table:table-cell>
          <table:table-cell table:formula="of:=[.D136]*100" office:value-type="float" office:value="2869.5652173913" calcext:value-type="float">
            <text:p>2869.5652173913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/>
          <table:table-cell table:formula="of:=([.B137]/[.C$4])*100" office:value-type="float" office:value="28.9130434782609" calcext:value-type="float">
            <text:p>28.9130434782609</text:p>
          </table:table-cell>
          <table:table-cell table:formula="of:=[.D137]*100" office:value-type="float" office:value="2891.30434782609" calcext:value-type="float">
            <text:p>2891.30434782609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/>
          <table:table-cell table:formula="of:=([.B138]/[.C$4])*100" office:value-type="float" office:value="29.1304347826087" calcext:value-type="float">
            <text:p>29.1304347826087</text:p>
          </table:table-cell>
          <table:table-cell table:formula="of:=[.D138]*100" office:value-type="float" office:value="2913.04347826087" calcext:value-type="float">
            <text:p>2913.04347826087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/>
          <table:table-cell table:formula="of:=([.B139]/[.C$4])*100" office:value-type="float" office:value="29.3478260869565" calcext:value-type="float">
            <text:p>29.3478260869565</text:p>
          </table:table-cell>
          <table:table-cell table:formula="of:=[.D139]*100" office:value-type="float" office:value="2934.78260869565" calcext:value-type="float">
            <text:p>2934.78260869565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/>
          <table:table-cell table:formula="of:=([.B140]/[.C$4])*100" office:value-type="float" office:value="29.5652173913043" calcext:value-type="float">
            <text:p>29.5652173913043</text:p>
          </table:table-cell>
          <table:table-cell table:formula="of:=[.D140]*100" office:value-type="float" office:value="2956.52173913043" calcext:value-type="float">
            <text:p>2956.52173913043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/>
          <table:table-cell table:formula="of:=([.B141]/[.C$4])*100" office:value-type="float" office:value="29.7826086956522" calcext:value-type="float">
            <text:p>29.7826086956522</text:p>
          </table:table-cell>
          <table:table-cell table:formula="of:=[.D141]*100" office:value-type="float" office:value="2978.26086956522" calcext:value-type="float">
            <text:p>2978.26086956522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/>
          <table:table-cell table:formula="of:=([.B142]/[.C$4])*100" office:value-type="float" office:value="30" calcext:value-type="float">
            <text:p>30</text:p>
          </table:table-cell>
          <table:table-cell table:formula="of:=[.D142]*100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/>
          <table:table-cell table:formula="of:=([.B143]/[.C$4])*100" office:value-type="float" office:value="30.2173913043478" calcext:value-type="float">
            <text:p>30.2173913043478</text:p>
          </table:table-cell>
          <table:table-cell table:formula="of:=[.D143]*100" office:value-type="float" office:value="3021.73913043478" calcext:value-type="float">
            <text:p>3021.73913043478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/>
          <table:table-cell table:formula="of:=([.B144]/[.C$4])*100" office:value-type="float" office:value="30.4347826086957" calcext:value-type="float">
            <text:p>30.4347826086957</text:p>
          </table:table-cell>
          <table:table-cell table:formula="of:=[.D144]*100" office:value-type="float" office:value="3043.47826086957" calcext:value-type="float">
            <text:p>3043.47826086957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/>
          <table:table-cell table:formula="of:=([.B145]/[.C$4])*100" office:value-type="float" office:value="30.6521739130435" calcext:value-type="float">
            <text:p>30.6521739130435</text:p>
          </table:table-cell>
          <table:table-cell table:formula="of:=[.D145]*100" office:value-type="float" office:value="3065.21739130435" calcext:value-type="float">
            <text:p>3065.21739130435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/>
          <table:table-cell table:formula="of:=([.B146]/[.C$4])*100" office:value-type="float" office:value="30.8695652173913" calcext:value-type="float">
            <text:p>30.8695652173913</text:p>
          </table:table-cell>
          <table:table-cell table:formula="of:=[.D146]*100" office:value-type="float" office:value="3086.95652173913" calcext:value-type="float">
            <text:p>3086.95652173913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/>
          <table:table-cell table:formula="of:=([.B147]/[.C$4])*100" office:value-type="float" office:value="31.0869565217391" calcext:value-type="float">
            <text:p>31.0869565217391</text:p>
          </table:table-cell>
          <table:table-cell table:formula="of:=[.D147]*100" office:value-type="float" office:value="3108.69565217391" calcext:value-type="float">
            <text:p>3108.69565217391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/>
          <table:table-cell table:formula="of:=([.B148]/[.C$4])*100" office:value-type="float" office:value="31.304347826087" calcext:value-type="float">
            <text:p>31.304347826087</text:p>
          </table:table-cell>
          <table:table-cell table:formula="of:=[.D148]*100" office:value-type="float" office:value="3130.4347826087" calcext:value-type="float">
            <text:p>3130.4347826087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/>
          <table:table-cell table:formula="of:=([.B149]/[.C$4])*100" office:value-type="float" office:value="31.5217391304348" calcext:value-type="float">
            <text:p>31.5217391304348</text:p>
          </table:table-cell>
          <table:table-cell table:formula="of:=[.D149]*100" office:value-type="float" office:value="3152.17391304348" calcext:value-type="float">
            <text:p>3152.17391304348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/>
          <table:table-cell table:formula="of:=([.B150]/[.C$4])*100" office:value-type="float" office:value="31.7391304347826" calcext:value-type="float">
            <text:p>31.7391304347826</text:p>
          </table:table-cell>
          <table:table-cell table:formula="of:=[.D150]*100" office:value-type="float" office:value="3173.91304347826" calcext:value-type="float">
            <text:p>3173.91304347826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/>
          <table:table-cell table:formula="of:=([.B151]/[.C$4])*100" office:value-type="float" office:value="31.9565217391304" calcext:value-type="float">
            <text:p>31.9565217391304</text:p>
          </table:table-cell>
          <table:table-cell table:formula="of:=[.D151]*100" office:value-type="float" office:value="3195.65217391304" calcext:value-type="float">
            <text:p>3195.65217391304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/>
          <table:table-cell table:formula="of:=([.B152]/[.C$4])*100" office:value-type="float" office:value="32.1739130434783" calcext:value-type="float">
            <text:p>32.1739130434783</text:p>
          </table:table-cell>
          <table:table-cell table:formula="of:=[.D152]*100" office:value-type="float" office:value="3217.39130434783" calcext:value-type="float">
            <text:p>3217.39130434783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/>
          <table:table-cell table:formula="of:=([.B153]/[.C$4])*100" office:value-type="float" office:value="32.3913043478261" calcext:value-type="float">
            <text:p>32.3913043478261</text:p>
          </table:table-cell>
          <table:table-cell table:formula="of:=[.D153]*100" office:value-type="float" office:value="3239.13043478261" calcext:value-type="float">
            <text:p>3239.13043478261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/>
          <table:table-cell table:formula="of:=([.B154]/[.C$4])*100" office:value-type="float" office:value="32.6086956521739" calcext:value-type="float">
            <text:p>32.6086956521739</text:p>
          </table:table-cell>
          <table:table-cell table:formula="of:=[.D154]*100" office:value-type="float" office:value="3260.86956521739" calcext:value-type="float">
            <text:p>3260.86956521739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/>
          <table:table-cell table:formula="of:=([.B155]/[.C$4])*100" office:value-type="float" office:value="32.8260869565217" calcext:value-type="float">
            <text:p>32.8260869565217</text:p>
          </table:table-cell>
          <table:table-cell table:formula="of:=[.D155]*100" office:value-type="float" office:value="3282.60869565217" calcext:value-type="float">
            <text:p>3282.60869565217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/>
          <table:table-cell table:formula="of:=([.B156]/[.C$4])*100" office:value-type="float" office:value="33.0434782608696" calcext:value-type="float">
            <text:p>33.0434782608696</text:p>
          </table:table-cell>
          <table:table-cell table:formula="of:=[.D156]*100" office:value-type="float" office:value="3304.34782608696" calcext:value-type="float">
            <text:p>3304.34782608696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/>
          <table:table-cell table:formula="of:=([.B157]/[.C$4])*100" office:value-type="float" office:value="33.2608695652174" calcext:value-type="float">
            <text:p>33.2608695652174</text:p>
          </table:table-cell>
          <table:table-cell table:formula="of:=[.D157]*100" office:value-type="float" office:value="3326.08695652174" calcext:value-type="float">
            <text:p>3326.08695652174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/>
          <table:table-cell table:formula="of:=([.B158]/[.C$4])*100" office:value-type="float" office:value="33.4782608695652" calcext:value-type="float">
            <text:p>33.4782608695652</text:p>
          </table:table-cell>
          <table:table-cell table:formula="of:=[.D158]*100" office:value-type="float" office:value="3347.82608695652" calcext:value-type="float">
            <text:p>3347.82608695652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/>
          <table:table-cell table:formula="of:=([.B159]/[.C$4])*100" office:value-type="float" office:value="33.695652173913" calcext:value-type="float">
            <text:p>33.695652173913</text:p>
          </table:table-cell>
          <table:table-cell table:formula="of:=[.D159]*100" office:value-type="float" office:value="3369.5652173913" calcext:value-type="float">
            <text:p>3369.5652173913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/>
          <table:table-cell table:formula="of:=([.B160]/[.C$4])*100" office:value-type="float" office:value="33.9130434782609" calcext:value-type="float">
            <text:p>33.9130434782609</text:p>
          </table:table-cell>
          <table:table-cell table:formula="of:=[.D160]*100" office:value-type="float" office:value="3391.30434782609" calcext:value-type="float">
            <text:p>3391.30434782609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/>
          <table:table-cell table:formula="of:=([.B161]/[.C$4])*100" office:value-type="float" office:value="34.1304347826087" calcext:value-type="float">
            <text:p>34.1304347826087</text:p>
          </table:table-cell>
          <table:table-cell table:formula="of:=[.D161]*100" office:value-type="float" office:value="3413.04347826087" calcext:value-type="float">
            <text:p>3413.04347826087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/>
          <table:table-cell table:formula="of:=([.B162]/[.C$4])*100" office:value-type="float" office:value="34.3478260869565" calcext:value-type="float">
            <text:p>34.3478260869565</text:p>
          </table:table-cell>
          <table:table-cell table:formula="of:=[.D162]*100" office:value-type="float" office:value="3434.78260869565" calcext:value-type="float">
            <text:p>3434.78260869565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/>
          <table:table-cell table:formula="of:=([.B163]/[.C$4])*100" office:value-type="float" office:value="34.5652173913043" calcext:value-type="float">
            <text:p>34.5652173913043</text:p>
          </table:table-cell>
          <table:table-cell table:formula="of:=[.D163]*100" office:value-type="float" office:value="3456.52173913043" calcext:value-type="float">
            <text:p>3456.52173913043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/>
          <table:table-cell table:formula="of:=([.B164]/[.C$4])*100" office:value-type="float" office:value="34.7826086956522" calcext:value-type="float">
            <text:p>34.7826086956522</text:p>
          </table:table-cell>
          <table:table-cell table:formula="of:=[.D164]*100" office:value-type="float" office:value="3478.26086956522" calcext:value-type="float">
            <text:p>3478.26086956522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/>
          <table:table-cell table:formula="of:=([.B165]/[.C$4])*100" office:value-type="float" office:value="35" calcext:value-type="float">
            <text:p>35</text:p>
          </table:table-cell>
          <table:table-cell table:formula="of:=[.D165]*100" office:value-type="float" office:value="3500" calcext:value-type="float">
            <text:p>3500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/>
          <table:table-cell table:formula="of:=([.B166]/[.C$4])*100" office:value-type="float" office:value="35.2173913043478" calcext:value-type="float">
            <text:p>35.2173913043478</text:p>
          </table:table-cell>
          <table:table-cell table:formula="of:=[.D166]*100" office:value-type="float" office:value="3521.73913043478" calcext:value-type="float">
            <text:p>3521.73913043478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/>
          <table:table-cell table:formula="of:=([.B167]/[.C$4])*100" office:value-type="float" office:value="35.4347826086957" calcext:value-type="float">
            <text:p>35.4347826086957</text:p>
          </table:table-cell>
          <table:table-cell table:formula="of:=[.D167]*100" office:value-type="float" office:value="3543.47826086957" calcext:value-type="float">
            <text:p>3543.47826086957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/>
          <table:table-cell table:formula="of:=([.B168]/[.C$4])*100" office:value-type="float" office:value="35.6521739130435" calcext:value-type="float">
            <text:p>35.6521739130435</text:p>
          </table:table-cell>
          <table:table-cell table:formula="of:=[.D168]*100" office:value-type="float" office:value="3565.21739130435" calcext:value-type="float">
            <text:p>3565.21739130435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/>
          <table:table-cell table:formula="of:=([.B169]/[.C$4])*100" office:value-type="float" office:value="35.8695652173913" calcext:value-type="float">
            <text:p>35.8695652173913</text:p>
          </table:table-cell>
          <table:table-cell table:formula="of:=[.D169]*100" office:value-type="float" office:value="3586.95652173913" calcext:value-type="float">
            <text:p>3586.95652173913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/>
          <table:table-cell table:formula="of:=([.B170]/[.C$4])*100" office:value-type="float" office:value="36.0869565217391" calcext:value-type="float">
            <text:p>36.0869565217391</text:p>
          </table:table-cell>
          <table:table-cell table:formula="of:=[.D170]*100" office:value-type="float" office:value="3608.69565217391" calcext:value-type="float">
            <text:p>3608.69565217391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/>
          <table:table-cell table:formula="of:=([.B171]/[.C$4])*100" office:value-type="float" office:value="36.304347826087" calcext:value-type="float">
            <text:p>36.304347826087</text:p>
          </table:table-cell>
          <table:table-cell table:formula="of:=[.D171]*100" office:value-type="float" office:value="3630.4347826087" calcext:value-type="float">
            <text:p>3630.4347826087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/>
          <table:table-cell table:formula="of:=([.B172]/[.C$4])*100" office:value-type="float" office:value="36.5217391304348" calcext:value-type="float">
            <text:p>36.5217391304348</text:p>
          </table:table-cell>
          <table:table-cell table:formula="of:=[.D172]*100" office:value-type="float" office:value="3652.17391304348" calcext:value-type="float">
            <text:p>3652.17391304348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/>
          <table:table-cell table:formula="of:=([.B173]/[.C$4])*100" office:value-type="float" office:value="36.7391304347826" calcext:value-type="float">
            <text:p>36.7391304347826</text:p>
          </table:table-cell>
          <table:table-cell table:formula="of:=[.D173]*100" office:value-type="float" office:value="3673.91304347826" calcext:value-type="float">
            <text:p>3673.91304347826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/>
          <table:table-cell table:formula="of:=([.B174]/[.C$4])*100" office:value-type="float" office:value="36.9565217391304" calcext:value-type="float">
            <text:p>36.9565217391304</text:p>
          </table:table-cell>
          <table:table-cell table:formula="of:=[.D174]*100" office:value-type="float" office:value="3695.65217391304" calcext:value-type="float">
            <text:p>3695.65217391304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/>
          <table:table-cell table:formula="of:=([.B175]/[.C$4])*100" office:value-type="float" office:value="37.1739130434783" calcext:value-type="float">
            <text:p>37.1739130434783</text:p>
          </table:table-cell>
          <table:table-cell table:formula="of:=[.D175]*100" office:value-type="float" office:value="3717.39130434783" calcext:value-type="float">
            <text:p>3717.39130434783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/>
          <table:table-cell table:formula="of:=([.B176]/[.C$4])*100" office:value-type="float" office:value="37.3913043478261" calcext:value-type="float">
            <text:p>37.3913043478261</text:p>
          </table:table-cell>
          <table:table-cell table:formula="of:=[.D176]*100" office:value-type="float" office:value="3739.13043478261" calcext:value-type="float">
            <text:p>3739.13043478261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/>
          <table:table-cell table:formula="of:=([.B177]/[.C$4])*100" office:value-type="float" office:value="37.6086956521739" calcext:value-type="float">
            <text:p>37.6086956521739</text:p>
          </table:table-cell>
          <table:table-cell table:formula="of:=[.D177]*100" office:value-type="float" office:value="3760.86956521739" calcext:value-type="float">
            <text:p>3760.86956521739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/>
          <table:table-cell table:formula="of:=([.B178]/[.C$4])*100" office:value-type="float" office:value="37.8260869565217" calcext:value-type="float">
            <text:p>37.8260869565217</text:p>
          </table:table-cell>
          <table:table-cell table:formula="of:=[.D178]*100" office:value-type="float" office:value="3782.60869565217" calcext:value-type="float">
            <text:p>3782.60869565217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/>
          <table:table-cell table:formula="of:=([.B179]/[.C$4])*100" office:value-type="float" office:value="38.0434782608696" calcext:value-type="float">
            <text:p>38.0434782608696</text:p>
          </table:table-cell>
          <table:table-cell table:formula="of:=[.D179]*100" office:value-type="float" office:value="3804.34782608696" calcext:value-type="float">
            <text:p>3804.34782608696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/>
          <table:table-cell table:formula="of:=([.B180]/[.C$4])*100" office:value-type="float" office:value="38.2608695652174" calcext:value-type="float">
            <text:p>38.2608695652174</text:p>
          </table:table-cell>
          <table:table-cell table:formula="of:=[.D180]*100" office:value-type="float" office:value="3826.08695652174" calcext:value-type="float">
            <text:p>3826.08695652174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/>
          <table:table-cell table:formula="of:=([.B181]/[.C$4])*100" office:value-type="float" office:value="38.4782608695652" calcext:value-type="float">
            <text:p>38.4782608695652</text:p>
          </table:table-cell>
          <table:table-cell table:formula="of:=[.D181]*100" office:value-type="float" office:value="3847.82608695652" calcext:value-type="float">
            <text:p>3847.82608695652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/>
          <table:table-cell table:formula="of:=([.B182]/[.C$4])*100" office:value-type="float" office:value="38.695652173913" calcext:value-type="float">
            <text:p>38.695652173913</text:p>
          </table:table-cell>
          <table:table-cell table:formula="of:=[.D182]*100" office:value-type="float" office:value="3869.5652173913" calcext:value-type="float">
            <text:p>3869.5652173913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table:formula="of:=([.B183]/[.C$4])*100" office:value-type="float" office:value="38.9130434782609" calcext:value-type="float">
            <text:p>38.9130434782609</text:p>
          </table:table-cell>
          <table:table-cell table:formula="of:=[.D183]*100" office:value-type="float" office:value="3891.30434782609" calcext:value-type="float">
            <text:p>3891.30434782609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/>
          <table:table-cell table:formula="of:=([.B184]/[.C$4])*100" office:value-type="float" office:value="39.1304347826087" calcext:value-type="float">
            <text:p>39.1304347826087</text:p>
          </table:table-cell>
          <table:table-cell table:formula="of:=[.D184]*100" office:value-type="float" office:value="3913.04347826087" calcext:value-type="float">
            <text:p>3913.04347826087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/>
          <table:table-cell table:formula="of:=([.B185]/[.C$4])*100" office:value-type="float" office:value="39.3478260869565" calcext:value-type="float">
            <text:p>39.3478260869565</text:p>
          </table:table-cell>
          <table:table-cell table:formula="of:=[.D185]*100" office:value-type="float" office:value="3934.78260869565" calcext:value-type="float">
            <text:p>3934.78260869565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/>
          <table:table-cell table:formula="of:=([.B186]/[.C$4])*100" office:value-type="float" office:value="39.5652173913043" calcext:value-type="float">
            <text:p>39.5652173913043</text:p>
          </table:table-cell>
          <table:table-cell table:formula="of:=[.D186]*100" office:value-type="float" office:value="3956.52173913043" calcext:value-type="float">
            <text:p>3956.52173913043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/>
          <table:table-cell table:formula="of:=([.B187]/[.C$4])*100" office:value-type="float" office:value="39.7826086956522" calcext:value-type="float">
            <text:p>39.7826086956522</text:p>
          </table:table-cell>
          <table:table-cell table:formula="of:=[.D187]*100" office:value-type="float" office:value="3978.26086956522" calcext:value-type="float">
            <text:p>3978.26086956522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/>
          <table:table-cell table:formula="of:=([.B188]/[.C$4])*100" office:value-type="float" office:value="40" calcext:value-type="float">
            <text:p>40</text:p>
          </table:table-cell>
          <table:table-cell table:formula="of:=[.D188]*100"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/>
          <table:table-cell table:formula="of:=([.B189]/[.C$4])*100" office:value-type="float" office:value="40.2173913043478" calcext:value-type="float">
            <text:p>40.2173913043478</text:p>
          </table:table-cell>
          <table:table-cell table:formula="of:=[.D189]*100" office:value-type="float" office:value="4021.73913043478" calcext:value-type="float">
            <text:p>4021.73913043478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/>
          <table:table-cell table:formula="of:=([.B190]/[.C$4])*100" office:value-type="float" office:value="40.4347826086956" calcext:value-type="float">
            <text:p>40.4347826086956</text:p>
          </table:table-cell>
          <table:table-cell table:formula="of:=[.D190]*100" office:value-type="float" office:value="4043.47826086957" calcext:value-type="float">
            <text:p>4043.47826086957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/>
          <table:table-cell table:formula="of:=([.B191]/[.C$4])*100" office:value-type="float" office:value="40.6521739130435" calcext:value-type="float">
            <text:p>40.6521739130435</text:p>
          </table:table-cell>
          <table:table-cell table:formula="of:=[.D191]*100" office:value-type="float" office:value="4065.21739130435" calcext:value-type="float">
            <text:p>4065.21739130435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/>
          <table:table-cell table:formula="of:=([.B192]/[.C$4])*100" office:value-type="float" office:value="40.8695652173913" calcext:value-type="float">
            <text:p>40.8695652173913</text:p>
          </table:table-cell>
          <table:table-cell table:formula="of:=[.D192]*100" office:value-type="float" office:value="4086.95652173913" calcext:value-type="float">
            <text:p>4086.95652173913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/>
          <table:table-cell table:formula="of:=([.B193]/[.C$4])*100" office:value-type="float" office:value="41.0869565217391" calcext:value-type="float">
            <text:p>41.0869565217391</text:p>
          </table:table-cell>
          <table:table-cell table:formula="of:=[.D193]*100" office:value-type="float" office:value="4108.69565217391" calcext:value-type="float">
            <text:p>4108.69565217391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/>
          <table:table-cell table:formula="of:=([.B194]/[.C$4])*100" office:value-type="float" office:value="41.304347826087" calcext:value-type="float">
            <text:p>41.304347826087</text:p>
          </table:table-cell>
          <table:table-cell table:formula="of:=[.D194]*100" office:value-type="float" office:value="4130.4347826087" calcext:value-type="float">
            <text:p>4130.4347826087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/>
          <table:table-cell table:formula="of:=([.B195]/[.C$4])*100" office:value-type="float" office:value="41.5217391304348" calcext:value-type="float">
            <text:p>41.5217391304348</text:p>
          </table:table-cell>
          <table:table-cell table:formula="of:=[.D195]*100" office:value-type="float" office:value="4152.17391304348" calcext:value-type="float">
            <text:p>4152.17391304348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/>
          <table:table-cell table:formula="of:=([.B196]/[.C$4])*100" office:value-type="float" office:value="41.7391304347826" calcext:value-type="float">
            <text:p>41.7391304347826</text:p>
          </table:table-cell>
          <table:table-cell table:formula="of:=[.D196]*100" office:value-type="float" office:value="4173.91304347826" calcext:value-type="float">
            <text:p>4173.91304347826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/>
          <table:table-cell table:formula="of:=([.B197]/[.C$4])*100" office:value-type="float" office:value="41.9565217391304" calcext:value-type="float">
            <text:p>41.9565217391304</text:p>
          </table:table-cell>
          <table:table-cell table:formula="of:=[.D197]*100" office:value-type="float" office:value="4195.65217391304" calcext:value-type="float">
            <text:p>4195.65217391304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/>
          <table:table-cell table:formula="of:=([.B198]/[.C$4])*100" office:value-type="float" office:value="42.1739130434783" calcext:value-type="float">
            <text:p>42.1739130434783</text:p>
          </table:table-cell>
          <table:table-cell table:formula="of:=[.D198]*100" office:value-type="float" office:value="4217.39130434783" calcext:value-type="float">
            <text:p>4217.39130434783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/>
          <table:table-cell table:formula="of:=([.B199]/[.C$4])*100" office:value-type="float" office:value="42.3913043478261" calcext:value-type="float">
            <text:p>42.3913043478261</text:p>
          </table:table-cell>
          <table:table-cell table:formula="of:=[.D199]*100" office:value-type="float" office:value="4239.13043478261" calcext:value-type="float">
            <text:p>4239.13043478261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/>
          <table:table-cell table:formula="of:=([.B200]/[.C$4])*100" office:value-type="float" office:value="42.6086956521739" calcext:value-type="float">
            <text:p>42.6086956521739</text:p>
          </table:table-cell>
          <table:table-cell table:formula="of:=[.D200]*100" office:value-type="float" office:value="4260.86956521739" calcext:value-type="float">
            <text:p>4260.86956521739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/>
          <table:table-cell table:formula="of:=([.B201]/[.C$4])*100" office:value-type="float" office:value="42.8260869565217" calcext:value-type="float">
            <text:p>42.8260869565217</text:p>
          </table:table-cell>
          <table:table-cell table:formula="of:=[.D201]*100" office:value-type="float" office:value="4282.60869565217" calcext:value-type="float">
            <text:p>4282.60869565217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/>
          <table:table-cell table:formula="of:=([.B202]/[.C$4])*100" office:value-type="float" office:value="43.0434782608696" calcext:value-type="float">
            <text:p>43.0434782608696</text:p>
          </table:table-cell>
          <table:table-cell table:formula="of:=[.D202]*100" office:value-type="float" office:value="4304.34782608696" calcext:value-type="float">
            <text:p>4304.3478260869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/>
          <table:table-cell table:formula="of:=([.B203]/[.C$4])*100" office:value-type="float" office:value="43.2608695652174" calcext:value-type="float">
            <text:p>43.2608695652174</text:p>
          </table:table-cell>
          <table:table-cell table:formula="of:=[.D203]*100" office:value-type="float" office:value="4326.08695652174" calcext:value-type="float">
            <text:p>4326.0869565217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/>
          <table:table-cell table:formula="of:=([.B204]/[.C$4])*100" office:value-type="float" office:value="43.4782608695652" calcext:value-type="float">
            <text:p>43.4782608695652</text:p>
          </table:table-cell>
          <table:table-cell table:formula="of:=[.D204]*100" office:value-type="float" office:value="4347.82608695652" calcext:value-type="float">
            <text:p>4347.82608695652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/>
          <table:table-cell table:formula="of:=([.B205]/[.C$4])*100" office:value-type="float" office:value="43.695652173913" calcext:value-type="float">
            <text:p>43.695652173913</text:p>
          </table:table-cell>
          <table:table-cell table:formula="of:=[.D205]*100" office:value-type="float" office:value="4369.5652173913" calcext:value-type="float">
            <text:p>4369.5652173913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/>
          <table:table-cell table:formula="of:=([.B206]/[.C$4])*100" office:value-type="float" office:value="43.9130434782609" calcext:value-type="float">
            <text:p>43.9130434782609</text:p>
          </table:table-cell>
          <table:table-cell table:formula="of:=[.D206]*100" office:value-type="float" office:value="4391.30434782609" calcext:value-type="float">
            <text:p>4391.30434782609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/>
          <table:table-cell table:formula="of:=([.B207]/[.C$4])*100" office:value-type="float" office:value="44.1304347826087" calcext:value-type="float">
            <text:p>44.1304347826087</text:p>
          </table:table-cell>
          <table:table-cell table:formula="of:=[.D207]*100" office:value-type="float" office:value="4413.04347826087" calcext:value-type="float">
            <text:p>4413.04347826087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/>
          <table:table-cell table:formula="of:=([.B208]/[.C$4])*100" office:value-type="float" office:value="44.3478260869565" calcext:value-type="float">
            <text:p>44.3478260869565</text:p>
          </table:table-cell>
          <table:table-cell table:formula="of:=[.D208]*100" office:value-type="float" office:value="4434.78260869565" calcext:value-type="float">
            <text:p>4434.78260869565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/>
          <table:table-cell table:formula="of:=([.B209]/[.C$4])*100" office:value-type="float" office:value="44.5652173913043" calcext:value-type="float">
            <text:p>44.5652173913043</text:p>
          </table:table-cell>
          <table:table-cell table:formula="of:=[.D209]*100" office:value-type="float" office:value="4456.52173913043" calcext:value-type="float">
            <text:p>4456.52173913043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/>
          <table:table-cell table:formula="of:=([.B210]/[.C$4])*100" office:value-type="float" office:value="44.7826086956522" calcext:value-type="float">
            <text:p>44.7826086956522</text:p>
          </table:table-cell>
          <table:table-cell table:formula="of:=[.D210]*100" office:value-type="float" office:value="4478.26086956522" calcext:value-type="float">
            <text:p>4478.26086956522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/>
          <table:table-cell table:formula="of:=([.B211]/[.C$4])*100" office:value-type="float" office:value="45" calcext:value-type="float">
            <text:p>45</text:p>
          </table:table-cell>
          <table:table-cell table:formula="of:=[.D211]*100" office:value-type="float" office:value="4500" calcext:value-type="float">
            <text:p>4500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/>
          <table:table-cell table:formula="of:=([.B212]/[.C$4])*100" office:value-type="float" office:value="45.2173913043478" calcext:value-type="float">
            <text:p>45.2173913043478</text:p>
          </table:table-cell>
          <table:table-cell table:formula="of:=[.D212]*100" office:value-type="float" office:value="4521.73913043478" calcext:value-type="float">
            <text:p>4521.73913043478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/>
          <table:table-cell table:formula="of:=([.B213]/[.C$4])*100" office:value-type="float" office:value="45.4347826086956" calcext:value-type="float">
            <text:p>45.4347826086956</text:p>
          </table:table-cell>
          <table:table-cell table:formula="of:=[.D213]*100" office:value-type="float" office:value="4543.47826086957" calcext:value-type="float">
            <text:p>4543.47826086957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/>
          <table:table-cell table:formula="of:=([.B214]/[.C$4])*100" office:value-type="float" office:value="45.6521739130435" calcext:value-type="float">
            <text:p>45.6521739130435</text:p>
          </table:table-cell>
          <table:table-cell table:formula="of:=[.D214]*100" office:value-type="float" office:value="4565.21739130435" calcext:value-type="float">
            <text:p>4565.21739130435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/>
          <table:table-cell table:formula="of:=([.B215]/[.C$4])*100" office:value-type="float" office:value="45.8695652173913" calcext:value-type="float">
            <text:p>45.8695652173913</text:p>
          </table:table-cell>
          <table:table-cell table:formula="of:=[.D215]*100" office:value-type="float" office:value="4586.95652173913" calcext:value-type="float">
            <text:p>4586.95652173913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/>
          <table:table-cell table:formula="of:=([.B216]/[.C$4])*100" office:value-type="float" office:value="46.0869565217391" calcext:value-type="float">
            <text:p>46.0869565217391</text:p>
          </table:table-cell>
          <table:table-cell table:formula="of:=[.D216]*100" office:value-type="float" office:value="4608.69565217391" calcext:value-type="float">
            <text:p>4608.69565217391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/>
          <table:table-cell table:formula="of:=([.B217]/[.C$4])*100" office:value-type="float" office:value="46.304347826087" calcext:value-type="float">
            <text:p>46.304347826087</text:p>
          </table:table-cell>
          <table:table-cell table:formula="of:=[.D217]*100" office:value-type="float" office:value="4630.4347826087" calcext:value-type="float">
            <text:p>4630.4347826087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/>
          <table:table-cell table:formula="of:=([.B218]/[.C$4])*100" office:value-type="float" office:value="46.5217391304348" calcext:value-type="float">
            <text:p>46.5217391304348</text:p>
          </table:table-cell>
          <table:table-cell table:formula="of:=[.D218]*100" office:value-type="float" office:value="4652.17391304348" calcext:value-type="float">
            <text:p>4652.17391304348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/>
          <table:table-cell table:formula="of:=([.B219]/[.C$4])*100" office:value-type="float" office:value="46.7391304347826" calcext:value-type="float">
            <text:p>46.7391304347826</text:p>
          </table:table-cell>
          <table:table-cell table:formula="of:=[.D219]*100" office:value-type="float" office:value="4673.91304347826" calcext:value-type="float">
            <text:p>4673.91304347826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/>
          <table:table-cell table:formula="of:=([.B220]/[.C$4])*100" office:value-type="float" office:value="46.9565217391304" calcext:value-type="float">
            <text:p>46.9565217391304</text:p>
          </table:table-cell>
          <table:table-cell table:formula="of:=[.D220]*100" office:value-type="float" office:value="4695.65217391304" calcext:value-type="float">
            <text:p>4695.65217391304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/>
          <table:table-cell table:formula="of:=([.B221]/[.C$4])*100" office:value-type="float" office:value="47.1739130434783" calcext:value-type="float">
            <text:p>47.1739130434783</text:p>
          </table:table-cell>
          <table:table-cell table:formula="of:=[.D221]*100" office:value-type="float" office:value="4717.39130434783" calcext:value-type="float">
            <text:p>4717.39130434783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/>
          <table:table-cell table:formula="of:=([.B222]/[.C$4])*100" office:value-type="float" office:value="47.3913043478261" calcext:value-type="float">
            <text:p>47.3913043478261</text:p>
          </table:table-cell>
          <table:table-cell table:formula="of:=[.D222]*100" office:value-type="float" office:value="4739.13043478261" calcext:value-type="float">
            <text:p>4739.13043478261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/>
          <table:table-cell table:formula="of:=([.B223]/[.C$4])*100" office:value-type="float" office:value="47.6086956521739" calcext:value-type="float">
            <text:p>47.6086956521739</text:p>
          </table:table-cell>
          <table:table-cell table:formula="of:=[.D223]*100" office:value-type="float" office:value="4760.86956521739" calcext:value-type="float">
            <text:p>4760.86956521739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/>
          <table:table-cell table:formula="of:=([.B224]/[.C$4])*100" office:value-type="float" office:value="47.8260869565217" calcext:value-type="float">
            <text:p>47.8260869565217</text:p>
          </table:table-cell>
          <table:table-cell table:formula="of:=[.D224]*100" office:value-type="float" office:value="4782.60869565217" calcext:value-type="float">
            <text:p>4782.60869565217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/>
          <table:table-cell table:formula="of:=([.B225]/[.C$4])*100" office:value-type="float" office:value="48.0434782608696" calcext:value-type="float">
            <text:p>48.0434782608696</text:p>
          </table:table-cell>
          <table:table-cell table:formula="of:=[.D225]*100" office:value-type="float" office:value="4804.34782608696" calcext:value-type="float">
            <text:p>4804.34782608696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/>
          <table:table-cell table:formula="of:=([.B226]/[.C$4])*100" office:value-type="float" office:value="48.2608695652174" calcext:value-type="float">
            <text:p>48.2608695652174</text:p>
          </table:table-cell>
          <table:table-cell table:formula="of:=[.D226]*100" office:value-type="float" office:value="4826.08695652174" calcext:value-type="float">
            <text:p>4826.08695652174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/>
          <table:table-cell table:formula="of:=([.B227]/[.C$4])*100" office:value-type="float" office:value="48.4782608695652" calcext:value-type="float">
            <text:p>48.4782608695652</text:p>
          </table:table-cell>
          <table:table-cell table:formula="of:=[.D227]*100" office:value-type="float" office:value="4847.82608695652" calcext:value-type="float">
            <text:p>4847.82608695652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/>
          <table:table-cell table:formula="of:=([.B228]/[.C$4])*100" office:value-type="float" office:value="48.695652173913" calcext:value-type="float">
            <text:p>48.695652173913</text:p>
          </table:table-cell>
          <table:table-cell table:formula="of:=[.D228]*100" office:value-type="float" office:value="4869.5652173913" calcext:value-type="float">
            <text:p>4869.5652173913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/>
          <table:table-cell table:formula="of:=([.B229]/[.C$4])*100" office:value-type="float" office:value="48.9130434782609" calcext:value-type="float">
            <text:p>48.9130434782609</text:p>
          </table:table-cell>
          <table:table-cell table:formula="of:=[.D229]*100" office:value-type="float" office:value="4891.30434782609" calcext:value-type="float">
            <text:p>4891.30434782609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/>
          <table:table-cell table:formula="of:=([.B230]/[.C$4])*100" office:value-type="float" office:value="49.1304347826087" calcext:value-type="float">
            <text:p>49.1304347826087</text:p>
          </table:table-cell>
          <table:table-cell table:formula="of:=[.D230]*100" office:value-type="float" office:value="4913.04347826087" calcext:value-type="float">
            <text:p>4913.04347826087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/>
          <table:table-cell table:formula="of:=([.B231]/[.C$4])*100" office:value-type="float" office:value="49.3478260869565" calcext:value-type="float">
            <text:p>49.3478260869565</text:p>
          </table:table-cell>
          <table:table-cell table:formula="of:=[.D231]*100" office:value-type="float" office:value="4934.78260869565" calcext:value-type="float">
            <text:p>4934.78260869565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/>
          <table:table-cell table:formula="of:=([.B232]/[.C$4])*100" office:value-type="float" office:value="49.5652173913044" calcext:value-type="float">
            <text:p>49.5652173913044</text:p>
          </table:table-cell>
          <table:table-cell table:formula="of:=[.D232]*100" office:value-type="float" office:value="4956.52173913043" calcext:value-type="float">
            <text:p>4956.52173913043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/>
          <table:table-cell table:formula="of:=([.B233]/[.C$4])*100" office:value-type="float" office:value="49.7826086956522" calcext:value-type="float">
            <text:p>49.7826086956522</text:p>
          </table:table-cell>
          <table:table-cell table:formula="of:=[.D233]*100" office:value-type="float" office:value="4978.26086956522" calcext:value-type="float">
            <text:p>4978.2608695652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/>
          <table:table-cell table:formula="of:=([.B234]/[.C$4])*100" office:value-type="float" office:value="50" calcext:value-type="float">
            <text:p>50</text:p>
          </table:table-cell>
          <table:table-cell table:formula="of:=[.D234]*100"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/>
          <table:table-cell table:formula="of:=([.B235]/[.C$4])*100" office:value-type="float" office:value="50.2173913043478" calcext:value-type="float">
            <text:p>50.2173913043478</text:p>
          </table:table-cell>
          <table:table-cell table:formula="of:=[.D235]*100" office:value-type="float" office:value="5021.73913043478" calcext:value-type="float">
            <text:p>5021.73913043478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/>
          <table:table-cell table:formula="of:=([.B236]/[.C$4])*100" office:value-type="float" office:value="50.4347826086956" calcext:value-type="float">
            <text:p>50.4347826086956</text:p>
          </table:table-cell>
          <table:table-cell table:formula="of:=[.D236]*100" office:value-type="float" office:value="5043.47826086957" calcext:value-type="float">
            <text:p>5043.47826086957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/>
          <table:table-cell table:formula="of:=([.B237]/[.C$4])*100" office:value-type="float" office:value="50.6521739130435" calcext:value-type="float">
            <text:p>50.6521739130435</text:p>
          </table:table-cell>
          <table:table-cell table:formula="of:=[.D237]*100" office:value-type="float" office:value="5065.21739130435" calcext:value-type="float">
            <text:p>5065.21739130435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/>
          <table:table-cell table:formula="of:=([.B238]/[.C$4])*100" office:value-type="float" office:value="50.8695652173913" calcext:value-type="float">
            <text:p>50.8695652173913</text:p>
          </table:table-cell>
          <table:table-cell table:formula="of:=[.D238]*100" office:value-type="float" office:value="5086.95652173913" calcext:value-type="float">
            <text:p>5086.95652173913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/>
          <table:table-cell table:formula="of:=([.B239]/[.C$4])*100" office:value-type="float" office:value="51.0869565217391" calcext:value-type="float">
            <text:p>51.0869565217391</text:p>
          </table:table-cell>
          <table:table-cell table:formula="of:=[.D239]*100" office:value-type="float" office:value="5108.69565217391" calcext:value-type="float">
            <text:p>5108.69565217391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/>
          <table:table-cell table:formula="of:=([.B240]/[.C$4])*100" office:value-type="float" office:value="51.304347826087" calcext:value-type="float">
            <text:p>51.304347826087</text:p>
          </table:table-cell>
          <table:table-cell table:formula="of:=[.D240]*100" office:value-type="float" office:value="5130.4347826087" calcext:value-type="float">
            <text:p>5130.4347826087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/>
          <table:table-cell table:formula="of:=([.B241]/[.C$4])*100" office:value-type="float" office:value="51.5217391304348" calcext:value-type="float">
            <text:p>51.5217391304348</text:p>
          </table:table-cell>
          <table:table-cell table:formula="of:=[.D241]*100" office:value-type="float" office:value="5152.17391304348" calcext:value-type="float">
            <text:p>5152.17391304348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/>
          <table:table-cell table:formula="of:=([.B242]/[.C$4])*100" office:value-type="float" office:value="51.7391304347826" calcext:value-type="float">
            <text:p>51.7391304347826</text:p>
          </table:table-cell>
          <table:table-cell table:formula="of:=[.D242]*100" office:value-type="float" office:value="5173.91304347826" calcext:value-type="float">
            <text:p>5173.91304347826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/>
          <table:table-cell table:formula="of:=([.B243]/[.C$4])*100" office:value-type="float" office:value="51.9565217391304" calcext:value-type="float">
            <text:p>51.9565217391304</text:p>
          </table:table-cell>
          <table:table-cell table:formula="of:=[.D243]*100" office:value-type="float" office:value="5195.65217391304" calcext:value-type="float">
            <text:p>5195.65217391304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/>
          <table:table-cell table:formula="of:=([.B244]/[.C$4])*100" office:value-type="float" office:value="52.1739130434783" calcext:value-type="float">
            <text:p>52.1739130434783</text:p>
          </table:table-cell>
          <table:table-cell table:formula="of:=[.D244]*100" office:value-type="float" office:value="5217.39130434783" calcext:value-type="float">
            <text:p>5217.39130434783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/>
          <table:table-cell table:formula="of:=([.B245]/[.C$4])*100" office:value-type="float" office:value="52.3913043478261" calcext:value-type="float">
            <text:p>52.3913043478261</text:p>
          </table:table-cell>
          <table:table-cell table:formula="of:=[.D245]*100" office:value-type="float" office:value="5239.13043478261" calcext:value-type="float">
            <text:p>5239.13043478261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/>
          <table:table-cell table:formula="of:=([.B246]/[.C$4])*100" office:value-type="float" office:value="52.6086956521739" calcext:value-type="float">
            <text:p>52.6086956521739</text:p>
          </table:table-cell>
          <table:table-cell table:formula="of:=[.D246]*100" office:value-type="float" office:value="5260.86956521739" calcext:value-type="float">
            <text:p>5260.86956521739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/>
          <table:table-cell table:formula="of:=([.B247]/[.C$4])*100" office:value-type="float" office:value="52.8260869565217" calcext:value-type="float">
            <text:p>52.8260869565217</text:p>
          </table:table-cell>
          <table:table-cell table:formula="of:=[.D247]*100" office:value-type="float" office:value="5282.60869565217" calcext:value-type="float">
            <text:p>5282.60869565217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/>
          <table:table-cell table:formula="of:=([.B248]/[.C$4])*100" office:value-type="float" office:value="53.0434782608696" calcext:value-type="float">
            <text:p>53.0434782608696</text:p>
          </table:table-cell>
          <table:table-cell table:formula="of:=[.D248]*100" office:value-type="float" office:value="5304.34782608696" calcext:value-type="float">
            <text:p>5304.34782608696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/>
          <table:table-cell table:formula="of:=([.B249]/[.C$4])*100" office:value-type="float" office:value="53.2608695652174" calcext:value-type="float">
            <text:p>53.2608695652174</text:p>
          </table:table-cell>
          <table:table-cell table:formula="of:=[.D249]*100" office:value-type="float" office:value="5326.08695652174" calcext:value-type="float">
            <text:p>5326.08695652174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/>
          <table:table-cell table:formula="of:=([.B250]/[.C$4])*100" office:value-type="float" office:value="53.4782608695652" calcext:value-type="float">
            <text:p>53.4782608695652</text:p>
          </table:table-cell>
          <table:table-cell table:formula="of:=[.D250]*100" office:value-type="float" office:value="5347.82608695652" calcext:value-type="float">
            <text:p>5347.82608695652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/>
          <table:table-cell table:formula="of:=([.B251]/[.C$4])*100" office:value-type="float" office:value="53.695652173913" calcext:value-type="float">
            <text:p>53.695652173913</text:p>
          </table:table-cell>
          <table:table-cell table:formula="of:=[.D251]*100" office:value-type="float" office:value="5369.5652173913" calcext:value-type="float">
            <text:p>5369.5652173913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/>
          <table:table-cell table:formula="of:=([.B252]/[.C$4])*100" office:value-type="float" office:value="53.9130434782609" calcext:value-type="float">
            <text:p>53.9130434782609</text:p>
          </table:table-cell>
          <table:table-cell table:formula="of:=[.D252]*100" office:value-type="float" office:value="5391.30434782609" calcext:value-type="float">
            <text:p>5391.30434782609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/>
          <table:table-cell table:formula="of:=([.B253]/[.C$4])*100" office:value-type="float" office:value="54.1304347826087" calcext:value-type="float">
            <text:p>54.1304347826087</text:p>
          </table:table-cell>
          <table:table-cell table:formula="of:=[.D253]*100" office:value-type="float" office:value="5413.04347826087" calcext:value-type="float">
            <text:p>5413.04347826087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/>
          <table:table-cell table:formula="of:=([.B254]/[.C$4])*100" office:value-type="float" office:value="54.3478260869565" calcext:value-type="float">
            <text:p>54.3478260869565</text:p>
          </table:table-cell>
          <table:table-cell table:formula="of:=[.D254]*100" office:value-type="float" office:value="5434.78260869565" calcext:value-type="float">
            <text:p>5434.78260869565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/>
          <table:table-cell table:formula="of:=([.B255]/[.C$4])*100" office:value-type="float" office:value="54.5652173913043" calcext:value-type="float">
            <text:p>54.5652173913043</text:p>
          </table:table-cell>
          <table:table-cell table:formula="of:=[.D255]*100" office:value-type="float" office:value="5456.52173913043" calcext:value-type="float">
            <text:p>5456.52173913043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/>
          <table:table-cell table:formula="of:=([.B256]/[.C$4])*100" office:value-type="float" office:value="54.7826086956522" calcext:value-type="float">
            <text:p>54.7826086956522</text:p>
          </table:table-cell>
          <table:table-cell table:formula="of:=[.D256]*100" office:value-type="float" office:value="5478.26086956522" calcext:value-type="float">
            <text:p>5478.26086956522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/>
          <table:table-cell table:formula="of:=([.B257]/[.C$4])*100" office:value-type="float" office:value="55" calcext:value-type="float">
            <text:p>55</text:p>
          </table:table-cell>
          <table:table-cell table:formula="of:=[.D257]*100" office:value-type="float" office:value="5500" calcext:value-type="float">
            <text:p>5500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/>
          <table:table-cell table:formula="of:=([.B258]/[.C$4])*100" office:value-type="float" office:value="55.2173913043478" calcext:value-type="float">
            <text:p>55.2173913043478</text:p>
          </table:table-cell>
          <table:table-cell table:formula="of:=[.D258]*100" office:value-type="float" office:value="5521.73913043478" calcext:value-type="float">
            <text:p>5521.73913043478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/>
          <table:table-cell table:formula="of:=([.B259]/[.C$4])*100" office:value-type="float" office:value="55.4347826086957" calcext:value-type="float">
            <text:p>55.4347826086957</text:p>
          </table:table-cell>
          <table:table-cell table:formula="of:=[.D259]*100" office:value-type="float" office:value="5543.47826086957" calcext:value-type="float">
            <text:p>5543.47826086957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/>
          <table:table-cell table:formula="of:=([.B260]/[.C$4])*100" office:value-type="float" office:value="55.6521739130435" calcext:value-type="float">
            <text:p>55.6521739130435</text:p>
          </table:table-cell>
          <table:table-cell table:formula="of:=[.D260]*100" office:value-type="float" office:value="5565.21739130435" calcext:value-type="float">
            <text:p>5565.21739130435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/>
          <table:table-cell table:formula="of:=([.B261]/[.C$4])*100" office:value-type="float" office:value="55.8695652173913" calcext:value-type="float">
            <text:p>55.8695652173913</text:p>
          </table:table-cell>
          <table:table-cell table:formula="of:=[.D261]*100" office:value-type="float" office:value="5586.95652173913" calcext:value-type="float">
            <text:p>5586.95652173913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/>
          <table:table-cell table:formula="of:=([.B262]/[.C$4])*100" office:value-type="float" office:value="56.0869565217391" calcext:value-type="float">
            <text:p>56.0869565217391</text:p>
          </table:table-cell>
          <table:table-cell table:formula="of:=[.D262]*100" office:value-type="float" office:value="5608.69565217391" calcext:value-type="float">
            <text:p>5608.69565217391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/>
          <table:table-cell table:formula="of:=([.B263]/[.C$4])*100" office:value-type="float" office:value="56.304347826087" calcext:value-type="float">
            <text:p>56.304347826087</text:p>
          </table:table-cell>
          <table:table-cell table:formula="of:=[.D263]*100" office:value-type="float" office:value="5630.4347826087" calcext:value-type="float">
            <text:p>5630.4347826087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/>
          <table:table-cell table:formula="of:=([.B264]/[.C$4])*100" office:value-type="float" office:value="56.5217391304348" calcext:value-type="float">
            <text:p>56.5217391304348</text:p>
          </table:table-cell>
          <table:table-cell table:formula="of:=[.D264]*100" office:value-type="float" office:value="5652.17391304348" calcext:value-type="float">
            <text:p>5652.17391304348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/>
          <table:table-cell table:formula="of:=([.B265]/[.C$4])*100" office:value-type="float" office:value="56.7391304347826" calcext:value-type="float">
            <text:p>56.7391304347826</text:p>
          </table:table-cell>
          <table:table-cell table:formula="of:=[.D265]*100" office:value-type="float" office:value="5673.91304347826" calcext:value-type="float">
            <text:p>5673.91304347826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/>
          <table:table-cell table:formula="of:=([.B266]/[.C$4])*100" office:value-type="float" office:value="56.9565217391304" calcext:value-type="float">
            <text:p>56.9565217391304</text:p>
          </table:table-cell>
          <table:table-cell table:formula="of:=[.D266]*100" office:value-type="float" office:value="5695.65217391304" calcext:value-type="float">
            <text:p>5695.65217391304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/>
          <table:table-cell table:formula="of:=([.B267]/[.C$4])*100" office:value-type="float" office:value="57.1739130434783" calcext:value-type="float">
            <text:p>57.1739130434783</text:p>
          </table:table-cell>
          <table:table-cell table:formula="of:=[.D267]*100" office:value-type="float" office:value="5717.39130434783" calcext:value-type="float">
            <text:p>5717.39130434783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/>
          <table:table-cell table:formula="of:=([.B268]/[.C$4])*100" office:value-type="float" office:value="57.3913043478261" calcext:value-type="float">
            <text:p>57.3913043478261</text:p>
          </table:table-cell>
          <table:table-cell table:formula="of:=[.D268]*100" office:value-type="float" office:value="5739.13043478261" calcext:value-type="float">
            <text:p>5739.13043478261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/>
          <table:table-cell table:formula="of:=([.B269]/[.C$4])*100" office:value-type="float" office:value="57.6086956521739" calcext:value-type="float">
            <text:p>57.6086956521739</text:p>
          </table:table-cell>
          <table:table-cell table:formula="of:=[.D269]*100" office:value-type="float" office:value="5760.86956521739" calcext:value-type="float">
            <text:p>5760.86956521739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/>
          <table:table-cell table:formula="of:=([.B270]/[.C$4])*100" office:value-type="float" office:value="57.8260869565217" calcext:value-type="float">
            <text:p>57.8260869565217</text:p>
          </table:table-cell>
          <table:table-cell table:formula="of:=[.D270]*100" office:value-type="float" office:value="5782.60869565217" calcext:value-type="float">
            <text:p>5782.60869565217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/>
          <table:table-cell table:formula="of:=([.B271]/[.C$4])*100" office:value-type="float" office:value="58.0434782608696" calcext:value-type="float">
            <text:p>58.0434782608696</text:p>
          </table:table-cell>
          <table:table-cell table:formula="of:=[.D271]*100" office:value-type="float" office:value="5804.34782608696" calcext:value-type="float">
            <text:p>5804.34782608696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/>
          <table:table-cell table:formula="of:=([.B272]/[.C$4])*100" office:value-type="float" office:value="58.2608695652174" calcext:value-type="float">
            <text:p>58.2608695652174</text:p>
          </table:table-cell>
          <table:table-cell table:formula="of:=[.D272]*100" office:value-type="float" office:value="5826.08695652174" calcext:value-type="float">
            <text:p>5826.08695652174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/>
          <table:table-cell table:formula="of:=([.B273]/[.C$4])*100" office:value-type="float" office:value="58.4782608695652" calcext:value-type="float">
            <text:p>58.4782608695652</text:p>
          </table:table-cell>
          <table:table-cell table:formula="of:=[.D273]*100" office:value-type="float" office:value="5847.82608695652" calcext:value-type="float">
            <text:p>5847.82608695652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/>
          <table:table-cell table:formula="of:=([.B274]/[.C$4])*100" office:value-type="float" office:value="58.695652173913" calcext:value-type="float">
            <text:p>58.695652173913</text:p>
          </table:table-cell>
          <table:table-cell table:formula="of:=[.D274]*100" office:value-type="float" office:value="5869.5652173913" calcext:value-type="float">
            <text:p>5869.5652173913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/>
          <table:table-cell table:formula="of:=([.B275]/[.C$4])*100" office:value-type="float" office:value="58.9130434782609" calcext:value-type="float">
            <text:p>58.9130434782609</text:p>
          </table:table-cell>
          <table:table-cell table:formula="of:=[.D275]*100" office:value-type="float" office:value="5891.30434782609" calcext:value-type="float">
            <text:p>5891.30434782609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/>
          <table:table-cell table:formula="of:=([.B276]/[.C$4])*100" office:value-type="float" office:value="59.1304347826087" calcext:value-type="float">
            <text:p>59.1304347826087</text:p>
          </table:table-cell>
          <table:table-cell table:formula="of:=[.D276]*100" office:value-type="float" office:value="5913.04347826087" calcext:value-type="float">
            <text:p>5913.04347826087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/>
          <table:table-cell table:formula="of:=([.B277]/[.C$4])*100" office:value-type="float" office:value="59.3478260869565" calcext:value-type="float">
            <text:p>59.3478260869565</text:p>
          </table:table-cell>
          <table:table-cell table:formula="of:=[.D277]*100" office:value-type="float" office:value="5934.78260869565" calcext:value-type="float">
            <text:p>5934.78260869565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/>
          <table:table-cell table:formula="of:=([.B278]/[.C$4])*100" office:value-type="float" office:value="59.5652173913044" calcext:value-type="float">
            <text:p>59.5652173913044</text:p>
          </table:table-cell>
          <table:table-cell table:formula="of:=[.D278]*100" office:value-type="float" office:value="5956.52173913043" calcext:value-type="float">
            <text:p>5956.52173913043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/>
          <table:table-cell table:formula="of:=([.B279]/[.C$4])*100" office:value-type="float" office:value="59.7826086956522" calcext:value-type="float">
            <text:p>59.7826086956522</text:p>
          </table:table-cell>
          <table:table-cell table:formula="of:=[.D279]*100" office:value-type="float" office:value="5978.26086956522" calcext:value-type="float">
            <text:p>5978.26086956522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/>
          <table:table-cell table:formula="of:=([.B280]/[.C$4])*100" office:value-type="float" office:value="60" calcext:value-type="float">
            <text:p>60</text:p>
          </table:table-cell>
          <table:table-cell table:formula="of:=[.D280]*100" office:value-type="float" office:value="6000" calcext:value-type="float">
            <text:p>6000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/>
          <table:table-cell table:formula="of:=([.B281]/[.C$4])*100" office:value-type="float" office:value="60.2173913043478" calcext:value-type="float">
            <text:p>60.2173913043478</text:p>
          </table:table-cell>
          <table:table-cell table:formula="of:=[.D281]*100" office:value-type="float" office:value="6021.73913043478" calcext:value-type="float">
            <text:p>6021.73913043478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/>
          <table:table-cell table:formula="of:=([.B282]/[.C$4])*100" office:value-type="float" office:value="60.4347826086956" calcext:value-type="float">
            <text:p>60.4347826086956</text:p>
          </table:table-cell>
          <table:table-cell table:formula="of:=[.D282]*100" office:value-type="float" office:value="6043.47826086957" calcext:value-type="float">
            <text:p>6043.47826086957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/>
          <table:table-cell table:formula="of:=([.B283]/[.C$4])*100" office:value-type="float" office:value="60.6521739130435" calcext:value-type="float">
            <text:p>60.6521739130435</text:p>
          </table:table-cell>
          <table:table-cell table:formula="of:=[.D283]*100" office:value-type="float" office:value="6065.21739130435" calcext:value-type="float">
            <text:p>6065.21739130435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/>
          <table:table-cell table:formula="of:=([.B284]/[.C$4])*100" office:value-type="float" office:value="60.8695652173913" calcext:value-type="float">
            <text:p>60.8695652173913</text:p>
          </table:table-cell>
          <table:table-cell table:formula="of:=[.D284]*100" office:value-type="float" office:value="6086.95652173913" calcext:value-type="float">
            <text:p>6086.95652173913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/>
          <table:table-cell table:formula="of:=([.B285]/[.C$4])*100" office:value-type="float" office:value="61.0869565217391" calcext:value-type="float">
            <text:p>61.0869565217391</text:p>
          </table:table-cell>
          <table:table-cell table:formula="of:=[.D285]*100" office:value-type="float" office:value="6108.69565217391" calcext:value-type="float">
            <text:p>6108.69565217391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/>
          <table:table-cell table:formula="of:=([.B286]/[.C$4])*100" office:value-type="float" office:value="61.304347826087" calcext:value-type="float">
            <text:p>61.304347826087</text:p>
          </table:table-cell>
          <table:table-cell table:formula="of:=[.D286]*100" office:value-type="float" office:value="6130.4347826087" calcext:value-type="float">
            <text:p>6130.4347826087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/>
          <table:table-cell table:formula="of:=([.B287]/[.C$4])*100" office:value-type="float" office:value="61.5217391304348" calcext:value-type="float">
            <text:p>61.5217391304348</text:p>
          </table:table-cell>
          <table:table-cell table:formula="of:=[.D287]*100" office:value-type="float" office:value="6152.17391304348" calcext:value-type="float">
            <text:p>6152.17391304348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/>
          <table:table-cell table:formula="of:=([.B288]/[.C$4])*100" office:value-type="float" office:value="61.7391304347826" calcext:value-type="float">
            <text:p>61.7391304347826</text:p>
          </table:table-cell>
          <table:table-cell table:formula="of:=[.D288]*100" office:value-type="float" office:value="6173.91304347826" calcext:value-type="float">
            <text:p>6173.91304347826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/>
          <table:table-cell table:formula="of:=([.B289]/[.C$4])*100" office:value-type="float" office:value="61.9565217391304" calcext:value-type="float">
            <text:p>61.9565217391304</text:p>
          </table:table-cell>
          <table:table-cell table:formula="of:=[.D289]*100" office:value-type="float" office:value="6195.65217391304" calcext:value-type="float">
            <text:p>6195.65217391304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/>
          <table:table-cell table:formula="of:=([.B290]/[.C$4])*100" office:value-type="float" office:value="62.1739130434783" calcext:value-type="float">
            <text:p>62.1739130434783</text:p>
          </table:table-cell>
          <table:table-cell table:formula="of:=[.D290]*100" office:value-type="float" office:value="6217.39130434783" calcext:value-type="float">
            <text:p>6217.39130434783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/>
          <table:table-cell table:formula="of:=([.B291]/[.C$4])*100" office:value-type="float" office:value="62.3913043478261" calcext:value-type="float">
            <text:p>62.3913043478261</text:p>
          </table:table-cell>
          <table:table-cell table:formula="of:=[.D291]*100" office:value-type="float" office:value="6239.13043478261" calcext:value-type="float">
            <text:p>6239.13043478261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/>
          <table:table-cell table:formula="of:=([.B292]/[.C$4])*100" office:value-type="float" office:value="62.6086956521739" calcext:value-type="float">
            <text:p>62.6086956521739</text:p>
          </table:table-cell>
          <table:table-cell table:formula="of:=[.D292]*100" office:value-type="float" office:value="6260.86956521739" calcext:value-type="float">
            <text:p>6260.86956521739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/>
          <table:table-cell table:formula="of:=([.B293]/[.C$4])*100" office:value-type="float" office:value="62.8260869565217" calcext:value-type="float">
            <text:p>62.8260869565217</text:p>
          </table:table-cell>
          <table:table-cell table:formula="of:=[.D293]*100" office:value-type="float" office:value="6282.60869565217" calcext:value-type="float">
            <text:p>6282.60869565217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/>
          <table:table-cell table:formula="of:=([.B294]/[.C$4])*100" office:value-type="float" office:value="63.0434782608696" calcext:value-type="float">
            <text:p>63.0434782608696</text:p>
          </table:table-cell>
          <table:table-cell table:formula="of:=[.D294]*100" office:value-type="float" office:value="6304.34782608696" calcext:value-type="float">
            <text:p>6304.34782608696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/>
          <table:table-cell table:formula="of:=([.B295]/[.C$4])*100" office:value-type="float" office:value="63.2608695652174" calcext:value-type="float">
            <text:p>63.2608695652174</text:p>
          </table:table-cell>
          <table:table-cell table:formula="of:=[.D295]*100" office:value-type="float" office:value="6326.08695652174" calcext:value-type="float">
            <text:p>6326.08695652174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/>
          <table:table-cell table:formula="of:=([.B296]/[.C$4])*100" office:value-type="float" office:value="63.4782608695652" calcext:value-type="float">
            <text:p>63.4782608695652</text:p>
          </table:table-cell>
          <table:table-cell table:formula="of:=[.D296]*100" office:value-type="float" office:value="6347.82608695652" calcext:value-type="float">
            <text:p>6347.82608695652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/>
          <table:table-cell table:formula="of:=([.B297]/[.C$4])*100" office:value-type="float" office:value="63.695652173913" calcext:value-type="float">
            <text:p>63.695652173913</text:p>
          </table:table-cell>
          <table:table-cell table:formula="of:=[.D297]*100" office:value-type="float" office:value="6369.5652173913" calcext:value-type="float">
            <text:p>6369.5652173913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/>
          <table:table-cell table:formula="of:=([.B298]/[.C$4])*100" office:value-type="float" office:value="63.9130434782609" calcext:value-type="float">
            <text:p>63.9130434782609</text:p>
          </table:table-cell>
          <table:table-cell table:formula="of:=[.D298]*100" office:value-type="float" office:value="6391.30434782609" calcext:value-type="float">
            <text:p>6391.30434782609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/>
          <table:table-cell table:formula="of:=([.B299]/[.C$4])*100" office:value-type="float" office:value="64.1304347826087" calcext:value-type="float">
            <text:p>64.1304347826087</text:p>
          </table:table-cell>
          <table:table-cell table:formula="of:=[.D299]*100" office:value-type="float" office:value="6413.04347826087" calcext:value-type="float">
            <text:p>6413.04347826087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/>
          <table:table-cell table:formula="of:=([.B300]/[.C$4])*100" office:value-type="float" office:value="64.3478260869565" calcext:value-type="float">
            <text:p>64.3478260869565</text:p>
          </table:table-cell>
          <table:table-cell table:formula="of:=[.D300]*100" office:value-type="float" office:value="6434.78260869565" calcext:value-type="float">
            <text:p>6434.78260869565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/>
          <table:table-cell table:formula="of:=([.B301]/[.C$4])*100" office:value-type="float" office:value="64.5652173913044" calcext:value-type="float">
            <text:p>64.5652173913044</text:p>
          </table:table-cell>
          <table:table-cell table:formula="of:=[.D301]*100" office:value-type="float" office:value="6456.52173913044" calcext:value-type="float">
            <text:p>6456.52173913044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/>
          <table:table-cell table:formula="of:=([.B302]/[.C$4])*100" office:value-type="float" office:value="64.7826086956522" calcext:value-type="float">
            <text:p>64.7826086956522</text:p>
          </table:table-cell>
          <table:table-cell table:formula="of:=[.D302]*100" office:value-type="float" office:value="6478.26086956522" calcext:value-type="float">
            <text:p>6478.26086956522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/>
          <table:table-cell table:formula="of:=([.B303]/[.C$4])*100" office:value-type="float" office:value="65" calcext:value-type="float">
            <text:p>65</text:p>
          </table:table-cell>
          <table:table-cell table:formula="of:=[.D303]*100" office:value-type="float" office:value="6500" calcext:value-type="float">
            <text:p>6500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/>
          <table:table-cell table:formula="of:=([.B304]/[.C$4])*100" office:value-type="float" office:value="65.2173913043478" calcext:value-type="float">
            <text:p>65.2173913043478</text:p>
          </table:table-cell>
          <table:table-cell table:formula="of:=[.D304]*100" office:value-type="float" office:value="6521.73913043478" calcext:value-type="float">
            <text:p>6521.73913043478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/>
          <table:table-cell table:formula="of:=([.B305]/[.C$4])*100" office:value-type="float" office:value="65.4347826086957" calcext:value-type="float">
            <text:p>65.4347826086957</text:p>
          </table:table-cell>
          <table:table-cell table:formula="of:=[.D305]*100" office:value-type="float" office:value="6543.47826086957" calcext:value-type="float">
            <text:p>6543.47826086957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/>
          <table:table-cell table:formula="of:=([.B306]/[.C$4])*100" office:value-type="float" office:value="65.6521739130435" calcext:value-type="float">
            <text:p>65.6521739130435</text:p>
          </table:table-cell>
          <table:table-cell table:formula="of:=[.D306]*100" office:value-type="float" office:value="6565.21739130435" calcext:value-type="float">
            <text:p>6565.21739130435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/>
          <table:table-cell table:formula="of:=([.B307]/[.C$4])*100" office:value-type="float" office:value="65.8695652173913" calcext:value-type="float">
            <text:p>65.8695652173913</text:p>
          </table:table-cell>
          <table:table-cell table:formula="of:=[.D307]*100" office:value-type="float" office:value="6586.95652173913" calcext:value-type="float">
            <text:p>6586.95652173913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/>
          <table:table-cell table:formula="of:=([.B308]/[.C$4])*100" office:value-type="float" office:value="66.0869565217391" calcext:value-type="float">
            <text:p>66.0869565217391</text:p>
          </table:table-cell>
          <table:table-cell table:formula="of:=[.D308]*100" office:value-type="float" office:value="6608.69565217391" calcext:value-type="float">
            <text:p>6608.69565217391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/>
          <table:table-cell table:formula="of:=([.B309]/[.C$4])*100" office:value-type="float" office:value="66.304347826087" calcext:value-type="float">
            <text:p>66.304347826087</text:p>
          </table:table-cell>
          <table:table-cell table:formula="of:=[.D309]*100" office:value-type="float" office:value="6630.4347826087" calcext:value-type="float">
            <text:p>6630.4347826087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/>
          <table:table-cell table:formula="of:=([.B310]/[.C$4])*100" office:value-type="float" office:value="66.5217391304348" calcext:value-type="float">
            <text:p>66.5217391304348</text:p>
          </table:table-cell>
          <table:table-cell table:formula="of:=[.D310]*100" office:value-type="float" office:value="6652.17391304348" calcext:value-type="float">
            <text:p>6652.17391304348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/>
          <table:table-cell table:formula="of:=([.B311]/[.C$4])*100" office:value-type="float" office:value="66.7391304347826" calcext:value-type="float">
            <text:p>66.7391304347826</text:p>
          </table:table-cell>
          <table:table-cell table:formula="of:=[.D311]*100" office:value-type="float" office:value="6673.91304347826" calcext:value-type="float">
            <text:p>6673.91304347826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/>
          <table:table-cell table:formula="of:=([.B312]/[.C$4])*100" office:value-type="float" office:value="66.9565217391304" calcext:value-type="float">
            <text:p>66.9565217391304</text:p>
          </table:table-cell>
          <table:table-cell table:formula="of:=[.D312]*100" office:value-type="float" office:value="6695.65217391304" calcext:value-type="float">
            <text:p>6695.65217391304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/>
          <table:table-cell table:formula="of:=([.B313]/[.C$4])*100" office:value-type="float" office:value="67.1739130434783" calcext:value-type="float">
            <text:p>67.1739130434783</text:p>
          </table:table-cell>
          <table:table-cell table:formula="of:=[.D313]*100" office:value-type="float" office:value="6717.39130434783" calcext:value-type="float">
            <text:p>6717.39130434783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/>
          <table:table-cell table:formula="of:=([.B314]/[.C$4])*100" office:value-type="float" office:value="67.3913043478261" calcext:value-type="float">
            <text:p>67.3913043478261</text:p>
          </table:table-cell>
          <table:table-cell table:formula="of:=[.D314]*100" office:value-type="float" office:value="6739.13043478261" calcext:value-type="float">
            <text:p>6739.13043478261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/>
          <table:table-cell table:formula="of:=([.B315]/[.C$4])*100" office:value-type="float" office:value="67.6086956521739" calcext:value-type="float">
            <text:p>67.6086956521739</text:p>
          </table:table-cell>
          <table:table-cell table:formula="of:=[.D315]*100" office:value-type="float" office:value="6760.86956521739" calcext:value-type="float">
            <text:p>6760.86956521739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/>
          <table:table-cell table:formula="of:=([.B316]/[.C$4])*100" office:value-type="float" office:value="67.8260869565217" calcext:value-type="float">
            <text:p>67.8260869565217</text:p>
          </table:table-cell>
          <table:table-cell table:formula="of:=[.D316]*100" office:value-type="float" office:value="6782.60869565217" calcext:value-type="float">
            <text:p>6782.60869565217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/>
          <table:table-cell table:formula="of:=([.B317]/[.C$4])*100" office:value-type="float" office:value="68.0434782608696" calcext:value-type="float">
            <text:p>68.0434782608696</text:p>
          </table:table-cell>
          <table:table-cell table:formula="of:=[.D317]*100" office:value-type="float" office:value="6804.34782608696" calcext:value-type="float">
            <text:p>6804.34782608696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/>
          <table:table-cell table:formula="of:=([.B318]/[.C$4])*100" office:value-type="float" office:value="68.2608695652174" calcext:value-type="float">
            <text:p>68.2608695652174</text:p>
          </table:table-cell>
          <table:table-cell table:formula="of:=[.D318]*100" office:value-type="float" office:value="6826.08695652174" calcext:value-type="float">
            <text:p>6826.08695652174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/>
          <table:table-cell table:formula="of:=([.B319]/[.C$4])*100" office:value-type="float" office:value="68.4782608695652" calcext:value-type="float">
            <text:p>68.4782608695652</text:p>
          </table:table-cell>
          <table:table-cell table:formula="of:=[.D319]*100" office:value-type="float" office:value="6847.82608695652" calcext:value-type="float">
            <text:p>6847.82608695652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/>
          <table:table-cell table:formula="of:=([.B320]/[.C$4])*100" office:value-type="float" office:value="68.695652173913" calcext:value-type="float">
            <text:p>68.695652173913</text:p>
          </table:table-cell>
          <table:table-cell table:formula="of:=[.D320]*100" office:value-type="float" office:value="6869.5652173913" calcext:value-type="float">
            <text:p>6869.5652173913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/>
          <table:table-cell table:formula="of:=([.B321]/[.C$4])*100" office:value-type="float" office:value="68.9130434782609" calcext:value-type="float">
            <text:p>68.9130434782609</text:p>
          </table:table-cell>
          <table:table-cell table:formula="of:=[.D321]*100" office:value-type="float" office:value="6891.30434782609" calcext:value-type="float">
            <text:p>6891.30434782609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/>
          <table:table-cell table:formula="of:=([.B322]/[.C$4])*100" office:value-type="float" office:value="69.1304347826087" calcext:value-type="float">
            <text:p>69.1304347826087</text:p>
          </table:table-cell>
          <table:table-cell table:formula="of:=[.D322]*100" office:value-type="float" office:value="6913.04347826087" calcext:value-type="float">
            <text:p>6913.04347826087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/>
          <table:table-cell table:formula="of:=([.B323]/[.C$4])*100" office:value-type="float" office:value="69.3478260869565" calcext:value-type="float">
            <text:p>69.3478260869565</text:p>
          </table:table-cell>
          <table:table-cell table:formula="of:=[.D323]*100" office:value-type="float" office:value="6934.78260869565" calcext:value-type="float">
            <text:p>6934.78260869565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/>
          <table:table-cell table:formula="of:=([.B324]/[.C$4])*100" office:value-type="float" office:value="69.5652173913043" calcext:value-type="float">
            <text:p>69.5652173913043</text:p>
          </table:table-cell>
          <table:table-cell table:formula="of:=[.D324]*100" office:value-type="float" office:value="6956.52173913043" calcext:value-type="float">
            <text:p>6956.52173913043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/>
          <table:table-cell table:formula="of:=([.B325]/[.C$4])*100" office:value-type="float" office:value="69.7826086956522" calcext:value-type="float">
            <text:p>69.7826086956522</text:p>
          </table:table-cell>
          <table:table-cell table:formula="of:=[.D325]*100" office:value-type="float" office:value="6978.26086956522" calcext:value-type="float">
            <text:p>6978.26086956522</text:p>
          </table:table-cell>
        </table:table-row>
        <table:table-row table:style-name="ro1">
          <table:table-cell/>
          <table:table-cell office:value-type="float" office:value="322.77" calcext:value-type="float">
            <text:p>322.77</text:p>
          </table:table-cell>
          <table:table-cell/>
          <table:table-cell table:formula="of:=([.B326]/[.C$4])*100" office:value-type="float" office:value="70.1673913043478" calcext:value-type="float">
            <text:p>70.1673913043478</text:p>
          </table:table-cell>
          <table:table-cell table:formula="of:=[.D326]*100" office:value-type="float" office:value="7016.73913043478" calcext:value-type="float">
            <text:p>7016.73913043478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/>
          <table:table-cell table:formula="of:=([.B327]/[.C$4])*100" office:value-type="float" office:value="70.2173913043478" calcext:value-type="float">
            <text:p>70.2173913043478</text:p>
          </table:table-cell>
          <table:table-cell table:formula="of:=[.D327]*100" office:value-type="float" office:value="7021.73913043478" calcext:value-type="float">
            <text:p>7021.73913043478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/>
          <table:table-cell table:formula="of:=([.B328]/[.C$4])*100" office:value-type="float" office:value="70.4347826086957" calcext:value-type="float">
            <text:p>70.4347826086957</text:p>
          </table:table-cell>
          <table:table-cell table:formula="of:=[.D328]*100" office:value-type="float" office:value="7043.47826086957" calcext:value-type="float">
            <text:p>7043.47826086957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/>
          <table:table-cell table:formula="of:=([.B329]/[.C$4])*100" office:value-type="float" office:value="70.6521739130435" calcext:value-type="float">
            <text:p>70.6521739130435</text:p>
          </table:table-cell>
          <table:table-cell table:formula="of:=[.D329]*100" office:value-type="float" office:value="7065.21739130435" calcext:value-type="float">
            <text:p>7065.21739130435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/>
          <table:table-cell table:formula="of:=([.B330]/[.C$4])*100" office:value-type="float" office:value="70.8695652173913" calcext:value-type="float">
            <text:p>70.8695652173913</text:p>
          </table:table-cell>
          <table:table-cell table:formula="of:=[.D330]*100" office:value-type="float" office:value="7086.95652173913" calcext:value-type="float">
            <text:p>7086.95652173913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/>
          <table:table-cell table:formula="of:=([.B331]/[.C$4])*100" office:value-type="float" office:value="71.0869565217391" calcext:value-type="float">
            <text:p>71.0869565217391</text:p>
          </table:table-cell>
          <table:table-cell table:formula="of:=[.D331]*100" office:value-type="float" office:value="7108.69565217391" calcext:value-type="float">
            <text:p>7108.69565217391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/>
          <table:table-cell table:formula="of:=([.B332]/[.C$4])*100" office:value-type="float" office:value="71.304347826087" calcext:value-type="float">
            <text:p>71.304347826087</text:p>
          </table:table-cell>
          <table:table-cell table:formula="of:=[.D332]*100" office:value-type="float" office:value="7130.4347826087" calcext:value-type="float">
            <text:p>7130.4347826087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/>
          <table:table-cell table:formula="of:=([.B333]/[.C$4])*100" office:value-type="float" office:value="71.5217391304348" calcext:value-type="float">
            <text:p>71.5217391304348</text:p>
          </table:table-cell>
          <table:table-cell table:formula="of:=[.D333]*100" office:value-type="float" office:value="7152.17391304348" calcext:value-type="float">
            <text:p>7152.17391304348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/>
          <table:table-cell table:formula="of:=([.B334]/[.C$4])*100" office:value-type="float" office:value="71.7391304347826" calcext:value-type="float">
            <text:p>71.7391304347826</text:p>
          </table:table-cell>
          <table:table-cell table:formula="of:=[.D334]*100" office:value-type="float" office:value="7173.91304347826" calcext:value-type="float">
            <text:p>7173.91304347826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/>
          <table:table-cell table:formula="of:=([.B335]/[.C$4])*100" office:value-type="float" office:value="71.9565217391304" calcext:value-type="float">
            <text:p>71.9565217391304</text:p>
          </table:table-cell>
          <table:table-cell table:formula="of:=[.D335]*100" office:value-type="float" office:value="7195.65217391304" calcext:value-type="float">
            <text:p>7195.65217391304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/>
          <table:table-cell table:formula="of:=([.B336]/[.C$4])*100" office:value-type="float" office:value="72.1739130434783" calcext:value-type="float">
            <text:p>72.1739130434783</text:p>
          </table:table-cell>
          <table:table-cell table:formula="of:=[.D336]*100" office:value-type="float" office:value="7217.39130434783" calcext:value-type="float">
            <text:p>7217.39130434783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/>
          <table:table-cell table:formula="of:=([.B337]/[.C$4])*100" office:value-type="float" office:value="72.3913043478261" calcext:value-type="float">
            <text:p>72.3913043478261</text:p>
          </table:table-cell>
          <table:table-cell table:formula="of:=[.D337]*100" office:value-type="float" office:value="7239.13043478261" calcext:value-type="float">
            <text:p>7239.13043478261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/>
          <table:table-cell table:formula="of:=([.B338]/[.C$4])*100" office:value-type="float" office:value="72.6086956521739" calcext:value-type="float">
            <text:p>72.6086956521739</text:p>
          </table:table-cell>
          <table:table-cell table:formula="of:=[.D338]*100" office:value-type="float" office:value="7260.86956521739" calcext:value-type="float">
            <text:p>7260.86956521739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/>
          <table:table-cell table:formula="of:=([.B339]/[.C$4])*100" office:value-type="float" office:value="72.8260869565217" calcext:value-type="float">
            <text:p>72.8260869565217</text:p>
          </table:table-cell>
          <table:table-cell table:formula="of:=[.D339]*100" office:value-type="float" office:value="7282.60869565217" calcext:value-type="float">
            <text:p>7282.60869565217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/>
          <table:table-cell table:formula="of:=([.B340]/[.C$4])*100" office:value-type="float" office:value="73.0434782608696" calcext:value-type="float">
            <text:p>73.0434782608696</text:p>
          </table:table-cell>
          <table:table-cell table:formula="of:=[.D340]*100" office:value-type="float" office:value="7304.34782608696" calcext:value-type="float">
            <text:p>7304.34782608696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/>
          <table:table-cell table:formula="of:=([.B341]/[.C$4])*100" office:value-type="float" office:value="73.2608695652174" calcext:value-type="float">
            <text:p>73.2608695652174</text:p>
          </table:table-cell>
          <table:table-cell table:formula="of:=[.D341]*100" office:value-type="float" office:value="7326.08695652174" calcext:value-type="float">
            <text:p>7326.08695652174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/>
          <table:table-cell table:formula="of:=([.B342]/[.C$4])*100" office:value-type="float" office:value="73.4782608695652" calcext:value-type="float">
            <text:p>73.4782608695652</text:p>
          </table:table-cell>
          <table:table-cell table:formula="of:=[.D342]*100" office:value-type="float" office:value="7347.82608695652" calcext:value-type="float">
            <text:p>7347.82608695652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/>
          <table:table-cell table:formula="of:=([.B343]/[.C$4])*100" office:value-type="float" office:value="73.695652173913" calcext:value-type="float">
            <text:p>73.695652173913</text:p>
          </table:table-cell>
          <table:table-cell table:formula="of:=[.D343]*100" office:value-type="float" office:value="7369.5652173913" calcext:value-type="float">
            <text:p>7369.5652173913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/>
          <table:table-cell table:formula="of:=([.B344]/[.C$4])*100" office:value-type="float" office:value="73.9130434782609" calcext:value-type="float">
            <text:p>73.9130434782609</text:p>
          </table:table-cell>
          <table:table-cell table:formula="of:=[.D344]*100" office:value-type="float" office:value="7391.30434782609" calcext:value-type="float">
            <text:p>7391.30434782609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/>
          <table:table-cell table:formula="of:=([.B345]/[.C$4])*100" office:value-type="float" office:value="74.1304347826087" calcext:value-type="float">
            <text:p>74.1304347826087</text:p>
          </table:table-cell>
          <table:table-cell table:formula="of:=[.D345]*100" office:value-type="float" office:value="7413.04347826087" calcext:value-type="float">
            <text:p>7413.04347826087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/>
          <table:table-cell table:formula="of:=([.B346]/[.C$4])*100" office:value-type="float" office:value="74.3478260869565" calcext:value-type="float">
            <text:p>74.3478260869565</text:p>
          </table:table-cell>
          <table:table-cell table:formula="of:=[.D346]*100" office:value-type="float" office:value="7434.78260869565" calcext:value-type="float">
            <text:p>7434.78260869565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/>
          <table:table-cell table:formula="of:=([.B347]/[.C$4])*100" office:value-type="float" office:value="74.5652173913043" calcext:value-type="float">
            <text:p>74.5652173913043</text:p>
          </table:table-cell>
          <table:table-cell table:formula="of:=[.D347]*100" office:value-type="float" office:value="7456.52173913043" calcext:value-type="float">
            <text:p>7456.52173913043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/>
          <table:table-cell table:formula="of:=([.B348]/[.C$4])*100" office:value-type="float" office:value="74.7826086956522" calcext:value-type="float">
            <text:p>74.7826086956522</text:p>
          </table:table-cell>
          <table:table-cell table:formula="of:=[.D348]*100" office:value-type="float" office:value="7478.26086956522" calcext:value-type="float">
            <text:p>7478.26086956522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/>
          <table:table-cell table:formula="of:=([.B349]/[.C$4])*100" office:value-type="float" office:value="75" calcext:value-type="float">
            <text:p>75</text:p>
          </table:table-cell>
          <table:table-cell table:formula="of:=[.D349]*100" office:value-type="float" office:value="7500" calcext:value-type="float">
            <text:p>7500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/>
          <table:table-cell table:formula="of:=([.B350]/[.C$4])*100" office:value-type="float" office:value="75.2173913043478" calcext:value-type="float">
            <text:p>75.2173913043478</text:p>
          </table:table-cell>
          <table:table-cell table:formula="of:=[.D350]*100" office:value-type="float" office:value="7521.73913043478" calcext:value-type="float">
            <text:p>7521.73913043478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/>
          <table:table-cell table:formula="of:=([.B351]/[.C$4])*100" office:value-type="float" office:value="75.4347826086957" calcext:value-type="float">
            <text:p>75.4347826086957</text:p>
          </table:table-cell>
          <table:table-cell table:formula="of:=[.D351]*100" office:value-type="float" office:value="7543.47826086957" calcext:value-type="float">
            <text:p>7543.4782608695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/>
          <table:table-cell table:formula="of:=([.B352]/[.C$4])*100" office:value-type="float" office:value="75.6521739130435" calcext:value-type="float">
            <text:p>75.6521739130435</text:p>
          </table:table-cell>
          <table:table-cell table:formula="of:=[.D352]*100" office:value-type="float" office:value="7565.21739130435" calcext:value-type="float">
            <text:p>7565.21739130435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/>
          <table:table-cell table:formula="of:=([.B353]/[.C$4])*100" office:value-type="float" office:value="75.8695652173913" calcext:value-type="float">
            <text:p>75.8695652173913</text:p>
          </table:table-cell>
          <table:table-cell table:formula="of:=[.D353]*100" office:value-type="float" office:value="7586.95652173913" calcext:value-type="float">
            <text:p>7586.95652173913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/>
          <table:table-cell table:formula="of:=([.B354]/[.C$4])*100" office:value-type="float" office:value="76.0869565217391" calcext:value-type="float">
            <text:p>76.0869565217391</text:p>
          </table:table-cell>
          <table:table-cell table:formula="of:=[.D354]*100" office:value-type="float" office:value="7608.69565217391" calcext:value-type="float">
            <text:p>7608.69565217391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/>
          <table:table-cell table:formula="of:=([.B355]/[.C$4])*100" office:value-type="float" office:value="76.304347826087" calcext:value-type="float">
            <text:p>76.304347826087</text:p>
          </table:table-cell>
          <table:table-cell table:formula="of:=[.D355]*100" office:value-type="float" office:value="7630.4347826087" calcext:value-type="float">
            <text:p>7630.434782608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/>
          <table:table-cell table:formula="of:=([.B356]/[.C$4])*100" office:value-type="float" office:value="76.5217391304348" calcext:value-type="float">
            <text:p>76.5217391304348</text:p>
          </table:table-cell>
          <table:table-cell table:formula="of:=[.D356]*100" office:value-type="float" office:value="7652.17391304348" calcext:value-type="float">
            <text:p>7652.1739130434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/>
          <table:table-cell table:formula="of:=([.B357]/[.C$4])*100" office:value-type="float" office:value="76.7391304347826" calcext:value-type="float">
            <text:p>76.7391304347826</text:p>
          </table:table-cell>
          <table:table-cell table:formula="of:=[.D357]*100" office:value-type="float" office:value="7673.91304347826" calcext:value-type="float">
            <text:p>7673.91304347826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/>
          <table:table-cell table:formula="of:=([.B358]/[.C$4])*100" office:value-type="float" office:value="76.9565217391304" calcext:value-type="float">
            <text:p>76.9565217391304</text:p>
          </table:table-cell>
          <table:table-cell table:formula="of:=[.D358]*100" office:value-type="float" office:value="7695.65217391304" calcext:value-type="float">
            <text:p>7695.65217391304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/>
          <table:table-cell table:formula="of:=([.B359]/[.C$4])*100" office:value-type="float" office:value="77.1739130434783" calcext:value-type="float">
            <text:p>77.1739130434783</text:p>
          </table:table-cell>
          <table:table-cell table:formula="of:=[.D359]*100" office:value-type="float" office:value="7717.39130434783" calcext:value-type="float">
            <text:p>7717.39130434783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/>
          <table:table-cell table:formula="of:=([.B360]/[.C$4])*100" office:value-type="float" office:value="77.3913043478261" calcext:value-type="float">
            <text:p>77.3913043478261</text:p>
          </table:table-cell>
          <table:table-cell table:formula="of:=[.D360]*100" office:value-type="float" office:value="7739.13043478261" calcext:value-type="float">
            <text:p>7739.13043478261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/>
          <table:table-cell table:formula="of:=([.B361]/[.C$4])*100" office:value-type="float" office:value="77.6086956521739" calcext:value-type="float">
            <text:p>77.6086956521739</text:p>
          </table:table-cell>
          <table:table-cell table:formula="of:=[.D361]*100" office:value-type="float" office:value="7760.86956521739" calcext:value-type="float">
            <text:p>7760.86956521739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/>
          <table:table-cell table:formula="of:=([.B362]/[.C$4])*100" office:value-type="float" office:value="77.8260869565217" calcext:value-type="float">
            <text:p>77.8260869565217</text:p>
          </table:table-cell>
          <table:table-cell table:formula="of:=[.D362]*100" office:value-type="float" office:value="7782.60869565217" calcext:value-type="float">
            <text:p>7782.60869565217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/>
          <table:table-cell table:formula="of:=([.B363]/[.C$4])*100" office:value-type="float" office:value="78.0434782608696" calcext:value-type="float">
            <text:p>78.0434782608696</text:p>
          </table:table-cell>
          <table:table-cell table:formula="of:=[.D363]*100" office:value-type="float" office:value="7804.34782608696" calcext:value-type="float">
            <text:p>7804.34782608696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/>
          <table:table-cell table:formula="of:=([.B364]/[.C$4])*100" office:value-type="float" office:value="78.2608695652174" calcext:value-type="float">
            <text:p>78.2608695652174</text:p>
          </table:table-cell>
          <table:table-cell table:formula="of:=[.D364]*100" office:value-type="float" office:value="7826.08695652174" calcext:value-type="float">
            <text:p>7826.08695652174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/>
          <table:table-cell table:formula="of:=([.B365]/[.C$4])*100" office:value-type="float" office:value="78.4782608695652" calcext:value-type="float">
            <text:p>78.4782608695652</text:p>
          </table:table-cell>
          <table:table-cell table:formula="of:=[.D365]*100" office:value-type="float" office:value="7847.82608695652" calcext:value-type="float">
            <text:p>7847.82608695652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/>
          <table:table-cell table:formula="of:=([.B366]/[.C$4])*100" office:value-type="float" office:value="78.695652173913" calcext:value-type="float">
            <text:p>78.695652173913</text:p>
          </table:table-cell>
          <table:table-cell table:formula="of:=[.D366]*100" office:value-type="float" office:value="7869.5652173913" calcext:value-type="float">
            <text:p>7869.5652173913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/>
          <table:table-cell table:formula="of:=([.B367]/[.C$4])*100" office:value-type="float" office:value="78.9130434782609" calcext:value-type="float">
            <text:p>78.9130434782609</text:p>
          </table:table-cell>
          <table:table-cell table:formula="of:=[.D367]*100" office:value-type="float" office:value="7891.30434782609" calcext:value-type="float">
            <text:p>7891.30434782609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/>
          <table:table-cell table:formula="of:=([.B368]/[.C$4])*100" office:value-type="float" office:value="79.1304347826087" calcext:value-type="float">
            <text:p>79.1304347826087</text:p>
          </table:table-cell>
          <table:table-cell table:formula="of:=[.D368]*100" office:value-type="float" office:value="7913.04347826087" calcext:value-type="float">
            <text:p>7913.04347826087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/>
          <table:table-cell table:formula="of:=([.B369]/[.C$4])*100" office:value-type="float" office:value="79.3478260869565" calcext:value-type="float">
            <text:p>79.3478260869565</text:p>
          </table:table-cell>
          <table:table-cell table:formula="of:=[.D369]*100" office:value-type="float" office:value="7934.78260869565" calcext:value-type="float">
            <text:p>7934.78260869565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/>
          <table:table-cell table:formula="of:=([.B370]/[.C$4])*100" office:value-type="float" office:value="79.5652173913043" calcext:value-type="float">
            <text:p>79.5652173913043</text:p>
          </table:table-cell>
          <table:table-cell table:formula="of:=[.D370]*100" office:value-type="float" office:value="7956.52173913043" calcext:value-type="float">
            <text:p>7956.52173913043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/>
          <table:table-cell table:formula="of:=([.B371]/[.C$4])*100" office:value-type="float" office:value="79.7826086956522" calcext:value-type="float">
            <text:p>79.7826086956522</text:p>
          </table:table-cell>
          <table:table-cell table:formula="of:=[.D371]*100" office:value-type="float" office:value="7978.26086956522" calcext:value-type="float">
            <text:p>7978.26086956522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/>
          <table:table-cell table:formula="of:=([.B372]/[.C$4])*100" office:value-type="float" office:value="80" calcext:value-type="float">
            <text:p>80</text:p>
          </table:table-cell>
          <table:table-cell table:formula="of:=[.D372]*100"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/>
          <table:table-cell table:formula="of:=([.B373]/[.C$4])*100" office:value-type="float" office:value="80.2173913043478" calcext:value-type="float">
            <text:p>80.2173913043478</text:p>
          </table:table-cell>
          <table:table-cell table:formula="of:=[.D373]*100" office:value-type="float" office:value="8021.73913043478" calcext:value-type="float">
            <text:p>8021.73913043478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/>
          <table:table-cell table:formula="of:=([.B374]/[.C$4])*100" office:value-type="float" office:value="80.4347826086957" calcext:value-type="float">
            <text:p>80.4347826086957</text:p>
          </table:table-cell>
          <table:table-cell table:formula="of:=[.D374]*100" office:value-type="float" office:value="8043.47826086957" calcext:value-type="float">
            <text:p>8043.47826086957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/>
          <table:table-cell table:formula="of:=([.B375]/[.C$4])*100" office:value-type="float" office:value="80.6521739130435" calcext:value-type="float">
            <text:p>80.6521739130435</text:p>
          </table:table-cell>
          <table:table-cell table:formula="of:=[.D375]*100" office:value-type="float" office:value="8065.21739130435" calcext:value-type="float">
            <text:p>8065.21739130435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/>
          <table:table-cell table:formula="of:=([.B376]/[.C$4])*100" office:value-type="float" office:value="80.8695652173913" calcext:value-type="float">
            <text:p>80.8695652173913</text:p>
          </table:table-cell>
          <table:table-cell table:formula="of:=[.D376]*100" office:value-type="float" office:value="8086.95652173913" calcext:value-type="float">
            <text:p>8086.95652173913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/>
          <table:table-cell table:formula="of:=([.B377]/[.C$4])*100" office:value-type="float" office:value="81.0869565217391" calcext:value-type="float">
            <text:p>81.0869565217391</text:p>
          </table:table-cell>
          <table:table-cell table:formula="of:=[.D377]*100" office:value-type="float" office:value="8108.69565217391" calcext:value-type="float">
            <text:p>8108.69565217391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/>
          <table:table-cell table:formula="of:=([.B378]/[.C$4])*100" office:value-type="float" office:value="81.304347826087" calcext:value-type="float">
            <text:p>81.304347826087</text:p>
          </table:table-cell>
          <table:table-cell table:formula="of:=[.D378]*100" office:value-type="float" office:value="8130.4347826087" calcext:value-type="float">
            <text:p>8130.4347826087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/>
          <table:table-cell table:formula="of:=([.B379]/[.C$4])*100" office:value-type="float" office:value="81.5217391304348" calcext:value-type="float">
            <text:p>81.5217391304348</text:p>
          </table:table-cell>
          <table:table-cell table:formula="of:=[.D379]*100" office:value-type="float" office:value="8152.17391304348" calcext:value-type="float">
            <text:p>8152.17391304348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/>
          <table:table-cell table:formula="of:=([.B380]/[.C$4])*100" office:value-type="float" office:value="81.7391304347826" calcext:value-type="float">
            <text:p>81.7391304347826</text:p>
          </table:table-cell>
          <table:table-cell table:formula="of:=[.D380]*100" office:value-type="float" office:value="8173.91304347826" calcext:value-type="float">
            <text:p>8173.91304347826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/>
          <table:table-cell table:formula="of:=([.B381]/[.C$4])*100" office:value-type="float" office:value="81.9565217391304" calcext:value-type="float">
            <text:p>81.9565217391304</text:p>
          </table:table-cell>
          <table:table-cell table:formula="of:=[.D381]*100" office:value-type="float" office:value="8195.65217391305" calcext:value-type="float">
            <text:p>8195.65217391305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/>
          <table:table-cell table:formula="of:=([.B382]/[.C$4])*100" office:value-type="float" office:value="82.1739130434783" calcext:value-type="float">
            <text:p>82.1739130434783</text:p>
          </table:table-cell>
          <table:table-cell table:formula="of:=[.D382]*100" office:value-type="float" office:value="8217.39130434783" calcext:value-type="float">
            <text:p>8217.39130434783</text:p>
          </table:table-cell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/>
          <table:table-cell table:formula="of:=([.B383]/[.C$4])*100" office:value-type="float" office:value="82.3913043478261" calcext:value-type="float">
            <text:p>82.3913043478261</text:p>
          </table:table-cell>
          <table:table-cell table:formula="of:=[.D383]*100" office:value-type="float" office:value="8239.13043478261" calcext:value-type="float">
            <text:p>8239.13043478261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/>
          <table:table-cell table:formula="of:=([.B384]/[.C$4])*100" office:value-type="float" office:value="82.6086956521739" calcext:value-type="float">
            <text:p>82.6086956521739</text:p>
          </table:table-cell>
          <table:table-cell table:formula="of:=[.D384]*100" office:value-type="float" office:value="8260.86956521739" calcext:value-type="float">
            <text:p>8260.86956521739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/>
          <table:table-cell table:formula="of:=([.B385]/[.C$4])*100" office:value-type="float" office:value="82.8260869565217" calcext:value-type="float">
            <text:p>82.8260869565217</text:p>
          </table:table-cell>
          <table:table-cell table:formula="of:=[.D385]*100" office:value-type="float" office:value="8282.60869565217" calcext:value-type="float">
            <text:p>8282.60869565217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/>
          <table:table-cell table:formula="of:=([.B386]/[.C$4])*100" office:value-type="float" office:value="83.0434782608696" calcext:value-type="float">
            <text:p>83.0434782608696</text:p>
          </table:table-cell>
          <table:table-cell table:formula="of:=[.D386]*100" office:value-type="float" office:value="8304.34782608696" calcext:value-type="float">
            <text:p>8304.34782608696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/>
          <table:table-cell table:formula="of:=([.B387]/[.C$4])*100" office:value-type="float" office:value="83.2608695652174" calcext:value-type="float">
            <text:p>83.2608695652174</text:p>
          </table:table-cell>
          <table:table-cell table:formula="of:=[.D387]*100" office:value-type="float" office:value="8326.08695652174" calcext:value-type="float">
            <text:p>8326.08695652174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/>
          <table:table-cell table:formula="of:=([.B388]/[.C$4])*100" office:value-type="float" office:value="83.4782608695652" calcext:value-type="float">
            <text:p>83.4782608695652</text:p>
          </table:table-cell>
          <table:table-cell table:formula="of:=[.D388]*100" office:value-type="float" office:value="8347.82608695652" calcext:value-type="float">
            <text:p>8347.82608695652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/>
          <table:table-cell table:formula="of:=([.B389]/[.C$4])*100" office:value-type="float" office:value="83.695652173913" calcext:value-type="float">
            <text:p>83.695652173913</text:p>
          </table:table-cell>
          <table:table-cell table:formula="of:=[.D389]*100" office:value-type="float" office:value="8369.5652173913" calcext:value-type="float">
            <text:p>8369.5652173913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/>
          <table:table-cell table:formula="of:=([.B390]/[.C$4])*100" office:value-type="float" office:value="83.9130434782609" calcext:value-type="float">
            <text:p>83.9130434782609</text:p>
          </table:table-cell>
          <table:table-cell table:formula="of:=[.D390]*100" office:value-type="float" office:value="8391.30434782609" calcext:value-type="float">
            <text:p>8391.30434782609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/>
          <table:table-cell table:formula="of:=([.B391]/[.C$4])*100" office:value-type="float" office:value="84.1304347826087" calcext:value-type="float">
            <text:p>84.1304347826087</text:p>
          </table:table-cell>
          <table:table-cell table:formula="of:=[.D391]*100" office:value-type="float" office:value="8413.04347826087" calcext:value-type="float">
            <text:p>8413.04347826087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/>
          <table:table-cell table:formula="of:=([.B392]/[.C$4])*100" office:value-type="float" office:value="84.3478260869565" calcext:value-type="float">
            <text:p>84.3478260869565</text:p>
          </table:table-cell>
          <table:table-cell table:formula="of:=[.D392]*100" office:value-type="float" office:value="8434.78260869565" calcext:value-type="float">
            <text:p>8434.78260869565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/>
          <table:table-cell table:formula="of:=([.B393]/[.C$4])*100" office:value-type="float" office:value="84.5652173913043" calcext:value-type="float">
            <text:p>84.5652173913043</text:p>
          </table:table-cell>
          <table:table-cell table:formula="of:=[.D393]*100" office:value-type="float" office:value="8456.52173913043" calcext:value-type="float">
            <text:p>8456.52173913043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/>
          <table:table-cell table:formula="of:=([.B394]/[.C$4])*100" office:value-type="float" office:value="84.7826086956522" calcext:value-type="float">
            <text:p>84.7826086956522</text:p>
          </table:table-cell>
          <table:table-cell table:formula="of:=[.D394]*100" office:value-type="float" office:value="8478.26086956522" calcext:value-type="float">
            <text:p>8478.26086956522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/>
          <table:table-cell table:formula="of:=([.B395]/[.C$4])*100" office:value-type="float" office:value="85" calcext:value-type="float">
            <text:p>85</text:p>
          </table:table-cell>
          <table:table-cell table:formula="of:=[.D395]*100" office:value-type="float" office:value="8500" calcext:value-type="float">
            <text:p>8500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/>
          <table:table-cell table:formula="of:=([.B396]/[.C$4])*100" office:value-type="float" office:value="85.2173913043478" calcext:value-type="float">
            <text:p>85.2173913043478</text:p>
          </table:table-cell>
          <table:table-cell table:formula="of:=[.D396]*100" office:value-type="float" office:value="8521.73913043478" calcext:value-type="float">
            <text:p>8521.73913043478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/>
          <table:table-cell table:formula="of:=([.B397]/[.C$4])*100" office:value-type="float" office:value="85.4347826086956" calcext:value-type="float">
            <text:p>85.4347826086956</text:p>
          </table:table-cell>
          <table:table-cell table:formula="of:=[.D397]*100" office:value-type="float" office:value="8543.47826086956" calcext:value-type="float">
            <text:p>8543.47826086956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/>
          <table:table-cell table:formula="of:=([.B398]/[.C$4])*100" office:value-type="float" office:value="85.6521739130435" calcext:value-type="float">
            <text:p>85.6521739130435</text:p>
          </table:table-cell>
          <table:table-cell table:formula="of:=[.D398]*100" office:value-type="float" office:value="8565.21739130435" calcext:value-type="float">
            <text:p>8565.21739130435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/>
          <table:table-cell table:formula="of:=([.B399]/[.C$4])*100" office:value-type="float" office:value="85.8695652173913" calcext:value-type="float">
            <text:p>85.8695652173913</text:p>
          </table:table-cell>
          <table:table-cell table:formula="of:=[.D399]*100" office:value-type="float" office:value="8586.95652173913" calcext:value-type="float">
            <text:p>8586.95652173913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/>
          <table:table-cell table:formula="of:=([.B400]/[.C$4])*100" office:value-type="float" office:value="86.0869565217391" calcext:value-type="float">
            <text:p>86.0869565217391</text:p>
          </table:table-cell>
          <table:table-cell table:formula="of:=[.D400]*100" office:value-type="float" office:value="8608.69565217391" calcext:value-type="float">
            <text:p>8608.69565217391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/>
          <table:table-cell table:formula="of:=([.B401]/[.C$4])*100" office:value-type="float" office:value="86.304347826087" calcext:value-type="float">
            <text:p>86.304347826087</text:p>
          </table:table-cell>
          <table:table-cell table:formula="of:=[.D401]*100" office:value-type="float" office:value="8630.4347826087" calcext:value-type="float">
            <text:p>8630.4347826087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/>
          <table:table-cell table:formula="of:=([.B402]/[.C$4])*100" office:value-type="float" office:value="86.5217391304348" calcext:value-type="float">
            <text:p>86.5217391304348</text:p>
          </table:table-cell>
          <table:table-cell table:formula="of:=[.D402]*100" office:value-type="float" office:value="8652.17391304348" calcext:value-type="float">
            <text:p>8652.17391304348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/>
          <table:table-cell table:formula="of:=([.B403]/[.C$4])*100" office:value-type="float" office:value="86.7391304347826" calcext:value-type="float">
            <text:p>86.7391304347826</text:p>
          </table:table-cell>
          <table:table-cell table:formula="of:=[.D403]*100" office:value-type="float" office:value="8673.91304347826" calcext:value-type="float">
            <text:p>8673.91304347826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/>
          <table:table-cell table:formula="of:=([.B404]/[.C$4])*100" office:value-type="float" office:value="86.9565217391304" calcext:value-type="float">
            <text:p>86.9565217391304</text:p>
          </table:table-cell>
          <table:table-cell table:formula="of:=[.D404]*100" office:value-type="float" office:value="8695.65217391305" calcext:value-type="float">
            <text:p>8695.65217391305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/>
          <table:table-cell table:formula="of:=([.B405]/[.C$4])*100" office:value-type="float" office:value="87.1739130434782" calcext:value-type="float">
            <text:p>87.1739130434782</text:p>
          </table:table-cell>
          <table:table-cell table:formula="of:=[.D405]*100" office:value-type="float" office:value="8717.39130434782" calcext:value-type="float">
            <text:p>8717.39130434782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/>
          <table:table-cell table:formula="of:=([.B406]/[.C$4])*100" office:value-type="float" office:value="87.3913043478261" calcext:value-type="float">
            <text:p>87.3913043478261</text:p>
          </table:table-cell>
          <table:table-cell table:formula="of:=[.D406]*100" office:value-type="float" office:value="8739.13043478261" calcext:value-type="float">
            <text:p>8739.13043478261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/>
          <table:table-cell table:formula="of:=([.B407]/[.C$4])*100" office:value-type="float" office:value="87.6086956521739" calcext:value-type="float">
            <text:p>87.6086956521739</text:p>
          </table:table-cell>
          <table:table-cell table:formula="of:=[.D407]*100" office:value-type="float" office:value="8760.86956521739" calcext:value-type="float">
            <text:p>8760.86956521739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/>
          <table:table-cell table:formula="of:=([.B408]/[.C$4])*100" office:value-type="float" office:value="87.8260869565218" calcext:value-type="float">
            <text:p>87.8260869565218</text:p>
          </table:table-cell>
          <table:table-cell table:formula="of:=[.D408]*100" office:value-type="float" office:value="8782.60869565218" calcext:value-type="float">
            <text:p>8782.60869565218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/>
          <table:table-cell table:formula="of:=([.B409]/[.C$4])*100" office:value-type="float" office:value="88.0434782608696" calcext:value-type="float">
            <text:p>88.0434782608696</text:p>
          </table:table-cell>
          <table:table-cell table:formula="of:=[.D409]*100" office:value-type="float" office:value="8804.34782608696" calcext:value-type="float">
            <text:p>8804.34782608696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/>
          <table:table-cell table:formula="of:=([.B410]/[.C$4])*100" office:value-type="float" office:value="88.2608695652174" calcext:value-type="float">
            <text:p>88.2608695652174</text:p>
          </table:table-cell>
          <table:table-cell table:formula="of:=[.D410]*100" office:value-type="float" office:value="8826.08695652174" calcext:value-type="float">
            <text:p>8826.08695652174</text:p>
          </table:table-cell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/>
          <table:table-cell table:formula="of:=([.B411]/[.C$4])*100" office:value-type="float" office:value="88.4782608695652" calcext:value-type="float">
            <text:p>88.4782608695652</text:p>
          </table:table-cell>
          <table:table-cell table:formula="of:=[.D411]*100" office:value-type="float" office:value="8847.82608695652" calcext:value-type="float">
            <text:p>8847.82608695652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/>
          <table:table-cell table:formula="of:=([.B412]/[.C$4])*100" office:value-type="float" office:value="88.695652173913" calcext:value-type="float">
            <text:p>88.695652173913</text:p>
          </table:table-cell>
          <table:table-cell table:formula="of:=[.D412]*100" office:value-type="float" office:value="8869.5652173913" calcext:value-type="float">
            <text:p>8869.5652173913</text:p>
          </table:table-cell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/>
          <table:table-cell table:formula="of:=([.B413]/[.C$4])*100" office:value-type="float" office:value="88.9130434782609" calcext:value-type="float">
            <text:p>88.9130434782609</text:p>
          </table:table-cell>
          <table:table-cell table:formula="of:=[.D413]*100" office:value-type="float" office:value="8891.30434782609" calcext:value-type="float">
            <text:p>8891.30434782609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/>
          <table:table-cell table:formula="of:=([.B414]/[.C$4])*100" office:value-type="float" office:value="89.1304347826087" calcext:value-type="float">
            <text:p>89.1304347826087</text:p>
          </table:table-cell>
          <table:table-cell table:formula="of:=[.D414]*100" office:value-type="float" office:value="8913.04347826087" calcext:value-type="float">
            <text:p>8913.04347826087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/>
          <table:table-cell table:formula="of:=([.B415]/[.C$4])*100" office:value-type="float" office:value="89.3478260869565" calcext:value-type="float">
            <text:p>89.3478260869565</text:p>
          </table:table-cell>
          <table:table-cell table:formula="of:=[.D415]*100" office:value-type="float" office:value="8934.78260869565" calcext:value-type="float">
            <text:p>8934.78260869565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/>
          <table:table-cell table:formula="of:=([.B416]/[.C$4])*100" office:value-type="float" office:value="89.5652173913044" calcext:value-type="float">
            <text:p>89.5652173913044</text:p>
          </table:table-cell>
          <table:table-cell table:formula="of:=[.D416]*100" office:value-type="float" office:value="8956.52173913044" calcext:value-type="float">
            <text:p>8956.52173913044</text:p>
          </table:table-cell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/>
          <table:table-cell table:formula="of:=([.B417]/[.C$4])*100" office:value-type="float" office:value="89.7826086956522" calcext:value-type="float">
            <text:p>89.7826086956522</text:p>
          </table:table-cell>
          <table:table-cell table:formula="of:=[.D417]*100" office:value-type="float" office:value="8978.26086956522" calcext:value-type="float">
            <text:p>8978.26086956522</text:p>
          </table:table-cell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/>
          <table:table-cell table:formula="of:=([.B418]/[.C$4])*100" office:value-type="float" office:value="90" calcext:value-type="float">
            <text:p>90</text:p>
          </table:table-cell>
          <table:table-cell table:formula="of:=[.D418]*100" office:value-type="float" office:value="9000" calcext:value-type="float">
            <text:p>9000</text:p>
          </table:table-cell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/>
          <table:table-cell table:formula="of:=([.B419]/[.C$4])*100" office:value-type="float" office:value="90.2173913043478" calcext:value-type="float">
            <text:p>90.2173913043478</text:p>
          </table:table-cell>
          <table:table-cell table:formula="of:=[.D419]*100" office:value-type="float" office:value="9021.73913043478" calcext:value-type="float">
            <text:p>9021.73913043478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/>
          <table:table-cell table:formula="of:=([.B420]/[.C$4])*100" office:value-type="float" office:value="90.4347826086957" calcext:value-type="float">
            <text:p>90.4347826086957</text:p>
          </table:table-cell>
          <table:table-cell table:formula="of:=[.D420]*100" office:value-type="float" office:value="9043.47826086957" calcext:value-type="float">
            <text:p>9043.47826086957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/>
          <table:table-cell table:formula="of:=([.B421]/[.C$4])*100" office:value-type="float" office:value="90.6521739130435" calcext:value-type="float">
            <text:p>90.6521739130435</text:p>
          </table:table-cell>
          <table:table-cell table:formula="of:=[.D421]*100" office:value-type="float" office:value="9065.21739130435" calcext:value-type="float">
            <text:p>9065.21739130435</text:p>
          </table:table-cell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/>
          <table:table-cell table:formula="of:=([.B422]/[.C$4])*100" office:value-type="float" office:value="90.8695652173913" calcext:value-type="float">
            <text:p>90.8695652173913</text:p>
          </table:table-cell>
          <table:table-cell table:formula="of:=[.D422]*100" office:value-type="float" office:value="9086.95652173913" calcext:value-type="float">
            <text:p>9086.95652173913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/>
          <table:table-cell table:formula="of:=([.B423]/[.C$4])*100" office:value-type="float" office:value="91.0869565217391" calcext:value-type="float">
            <text:p>91.0869565217391</text:p>
          </table:table-cell>
          <table:table-cell table:formula="of:=[.D423]*100" office:value-type="float" office:value="9108.69565217391" calcext:value-type="float">
            <text:p>9108.69565217391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/>
          <table:table-cell table:formula="of:=([.B424]/[.C$4])*100" office:value-type="float" office:value="91.304347826087" calcext:value-type="float">
            <text:p>91.304347826087</text:p>
          </table:table-cell>
          <table:table-cell table:formula="of:=[.D424]*100" office:value-type="float" office:value="9130.4347826087" calcext:value-type="float">
            <text:p>9130.4347826087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/>
          <table:table-cell table:formula="of:=([.B425]/[.C$4])*100" office:value-type="float" office:value="91.5217391304348" calcext:value-type="float">
            <text:p>91.5217391304348</text:p>
          </table:table-cell>
          <table:table-cell table:formula="of:=[.D425]*100" office:value-type="float" office:value="9152.17391304348" calcext:value-type="float">
            <text:p>9152.17391304348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/>
          <table:table-cell table:formula="of:=([.B426]/[.C$4])*100" office:value-type="float" office:value="91.7391304347826" calcext:value-type="float">
            <text:p>91.7391304347826</text:p>
          </table:table-cell>
          <table:table-cell table:formula="of:=[.D426]*100" office:value-type="float" office:value="9173.91304347826" calcext:value-type="float">
            <text:p>9173.91304347826</text:p>
          </table:table-cell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/>
          <table:table-cell table:formula="of:=([.B427]/[.C$4])*100" office:value-type="float" office:value="91.9565217391304" calcext:value-type="float">
            <text:p>91.9565217391304</text:p>
          </table:table-cell>
          <table:table-cell table:formula="of:=[.D427]*100" office:value-type="float" office:value="9195.65217391305" calcext:value-type="float">
            <text:p>9195.65217391305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/>
          <table:table-cell table:formula="of:=([.B428]/[.C$4])*100" office:value-type="float" office:value="92.1739130434783" calcext:value-type="float">
            <text:p>92.1739130434783</text:p>
          </table:table-cell>
          <table:table-cell table:formula="of:=[.D428]*100" office:value-type="float" office:value="9217.39130434783" calcext:value-type="float">
            <text:p>9217.39130434783</text:p>
          </table:table-cell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/>
          <table:table-cell table:formula="of:=([.B429]/[.C$4])*100" office:value-type="float" office:value="92.3913043478261" calcext:value-type="float">
            <text:p>92.3913043478261</text:p>
          </table:table-cell>
          <table:table-cell table:formula="of:=[.D429]*100" office:value-type="float" office:value="9239.13043478261" calcext:value-type="float">
            <text:p>9239.13043478261</text:p>
          </table:table-cell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/>
          <table:table-cell table:formula="of:=([.B430]/[.C$4])*100" office:value-type="float" office:value="92.6086956521739" calcext:value-type="float">
            <text:p>92.6086956521739</text:p>
          </table:table-cell>
          <table:table-cell table:formula="of:=[.D430]*100" office:value-type="float" office:value="9260.86956521739" calcext:value-type="float">
            <text:p>9260.86956521739</text:p>
          </table:table-cell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/>
          <table:table-cell table:formula="of:=([.B431]/[.C$4])*100" office:value-type="float" office:value="92.8260869565217" calcext:value-type="float">
            <text:p>92.8260869565217</text:p>
          </table:table-cell>
          <table:table-cell table:formula="of:=[.D431]*100" office:value-type="float" office:value="9282.60869565217" calcext:value-type="float">
            <text:p>9282.60869565217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/>
          <table:table-cell table:formula="of:=([.B432]/[.C$4])*100" office:value-type="float" office:value="93.0434782608696" calcext:value-type="float">
            <text:p>93.0434782608696</text:p>
          </table:table-cell>
          <table:table-cell table:formula="of:=[.D432]*100" office:value-type="float" office:value="9304.34782608696" calcext:value-type="float">
            <text:p>9304.34782608696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/>
          <table:table-cell table:formula="of:=([.B433]/[.C$4])*100" office:value-type="float" office:value="93.2608695652174" calcext:value-type="float">
            <text:p>93.2608695652174</text:p>
          </table:table-cell>
          <table:table-cell table:formula="of:=[.D433]*100" office:value-type="float" office:value="9326.08695652174" calcext:value-type="float">
            <text:p>9326.08695652174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/>
          <table:table-cell table:formula="of:=([.B434]/[.C$4])*100" office:value-type="float" office:value="93.4782608695652" calcext:value-type="float">
            <text:p>93.4782608695652</text:p>
          </table:table-cell>
          <table:table-cell table:formula="of:=[.D434]*100" office:value-type="float" office:value="9347.82608695652" calcext:value-type="float">
            <text:p>9347.82608695652</text:p>
          </table:table-cell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/>
          <table:table-cell table:formula="of:=([.B435]/[.C$4])*100" office:value-type="float" office:value="93.695652173913" calcext:value-type="float">
            <text:p>93.695652173913</text:p>
          </table:table-cell>
          <table:table-cell table:formula="of:=[.D435]*100" office:value-type="float" office:value="9369.5652173913" calcext:value-type="float">
            <text:p>9369.5652173913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/>
          <table:table-cell table:formula="of:=([.B436]/[.C$4])*100" office:value-type="float" office:value="93.9130434782609" calcext:value-type="float">
            <text:p>93.9130434782609</text:p>
          </table:table-cell>
          <table:table-cell table:formula="of:=[.D436]*100" office:value-type="float" office:value="9391.30434782609" calcext:value-type="float">
            <text:p>9391.30434782609</text:p>
          </table:table-cell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/>
          <table:table-cell table:formula="of:=([.B437]/[.C$4])*100" office:value-type="float" office:value="94.1304347826087" calcext:value-type="float">
            <text:p>94.1304347826087</text:p>
          </table:table-cell>
          <table:table-cell table:formula="of:=[.D437]*100" office:value-type="float" office:value="9413.04347826087" calcext:value-type="float">
            <text:p>9413.04347826087</text:p>
          </table:table-cell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/>
          <table:table-cell table:formula="of:=([.B438]/[.C$4])*100" office:value-type="float" office:value="94.3478260869565" calcext:value-type="float">
            <text:p>94.3478260869565</text:p>
          </table:table-cell>
          <table:table-cell table:formula="of:=[.D438]*100" office:value-type="float" office:value="9434.78260869565" calcext:value-type="float">
            <text:p>9434.78260869565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/>
          <table:table-cell table:formula="of:=([.B439]/[.C$4])*100" office:value-type="float" office:value="94.5652173913043" calcext:value-type="float">
            <text:p>94.5652173913043</text:p>
          </table:table-cell>
          <table:table-cell table:formula="of:=[.D439]*100" office:value-type="float" office:value="9456.52173913043" calcext:value-type="float">
            <text:p>9456.52173913043</text:p>
          </table:table-cell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/>
          <table:table-cell table:formula="of:=([.B440]/[.C$4])*100" office:value-type="float" office:value="94.7826086956522" calcext:value-type="float">
            <text:p>94.7826086956522</text:p>
          </table:table-cell>
          <table:table-cell table:formula="of:=[.D440]*100" office:value-type="float" office:value="9478.26086956522" calcext:value-type="float">
            <text:p>9478.26086956522</text:p>
          </table:table-cell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/>
          <table:table-cell table:formula="of:=([.B441]/[.C$4])*100" office:value-type="float" office:value="95" calcext:value-type="float">
            <text:p>95</text:p>
          </table:table-cell>
          <table:table-cell table:formula="of:=[.D441]*100" office:value-type="float" office:value="9500" calcext:value-type="float">
            <text:p>9500</text:p>
          </table:table-cell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/>
          <table:table-cell table:formula="of:=([.B442]/[.C$4])*100" office:value-type="float" office:value="95.2173913043478" calcext:value-type="float">
            <text:p>95.2173913043478</text:p>
          </table:table-cell>
          <table:table-cell table:formula="of:=[.D442]*100" office:value-type="float" office:value="9521.73913043478" calcext:value-type="float">
            <text:p>9521.73913043478</text:p>
          </table:table-cell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/>
          <table:table-cell table:formula="of:=([.B443]/[.C$4])*100" office:value-type="float" office:value="95.4347826086957" calcext:value-type="float">
            <text:p>95.4347826086957</text:p>
          </table:table-cell>
          <table:table-cell table:formula="of:=[.D443]*100" office:value-type="float" office:value="9543.47826086957" calcext:value-type="float">
            <text:p>9543.47826086957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/>
          <table:table-cell table:formula="of:=([.B444]/[.C$4])*100" office:value-type="float" office:value="95.6521739130435" calcext:value-type="float">
            <text:p>95.6521739130435</text:p>
          </table:table-cell>
          <table:table-cell table:formula="of:=[.D444]*100" office:value-type="float" office:value="9565.21739130435" calcext:value-type="float">
            <text:p>9565.21739130435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/>
          <table:table-cell table:formula="of:=([.B445]/[.C$4])*100" office:value-type="float" office:value="95.8695652173913" calcext:value-type="float">
            <text:p>95.8695652173913</text:p>
          </table:table-cell>
          <table:table-cell table:formula="of:=[.D445]*100" office:value-type="float" office:value="9586.95652173913" calcext:value-type="float">
            <text:p>9586.95652173913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/>
          <table:table-cell table:formula="of:=([.B446]/[.C$4])*100" office:value-type="float" office:value="96.0869565217391" calcext:value-type="float">
            <text:p>96.0869565217391</text:p>
          </table:table-cell>
          <table:table-cell table:formula="of:=[.D446]*100" office:value-type="float" office:value="9608.69565217391" calcext:value-type="float">
            <text:p>9608.69565217391</text:p>
          </table:table-cell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/>
          <table:table-cell table:formula="of:=([.B447]/[.C$4])*100" office:value-type="float" office:value="96.304347826087" calcext:value-type="float">
            <text:p>96.304347826087</text:p>
          </table:table-cell>
          <table:table-cell table:formula="of:=[.D447]*100" office:value-type="float" office:value="9630.4347826087" calcext:value-type="float">
            <text:p>9630.4347826087</text:p>
          </table:table-cell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/>
          <table:table-cell table:formula="of:=([.B448]/[.C$4])*100" office:value-type="float" office:value="96.5217391304348" calcext:value-type="float">
            <text:p>96.5217391304348</text:p>
          </table:table-cell>
          <table:table-cell table:formula="of:=[.D448]*100" office:value-type="float" office:value="9652.17391304348" calcext:value-type="float">
            <text:p>9652.17391304348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/>
          <table:table-cell table:formula="of:=([.B449]/[.C$4])*100" office:value-type="float" office:value="96.7391304347826" calcext:value-type="float">
            <text:p>96.7391304347826</text:p>
          </table:table-cell>
          <table:table-cell table:formula="of:=[.D449]*100" office:value-type="float" office:value="9673.91304347826" calcext:value-type="float">
            <text:p>9673.91304347826</text:p>
          </table:table-cell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/>
          <table:table-cell table:formula="of:=([.B450]/[.C$4])*100" office:value-type="float" office:value="96.9565217391304" calcext:value-type="float">
            <text:p>96.9565217391304</text:p>
          </table:table-cell>
          <table:table-cell table:formula="of:=[.D450]*100" office:value-type="float" office:value="9695.65217391305" calcext:value-type="float">
            <text:p>9695.65217391305</text:p>
          </table:table-cell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/>
          <table:table-cell table:formula="of:=([.B451]/[.C$4])*100" office:value-type="float" office:value="97.1739130434783" calcext:value-type="float">
            <text:p>97.1739130434783</text:p>
          </table:table-cell>
          <table:table-cell table:formula="of:=[.D451]*100" office:value-type="float" office:value="9717.39130434783" calcext:value-type="float">
            <text:p>9717.39130434783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/>
          <table:table-cell table:formula="of:=([.B452]/[.C$4])*100" office:value-type="float" office:value="97.3913043478261" calcext:value-type="float">
            <text:p>97.3913043478261</text:p>
          </table:table-cell>
          <table:table-cell table:formula="of:=[.D452]*100" office:value-type="float" office:value="9739.13043478261" calcext:value-type="float">
            <text:p>9739.13043478261</text:p>
          </table:table-cell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/>
          <table:table-cell table:formula="of:=([.B453]/[.C$4])*100" office:value-type="float" office:value="97.6086956521739" calcext:value-type="float">
            <text:p>97.6086956521739</text:p>
          </table:table-cell>
          <table:table-cell table:formula="of:=[.D453]*100" office:value-type="float" office:value="9760.86956521739" calcext:value-type="float">
            <text:p>9760.86956521739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/>
          <table:table-cell table:formula="of:=([.B454]/[.C$4])*100" office:value-type="float" office:value="97.8260869565217" calcext:value-type="float">
            <text:p>97.8260869565217</text:p>
          </table:table-cell>
          <table:table-cell table:formula="of:=[.D454]*100" office:value-type="float" office:value="9782.60869565217" calcext:value-type="float">
            <text:p>9782.60869565217</text:p>
          </table:table-cell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/>
          <table:table-cell table:formula="of:=([.B455]/[.C$4])*100" office:value-type="float" office:value="98.0434782608696" calcext:value-type="float">
            <text:p>98.0434782608696</text:p>
          </table:table-cell>
          <table:table-cell table:formula="of:=[.D455]*100" office:value-type="float" office:value="9804.34782608696" calcext:value-type="float">
            <text:p>9804.34782608696</text:p>
          </table:table-cell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/>
          <table:table-cell table:formula="of:=([.B456]/[.C$4])*100" office:value-type="float" office:value="98.2608695652174" calcext:value-type="float">
            <text:p>98.2608695652174</text:p>
          </table:table-cell>
          <table:table-cell table:formula="of:=[.D456]*100" office:value-type="float" office:value="9826.08695652174" calcext:value-type="float">
            <text:p>9826.08695652174</text:p>
          </table:table-cell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/>
          <table:table-cell table:formula="of:=([.B457]/[.C$4])*100" office:value-type="float" office:value="98.4782608695652" calcext:value-type="float">
            <text:p>98.4782608695652</text:p>
          </table:table-cell>
          <table:table-cell table:formula="of:=[.D457]*100" office:value-type="float" office:value="9847.82608695652" calcext:value-type="float">
            <text:p>9847.82608695652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/>
          <table:table-cell table:formula="of:=([.B458]/[.C$4])*100" office:value-type="float" office:value="98.695652173913" calcext:value-type="float">
            <text:p>98.695652173913</text:p>
          </table:table-cell>
          <table:table-cell table:formula="of:=[.D458]*100" office:value-type="float" office:value="9869.5652173913" calcext:value-type="float">
            <text:p>9869.5652173913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/>
          <table:table-cell table:formula="of:=([.B459]/[.C$4])*100" office:value-type="float" office:value="98.9130434782609" calcext:value-type="float">
            <text:p>98.9130434782609</text:p>
          </table:table-cell>
          <table:table-cell table:formula="of:=[.D459]*100" office:value-type="float" office:value="9891.30434782609" calcext:value-type="float">
            <text:p>9891.30434782609</text:p>
          </table:table-cell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/>
          <table:table-cell table:formula="of:=([.B460]/[.C$4])*100" office:value-type="float" office:value="99.1304347826087" calcext:value-type="float">
            <text:p>99.1304347826087</text:p>
          </table:table-cell>
          <table:table-cell table:formula="of:=[.D460]*100" office:value-type="float" office:value="9913.04347826087" calcext:value-type="float">
            <text:p>9913.04347826087</text:p>
          </table:table-cell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/>
          <table:table-cell table:formula="of:=([.B461]/[.C$4])*100" office:value-type="float" office:value="99.3478260869565" calcext:value-type="float">
            <text:p>99.3478260869565</text:p>
          </table:table-cell>
          <table:table-cell table:formula="of:=[.D461]*100" office:value-type="float" office:value="9934.78260869565" calcext:value-type="float">
            <text:p>9934.78260869565</text:p>
          </table:table-cell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/>
          <table:table-cell table:formula="of:=([.B462]/[.C$4])*100" office:value-type="float" office:value="99.5652173913043" calcext:value-type="float">
            <text:p>99.5652173913043</text:p>
          </table:table-cell>
          <table:table-cell table:formula="of:=[.D462]*100" office:value-type="float" office:value="9956.52173913043" calcext:value-type="float">
            <text:p>9956.52173913043</text:p>
          </table:table-cell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/>
          <table:table-cell table:formula="of:=([.B463]/[.C$4])*100" office:value-type="float" office:value="99.7826086956522" calcext:value-type="float">
            <text:p>99.7826086956522</text:p>
          </table:table-cell>
          <table:table-cell table:formula="of:=[.D463]*100" office:value-type="float" office:value="9978.26086956522" calcext:value-type="float">
            <text:p>9978.26086956522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/>
          <table:table-cell table:formula="of:=([.B464]/[.C$4])*100" office:value-type="float" office:value="100" calcext:value-type="float">
            <text:p>100</text:p>
          </table:table-cell>
          <table:table-cell table:formula="of:=[.D464]*100" office:value-type="float" office:value="10000" calcext:value-type="float">
            <text:p>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3T16:17:51.312000000</dc:date>
    <meta:editing-duration>PT1H53M32S</meta:editing-duration>
    <meta:editing-cycles>3</meta:editing-cycles>
    <meta:generator>LibreOffice/7.3.4.2$Windows_X86_64 LibreOffice_project/728fec16bd5f605073805c3c9e7c4212a0120dc5</meta:generator>
    <meta:document-statistic meta:table-count="2" meta:cell-count="1586" meta:object-count="0"/>
  </office:meta>
</office:document-meta>
</file>